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tmp" manifest:media-type="image/png"/>
  <manifest:file-entry manifest:full-path="media/image26.tmp" manifest:media-type="image/png"/>
  <manifest:file-entry manifest:full-path="media/image27.tmp" manifest:media-type="image/png"/>
  <manifest:file-entry manifest:full-path="media/image28.tmp" manifest:media-type="image/png"/>
  <manifest:file-entry manifest:full-path="media/image29.tmp" manifest:media-type="image/png"/>
  <manifest:file-entry manifest:full-path="media/image30.tmp" manifest:media-type="image/png"/>
  <manifest:file-entry manifest:full-path="media/image31.tmp" manifest:media-type="image/png"/>
  <manifest:file-entry manifest:full-path="media/image32.tmp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tmp" manifest:media-type="image/png"/>
  <manifest:file-entry manifest:full-path="media/image36.tmp" manifest:media-type="image/png"/>
  <manifest:file-entry manifest:full-path="media/image37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4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5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6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7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9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0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1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4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42">
      <style:graphic-properties draw:fill="none" draw:stroke="solid" svg:stroke-width="0.01389in" svg:stroke-color="#000000" svg:stroke-opacity="100%"/>
    </style:style>
    <style:style style:family="presentation" style:name="a3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14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55" style:parent-style-name="Graphics">
      <style:graphic-properties draw:fill="none" draw:stroke="none"/>
    </style:style>
    <style:style style:family="text" style:name="a34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4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53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7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2">
      <style:graphic-properties draw:fill="none" draw:stroke="solid" svg:stroke-width="0.01389in" svg:stroke-color="#000000" svg:stroke-opacity="100%"/>
    </style:style>
    <style:style style:family="text" style:name="a27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16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4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0" style:parent-style-name="Graphics">
      <style:graphic-properties draw:fill="none" fo:clip="rect(0in, 0in, 4.02212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317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6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77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8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1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5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86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3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3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6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7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138">
      <style:table-properties style:writing-mode="lr-tb"/>
    </style:style>
    <style:style style:family="table-column" style:name="a1139">
      <style:table-column-properties style:column-width="1.51399in"/>
    </style:style>
    <style:style style:family="text" style:name="a144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40">
      <style:table-column-properties style:column-width="2.97807in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row" style:name="a1141">
      <style:table-row-properties style:row-height="0.40556in"/>
    </style:style>
    <style:style style:family="graphic" style:name="a1759" style:parent-style-name="Graphics">
      <style:graphic-properties draw:fill="none" fo:clip="rect(0in, 0in, 2.55284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1142">
      <style:text-properties fo:font-size="0.30556in" style:font-size-asian="0.30556in" style:font-size-complex="0.30556in" fo:language="en" fo:country="GB"/>
    </style:style>
    <style:style style:family="paragraph" style:name="a1143">
      <style:paragraph-properties fo:text-align="center"/>
    </style:style>
    <style:style style:family="table-cell" style:name="a114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46">
      <style:text-properties fo:font-size="0.30556in" style:font-size-asian="0.30556in" style:font-size-complex="0.30556in" fo:language="en" fo:country="GB"/>
    </style:style>
    <style:style style:family="paragraph" style:name="a1147">
      <style:paragraph-properties fo:text-align="center"/>
    </style:style>
    <style:style style:family="table-cell" style:name="a11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50">
      <style:table-row-properties style:row-height="0.40556in"/>
    </style:style>
    <style:style style:family="text" style:name="a17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size="0.30556in" style:font-size-asian="0.30556in" style:font-size-complex="0.30556in" fo:language="en" fo:country="GB" fo:font-weight="normal" style:font-weight-asian="normal" style:font-weight-complex="normal"/>
    </style:style>
    <style:style style:family="text" style:name="a176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text-align="center"/>
    </style:style>
    <style:style style:family="table-cell" style:name="a115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size="0.30556in" style:font-size-asian="0.30556in" style:font-size-complex="0.30556in" fo:language="en" fo:country="GB"/>
    </style:style>
    <style:style style:family="paragraph" style:name="a1156">
      <style:paragraph-properties/>
    </style:style>
    <style:style style:family="table-cell" style:name="a11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59">
      <style:table-row-properties style:row-height="0.40556in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60">
      <style:text-properties fo:font-size="0.30556in" style:font-size-asian="0.30556in" style:font-size-complex="0.30556in" fo:language="en" fo:country="GB" fo:font-weight="normal" style:font-weight-asian="normal" style:font-weight-complex="normal"/>
    </style:style>
    <style:style style:family="drawing-page" style:name="a1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1">
      <style:paragraph-properties fo:text-align="center"/>
    </style:style>
    <style:style style:family="text" style:name="a17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6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64">
      <style:text-properties fo:font-size="0.30556in" style:font-size-asian="0.30556in" style:font-size-complex="0.30556in" fo:language="en" fo:country="GB"/>
    </style:style>
    <style:style style:family="paragraph" style:name="a1165">
      <style:paragraph-properties/>
    </style:style>
    <style:style style:family="table-cell" style:name="a11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68">
      <style:table-row-properties style:row-height="0.40556in"/>
    </style:style>
    <style:style style:family="text" style:name="a1169">
      <style:text-properties fo:font-size="0.30556in" style:font-size-asian="0.30556in" style:font-size-complex="0.30556in" fo:language="en" fo:country="GB" fo:font-weight="normal" style:font-weight-asian="normal" style:font-weight-complex="normal"/>
    </style:style>
    <style:style style:family="graphic" style:name="a1470" style:parent-style-name="Graphics">
      <style:graphic-properties draw:fill="none" fo:clip="rect(0in, 0in, 2.73476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text-align="center"/>
    </style:style>
    <style:style style:family="graphic" style:name="a178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73">
      <style:text-properties fo:font-size="0.30556in" style:font-size-asian="0.30556in" style:font-size-complex="0.30556in" fo:language="en" fo:country="GB"/>
    </style:style>
    <style:style style:family="paragraph" style:name="a1174">
      <style:paragraph-properties/>
    </style:style>
    <style:style style:family="table-cell" style:name="a117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77">
      <style:table-row-properties style:row-height="0.40556in"/>
    </style:style>
    <style:style style:family="text" style:name="a1178">
      <style:text-properties fo:font-size="0.30556in" style:font-size-asian="0.30556in" style:font-size-complex="0.30556in" fo:language="en" fo:country="GB" fo:font-weight="normal" style:font-weight-asian="normal" style:font-weight-complex="normal"/>
    </style:style>
    <style:style style:family="paragraph" style:name="a1179">
      <style:paragraph-properties fo:text-align="center"/>
    </style:style>
    <style:style style:family="text" style:name="a148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9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size="0.30556in" style:font-size-asian="0.30556in" style:font-size-complex="0.30556in" fo:language="en" fo:country="GB"/>
    </style:style>
    <style:style style:family="paragraph" style:name="a1183">
      <style:paragraph-properties/>
    </style:style>
    <style:style style:family="table-cell" style:name="a11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86">
      <style:table-row-properties style:row-height="0.40556in"/>
    </style:style>
    <style:style style:family="text" style:name="a1187">
      <style:text-properties fo:font-size="0.30556in" style:font-size-asian="0.30556in" style:font-size-complex="0.30556in" fo:language="en" fo:country="GB" fo:font-weight="normal" style:font-weight-asian="normal" style:font-weight-complex="normal"/>
    </style:style>
    <style:style style:family="paragraph" style:name="a1188">
      <style:paragraph-properties fo:text-align="center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91">
      <style:text-properties fo:font-size="0.30556in" style:font-size-asian="0.30556in" style:font-size-complex="0.30556in" fo:language="en" fo:country="GB"/>
    </style:style>
    <style:style style:family="paragraph" style:name="a1192">
      <style:paragraph-properties/>
    </style:style>
    <style:style style:family="table-cell" style:name="a119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95">
      <style:table-row-properties style:row-height="0.40556in"/>
    </style:style>
    <style:style style:family="text" style:name="a1196">
      <style:text-properties fo:font-size="0.30556in" style:font-size-asian="0.30556in" style:font-size-complex="0.30556in" fo:language="en" fo:country="GB" fo:font-weight="normal" style:font-weight-asian="normal" style:font-weight-complex="normal"/>
    </style:style>
    <style:style style:family="paragraph" style:name="a1197">
      <style:paragraph-properties fo:text-align="center"/>
    </style:style>
    <style:style style:family="table-cell" style:name="a119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3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0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Bahnschrift SemiBold Condensed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07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Mistral" style:font-family-generic="scrip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6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7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1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242" style:parent-style-name="Graphics">
      <style:graphic-properties draw:fill="none" fo:clip="rect(0in, 0in, 2.38249in, 0in)" draw:stroke="none"/>
    </style:style>
    <style:style style:family="text" style:name="a32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3246">
      <style:graphic-properties draw:fill="none" draw:stroke="solid" svg:stroke-width="0.01389in" svg:stroke-color="#000000" svg:stroke-opacity="100%"/>
    </style:style>
    <style:style style:family="presentation" style:name="a3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53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58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811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7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2529" style:parent-style-name="Graphics">
      <style:graphic-properties draw:fill="none" fo:clip="rect(0in, 0in, 3.99909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28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8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2" style:parent-style-name="Graphics">
      <style:graphic-properties draw:fill="none" fo:clip="rect(0in, 0in, 4.05559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2223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0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1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255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61" style:parent-style-name="Graphics">
      <style:graphic-properties draw:fill="none" draw:stroke="none"/>
    </style:style>
    <style:style style:family="text" style:name="a18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size="0.30556in" style:font-size-asian="0.30556in" style:font-size-complex="0.30556in" fo:language="en" fo:country="GB"/>
    </style:style>
    <style:style style:family="text" style:name="a18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/>
    </style:style>
    <style:style style:family="text" style:name="a181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88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04">
      <style:table-properties style:writing-mode="lr-tb"/>
    </style:style>
    <style:style style:family="text" style:name="a28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05">
      <style:table-column-properties style:column-width="2.24603in"/>
    </style:style>
    <style:style style:family="paragraph" style:name="a2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06">
      <style:table-column-properties style:column-width="2.24603in"/>
    </style:style>
    <style:style style:family="text" style:name="a28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07">
      <style:table-row-properties style:row-height="0.40556in"/>
    </style:style>
    <style:style style:family="paragraph" style:name="a2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language="en" fo:country="GB"/>
    </style:style>
    <style:style style:family="text" style:name="a28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text-align="center"/>
    </style:style>
    <style:style style:family="text" style:name="a288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8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2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language="en" fo:country="GB"/>
    </style:style>
    <style:style style:family="paragraph" style:name="a1213">
      <style:paragraph-properties fo:text-align="center"/>
    </style:style>
    <style:style style:family="text" style:name="a289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8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6">
      <style:table-row-properties style:row-height="0.40556in"/>
    </style:style>
    <style:style style:family="text" style:name="a28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language="en" fo:country="GB"/>
    </style:style>
    <style:style style:family="text" style:name="a289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text-align="center"/>
    </style:style>
    <style:style style:family="text" style:name="a28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language="en" fo:country="GB"/>
    </style:style>
    <style:style style:family="text" style:name="a183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text-align="center"/>
    </style:style>
    <style:style style:family="table-cell" style:name="a122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225">
      <style:table-row-properties style:row-height="0.40556in"/>
    </style:style>
    <style:style style:family="text" style:name="a1226">
      <style:text-properties fo:language="en" fo:country="GB"/>
    </style:style>
    <style:style style:family="paragraph" style:name="a1227">
      <style:paragraph-properties fo:text-align="center"/>
    </style:style>
    <style:style style:family="table-cell" style:name="a122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2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language="en" fo:country="GB"/>
    </style:style>
    <style:style style:family="text" style:name="a18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text-align="center"/>
    </style:style>
    <style:style style:family="text" style:name="a184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draw:stroke="none"/>
    </style:style>
    <style:style style:family="text" style:name="a185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63592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solid" draw:fill-color="#d600d6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solid" draw:fill-color="#70ad47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70ad47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 style:parent-style-name="Graphics">
      <style:graphic-properties draw:fill="none" fo:clip="rect(0in, 0in, 3.31381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89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draw:stroke="none"/>
    </style:style>
    <style:style style:family="text" style:name="a12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bc2b" style:text-line-through-type="none" style:text-line-through-style="none" style:text-line-through-width="auto" style:text-line-through-color="font-color" style:text-position="0% 100%" fo:font-family="Segoe UI Black" style:font-family-asian="Segoe UI Black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bc2b" style:text-line-through-type="none" style:text-line-through-style="none" style:text-line-through-width="auto" style:text-line-through-color="font-color" style:text-position="0% 100%" fo:font-family="Segoe UI Black" style:font-family-asian="Segoe UI Black" style:font-family-generic="swiss" style:font-family-generic-asian="swiss" style:font-pitch="variable" style:font-pitch-asian="variable" fo:font-size="0.66667in" style:font-size-asian="0.66667in" style:font-size-complex="0.66667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draw:stroke="non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 style:parent-style-name="Graphics">
      <style:graphic-properties draw:fill="none" draw:stroke="none"/>
    </style:style>
    <style:style style:family="text" style:name="a883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graphic" style:name="a887" style:parent-style-name="Graphics">
      <style:graphic-properties draw:fill="none" draw:stroke="none"/>
    </style:style>
    <style:style style:family="graphic" style:name="a888" style:parent-style-name="Graphics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graphic" style:name="a890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graphic" style:name="a892" style:parent-style-name="Graphics">
      <style:graphic-properties draw:fill="none" draw:stroke="none"/>
    </style:style>
    <style:style style:family="graphic" style:name="a893" style:parent-style-name="Graphics">
      <style:graphic-properties draw:fill="none" draw:stroke="none"/>
    </style:style>
    <style:style style:family="graphic" style:name="a894" style:parent-style-name="Graphics">
      <style:graphic-properties draw:fill="none" draw:stroke="none"/>
    </style:style>
    <style:style style:family="graphic" style:name="a895" style:parent-style-name="Graphics">
      <style:graphic-properties draw:fill="none" fo:clip="rect(0.55196in, 1.28213in, 0.65771in, 1.26115in)" draw:stroke="none"/>
    </style:style>
    <style:style style:family="graphic" style:name="a896" style:parent-style-name="Graphics">
      <style:graphic-properties draw:fill="none" draw:stroke="none"/>
    </style:style>
    <style:style style:family="graphic" style:name="a897" style:parent-style-name="Graphics">
      <style:graphic-properties draw:fill="none" draw:stroke="none"/>
    </style:style>
    <style:style style:family="graphic" style:name="a898" style:parent-style-name="Graphics">
      <style:graphic-properties draw:fill="none" draw:stroke="none"/>
    </style:style>
    <style:style style:family="graphic" style:name="a899" style:parent-style-name="Graphics">
      <style:graphic-properties draw:fill="none" draw:stroke="none"/>
    </style:style>
    <style:style style:family="text" style:name="a33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7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6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1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2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0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1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6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3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5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47" style:parent-style-name="Graphics">
      <style:graphic-properties draw:fill="none" fo:clip="rect(0in, 0in, 2.46814in, 0in)" draw:stroke="none"/>
    </style:style>
    <style:style style:family="text" style:name="a33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041" style:parent-style-name="Graphics">
      <style:graphic-properties draw:fill="none" fo:clip="rect(0in, 1.08362in, 1.80872in, 0in)" draw:stroke="none"/>
    </style:style>
    <style:style style:family="text" style:name="a3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304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3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3354">
      <style:graphic-properties draw:fill="none" draw:stroke="solid" svg:stroke-width="0.01389in" svg:stroke-color="#000000" svg:stroke-opacity="100%"/>
    </style:style>
    <style:style style:family="presentation" style:name="a3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0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6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3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61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60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366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6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5" style:parent-style-name="Graphics">
      <style:graphic-properties draw:fill="none" draw:stroke="none"/>
    </style:style>
    <style:style style:family="text" style:name="a30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0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7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2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6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7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078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9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5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6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8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9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63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294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5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97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9" style:parent-style-name="Graphics">
      <style:graphic-properties draw:fill="none" fo:clip="rect(0in, 0in, 3.95484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29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2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6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9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9" style:parent-style-name="Graphics">
      <style:graphic-properties draw:fill="none" fo:clip="rect(0in, 0in, 2.73476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10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0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99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8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text" style:name="a26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 style:parent-style-name="Graphics">
      <style:graphic-properties draw:fill="none" draw:stroke="none"/>
    </style:style>
    <style:style style:family="text" style:name="a269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solid" draw:fill-color="#c01a16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Bahnschrift SemiBold Condensed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d600d6" style:text-line-through-type="none" style:text-line-through-style="none" style:text-line-through-width="auto" style:text-line-through-color="font-color" style:text-position="0% 100%" fo:font-family="Mistral" style:font-family-generic="scrip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99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 style:parent-style-name="Graphics">
      <style:graphic-properties draw:fill="none" draw:stroke="none"/>
    </style:style>
    <style:style style:family="text" style:name="a13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cc66e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395682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text" style:name="a971">
      <style:text-properties fo:font-variant="normal" fo:text-transform="none" fo:color="#5b5d6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7f84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2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75"/>
    <text:list-style style:name="a1232"/>
    <text:list-style style:name="a94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8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44"/>
    <text:list-style style:name="a1202"/>
    <text:list-style style:name="a1148"/>
    <text:list-style style:name="a1193"/>
    <text:list-style style:name="a962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98"/>
    <text:list-style style:name="a1162"/>
    <text:list-style style:name="a1166"/>
    <text:list-style style:name="a1223"/>
    <text:list-style style:name="a93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28"/>
    <text:list-style style:name="a1180"/>
    <text:list-style style:name="a1184"/>
    <text:list-style style:name="a956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89"/>
    <text:list-style style:name="a1210"/>
    <text:list-style style:name="a1153"/>
    <text:list-style style:name="a95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14"/>
    <text:list-style style:name="a1157"/>
    <text:list-style style:name="a1219"/>
    <text:list-style style:name="a1171"/>
  </office:automatic-styles>
  <office:body>
    <office:presentation>
      <draw:page draw:name="Slide2" draw:style-name="a820" draw:master-page-name="Master1-Layout7-blank-Blank" presentation:presentation-page-layout-name="Master1-PPL7" draw:id="Slide-257">
        <draw:g draw:name="Group 6" draw:id="id69">
          <svg:title/>
          <svg:desc/>
          <draw:frame draw:id="id70" draw:style-name="a821" draw:name="Picture 2" svg:x="7.93225in" svg:y="2.61364in" svg:width="2.27273in" svg:height="2.27273in" style:rel-width="scale" style:rel-height="scale">
            <draw:image xlink:href="media/image1.png" xlink:type="simple" xlink:show="embed" xlink:actuate="onLoad"/>
            <svg:title/>
            <svg:desc/>
          </draw:frame>
          <draw:frame draw:id="id71" draw:style-name="a824" draw:name="TextBox 3" svg:x="3.12836in" svg:y="3.24511in" svg:width="4.92727in" svg:height="1.00977in">
            <draw:text-box>
              <text:p text:style-name="a823" text:class-names="" text:cond-style-name=""><text:span text:style-name="a822" text:class-names="">Program in</text:span></text:p>
            </draw:text-box>
            <svg:title/>
            <svg:desc/>
          </draw:frame>
        </draw:g>
      </draw:page>
      <draw:page draw:name="Slide3" draw:style-name="a825" draw:master-page-name="Master1-Layout7-blank-Blank" presentation:presentation-page-layout-name="Master1-PPL7" draw:id="Slide-258">
        <draw:frame draw:id="id73" draw:style-name="a828" draw:name="TextBox 6" svg:x="1.8343in" svg:y="1.90851in" svg:width="1.94348in" svg:height="0.52171in">
          <draw:text-box>
            <text:p text:style-name="a827" text:class-names="" text:cond-style-name="" text:id="id72"><text:span text:style-name="a826" text:class-names="">Basic of C</text:span></text:p>
          </draw:text-box>
          <svg:title/>
          <svg:desc/>
        </draw:frame>
        <draw:frame draw:id="id75" draw:style-name="a831" draw:name="TextBox 9" svg:x="1.8343in" svg:y="2.56485in" svg:width="3.91173in" svg:height="0.52171in">
          <draw:text-box>
            <text:p text:style-name="a830" text:class-names="" text:cond-style-name="" text:id="id74"><text:span text:style-name="a829" text:class-names="">Variables &amp; Data Types<text:s text:c="1"/></text:span></text:p>
          </draw:text-box>
          <svg:title/>
          <svg:desc/>
        </draw:frame>
        <draw:frame draw:id="id77" draw:style-name="a834" draw:name="TextBox 11" svg:x="1.8343in" svg:y="3.22829in" svg:width="4.22919in" svg:height="0.52171in">
          <draw:text-box>
            <text:p text:style-name="a833" text:class-names="" text:cond-style-name="" text:id="id76"><text:span text:style-name="a832" text:class-names="">Input / Output Statements<text:s text:c="1"/></text:span></text:p>
          </draw:text-box>
          <svg:title/>
          <svg:desc/>
        </draw:frame>
        <draw:frame draw:id="id79" draw:style-name="a837" draw:name="TextBox 13" svg:x="1.8343in" svg:y="3.8879in" svg:width="3.06494in" svg:height="0.52171in">
          <draw:text-box>
            <text:p text:style-name="a836" text:class-names="" text:cond-style-name="" text:id="id78"><text:span text:style-name="a835" text:class-names="">Types of Operator<text:s text:c="1"/></text:span></text:p>
          </draw:text-box>
          <svg:title/>
          <svg:desc/>
        </draw:frame>
        <draw:frame draw:id="id81" draw:style-name="a840" draw:name="TextBox 14" svg:x="1.8343in" svg:y="4.54752in" svg:width="4.80615in" svg:height="0.52171in">
          <draw:text-box>
            <text:p text:style-name="a839" text:class-names="" text:cond-style-name="" text:id="id80"><text:span text:style-name="a838" text:class-names="">Decision making Statements<text:s text:c="1"/></text:span></text:p>
          </draw:text-box>
          <svg:title/>
          <svg:desc/>
        </draw:frame>
        <draw:frame draw:id="id83" draw:style-name="a843" draw:name="TextBox 15" svg:x="1.8343in" svg:y="5.20713in" svg:width="3.24506in" svg:height="0.52171in">
          <draw:text-box>
            <text:p text:style-name="a842" text:class-names="" text:cond-style-name="" text:id="id82"><text:span text:style-name="a841" text:class-names="">Switch Statements<text:s text:c="1"/></text:span></text:p>
          </draw:text-box>
          <svg:title/>
          <svg:desc/>
        </draw:frame>
        <draw:frame draw:id="id85" draw:style-name="a846" draw:name="TextBox 16" svg:x="1.8343in" svg:y="5.86674in" svg:width="3.37205in" svg:height="0.52171in">
          <draw:text-box>
            <text:p text:style-name="a845" text:class-names="" text:cond-style-name="" text:id="id84"><text:span text:style-name="a844" text:class-names="">Looping Statements<text:s text:c="1"/></text:span></text:p>
          </draw:text-box>
          <svg:title/>
          <svg:desc/>
        </draw:frame>
        <draw:frame draw:id="id87" draw:style-name="a849" draw:name="TextBox 17" svg:x="7.09524in" svg:y="1.90851in" svg:width="4.40379in" svg:height="0.52171in">
          <draw:text-box>
            <text:p text:style-name="a848" text:class-names="" text:cond-style-name="" text:id="id86"><text:span text:style-name="a847" text:class-names="">Array &amp; Dimensional array <text:s text:c="1"/></text:span></text:p>
          </draw:text-box>
          <svg:title/>
          <svg:desc/>
        </draw:frame>
        <draw:frame draw:id="id89" draw:style-name="a852" draw:name="TextBox 18" svg:x="8.4341in" svg:y="2.56485in" svg:width="3.06494in" svg:height="0.52171in">
          <draw:text-box>
            <text:p text:style-name="a851" text:class-names="" text:cond-style-name="" text:id="id88"><text:span text:style-name="a850" text:class-names="">Strings &amp; Methods <text:s text:c="1"/></text:span></text:p>
          </draw:text-box>
          <svg:title/>
          <svg:desc/>
        </draw:frame>
        <draw:frame draw:id="id91" draw:style-name="a855" draw:name="TextBox 19" svg:x="7.57143in" svg:y="3.22829in" svg:width="3.9276in" svg:height="0.52171in">
          <draw:text-box>
            <text:p text:style-name="a854" text:class-names="" text:cond-style-name="" text:id="id90"><text:span text:style-name="a853" text:class-names="">Functions &amp; Arguments</text:span></text:p>
          </draw:text-box>
          <svg:title/>
          <svg:desc/>
        </draw:frame>
        <draw:frame draw:id="id93" draw:style-name="a858" draw:name="TextBox 20" svg:x="9.92304in" svg:y="3.8879in" svg:width="1.57599in" svg:height="0.52171in">
          <draw:text-box>
            <text:p text:style-name="a857" text:class-names="" text:cond-style-name="" text:id="id92"><text:span text:style-name="a856" text:class-names="">Pointers</text:span></text:p>
          </draw:text-box>
          <svg:title/>
          <svg:desc/>
        </draw:frame>
        <draw:frame draw:id="id95" draw:style-name="a861" draw:name="TextBox 21" svg:x="9.63492in" svg:y="4.54752in" svg:width="1.86411in" svg:height="0.52171in">
          <draw:text-box>
            <text:p text:style-name="a860" text:class-names="" text:cond-style-name="" text:id="id94"><text:span text:style-name="a859" text:class-names="">Structures</text:span></text:p>
          </draw:text-box>
          <svg:title/>
          <svg:desc/>
        </draw:frame>
        <draw:frame draw:id="id96" draw:style-name="a866" draw:name="TextBox 17" svg:x="2.96825in" svg:y="0.44755in" svg:width="6.66667in" svg:height="0.70684in">
          <draw:text-box>
            <text:p text:style-name="a865" text:class-names="" text:cond-style-name=""><text:span text:style-name="a862" text:class-names="">Previous</text:span><text:span text:style-name="a863" text:class-names=""><text:s text:c="1"/>Classes</text:span><text:span text:style-name="a86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0.5s"/>
                </anim:par>
              </anim:par>
            </anim:par>
          </anim:seq>
        </anim:par>
      </draw:page>
      <draw:page draw:name="Slide4" draw:style-name="a867" draw:master-page-name="Master1-Layout7-blank-Blank" presentation:presentation-page-layout-name="Master1-PPL7" draw:id="Slide-259">
        <draw:g draw:name="Group 4" draw:id="id97">
          <svg:title/>
          <svg:desc/>
          <draw:frame draw:id="id98" draw:style-name="a868" draw:name="Graphic 2" svg:x="3.43651in" svg:y="2.78572in" svg:width="1.92857in" svg:height="1.92857in" style:rel-width="scale" style:rel-height="scale">
            <draw:image xlink:href="media/image2.svg" xlink:type="simple" xlink:show="embed" xlink:actuate="onLoad"/>
            <svg:title/>
            <svg:desc>Document</svg:desc>
          </draw:frame>
          <draw:frame draw:id="id99" draw:style-name="a871" draw:name="TextBox 3" svg:x="5.24603in" svg:y="2.8917in" svg:width="6.26984in" svg:height="1.7166in">
            <draw:text-box>
              <text:p text:style-name="a870" text:class-names="" text:cond-style-name=""><text:span text:style-name="a869" text:class-names="">File Management</text:span></text:p>
            </draw:text-box>
            <svg:title/>
            <svg:desc/>
          </draw:frame>
        </draw:g>
      </draw:page>
      <draw:page draw:name="Slide8" draw:style-name="a872" draw:master-page-name="Master1-Layout7-blank-Blank" presentation:presentation-page-layout-name="Master1-PPL7" draw:id="Slide-263">
        <draw:g draw:name="Group 5" draw:id="id100">
          <svg:title/>
          <svg:desc/>
          <draw:frame draw:id="id102" draw:style-name="a877" draw:name="Picture 2" svg:x="1.14928in" svg:y="2.59678in" svg:width="2.87787in" svg:height="2.87787in" style:rel-width="scale" style:rel-height="scale">
            <draw:image xlink:href="media/image3.png" xlink:type="simple" xlink:show="embed" xlink:actuate="onLoad"/>
            <svg:title/>
            <svg:desc/>
          </draw:frame>
          <draw:frame draw:id="id103" draw:style-name="a880" draw:name="TextBox 3" svg:x="4.7802in" svg:y="2.68097in" svg:width="7.40385in" svg:height="2.79368in">
            <draw:text-box>
              <text:p text:style-name="a879" text:class-names="" text:cond-style-name=""><text:span text:style-name="a878" text:class-names="">A file a container in a computer system that stores data, information, settings, or commands, which are used with a computer program.</text:span></text:p>
            </draw:text-box>
            <svg:title/>
            <svg:desc/>
          </draw:frame>
        </draw:g>
        <draw:frame draw:id="id101" draw:style-name="a876" draw:name="TextBox 4" svg:x="4.96635in" svg:y="0.95439in" svg:width="3.40064in" svg:height="0.90879in">
          <draw:text-box>
            <text:p text:style-name="a875" text:class-names="" text:cond-style-name=""><text:span text:style-name="a873" text:class-names="">FILES</text:span><text:span text:style-name="a874" text:class-names=""/></text:p>
          </draw:text-box>
          <svg:title/>
          <svg:desc/>
        </draw:frame>
      </draw:page>
      <draw:page draw:name="Slide7" draw:style-name="a881" draw:master-page-name="Master1-Layout7-blank-Blank" presentation:presentation-page-layout-name="Master1-PPL7" draw:id="Slide-262">
        <draw:g draw:name="Group 51" draw:id="id104">
          <svg:title/>
          <svg:desc/>
          <draw:frame draw:id="id120" draw:style-name="a897" draw:name="Picture 18" svg:x="4.24307in" svg:y="3.59385in" svg:width="1.40488in" svg:height="1.1811in" style:rel-width="scale" style:rel-height="scale">
            <draw:image xlink:href="media/image4.png" xlink:type="simple" xlink:show="embed" xlink:actuate="onLoad"/>
            <svg:title/>
            <svg:desc/>
          </draw:frame>
          <draw:frame draw:id="id121" draw:style-name="a898" draw:name="Picture 20" svg:x="1.38631in" svg:y="3.56901in" svg:width="1.40488in" svg:height="1.1811in" style:rel-width="scale" style:rel-height="scale">
            <draw:image xlink:href="media/image5.png" xlink:type="simple" xlink:show="embed" xlink:actuate="onLoad"/>
            <svg:title/>
            <svg:desc/>
          </draw:frame>
          <draw:frame draw:id="id122" draw:style-name="a899" draw:name="Picture 22" svg:x="2.78855in" svg:y="3.59385in" svg:width="1.40488in" svg:height="1.1811in" style:rel-width="scale" style:rel-height="scale">
            <draw:image xlink:href="media/image6.png" xlink:type="simple" xlink:show="embed" xlink:actuate="onLoad"/>
            <svg:title/>
            <svg:desc/>
          </draw:frame>
          <draw:frame draw:id="id123" draw:style-name="a900" draw:name="Picture 24" svg:x="5.58927in" svg:y="3.60059in" svg:width="1.40488in" svg:height="1.1811in" style:rel-width="scale" style:rel-height="scale">
            <draw:image xlink:href="media/image7.png" xlink:type="simple" xlink:show="embed" xlink:actuate="onLoad"/>
            <svg:title/>
            <svg:desc/>
          </draw:frame>
          <draw:frame draw:id="id124" draw:style-name="a901" draw:name="Picture 26" svg:x="6.98512in" svg:y="3.60733in" svg:width="1.40488in" svg:height="1.1811in" style:rel-width="scale" style:rel-height="scale">
            <draw:image xlink:href="media/image8.png" xlink:type="simple" xlink:show="embed" xlink:actuate="onLoad"/>
            <svg:title/>
            <svg:desc/>
          </draw:frame>
        </draw:g>
        <draw:frame draw:id="id105" draw:style-name="a882" draw:name="Picture 43" svg:x="8.3885in" svg:y="2.00757in" svg:width="4.55482in" svg:height="4.55482in" style:rel-width="scale" style:rel-height="scale">
          <draw:image xlink:href="media/image9.png" xlink:type="simple" xlink:show="embed" xlink:actuate="onLoad"/>
          <svg:title/>
          <svg:desc/>
        </draw:frame>
        <draw:g draw:name="Group 50" draw:id="id106">
          <svg:title/>
          <svg:desc/>
          <draw:frame draw:id="id114" draw:style-name="a891" draw:name="Picture 4" svg:x="1.44571in" svg:y="2.00757in" svg:width="1.1811in" svg:height="1.1811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15" draw:style-name="a892" draw:name="Picture 12" svg:x="6.03223in" svg:y="1.99936in" svg:width="1.1811in" svg:height="1.1811in" style:rel-width="scale" style:rel-height="scale">
            <draw:image xlink:href="media/image11.png" xlink:type="simple" xlink:show="embed" xlink:actuate="onLoad"/>
            <svg:title/>
            <svg:desc/>
          </draw:frame>
          <draw:frame draw:id="id116" draw:style-name="a893" draw:name="Picture 14" svg:x="3.68964in" svg:y="2.00113in" svg:width="1.1811in" svg:height="1.1811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17" draw:style-name="a894" draw:name="Picture 16" svg:x="2.55787in" svg:y="1.99439in" svg:width="1.1811in" svg:height="1.1811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18" draw:style-name="a895" draw:name="Picture 35" svg:x="7.2697in" svg:y="1.99936in" svg:width="0.93857in" svg:height="1.1811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19" draw:style-name="a896" draw:name="Picture 47" svg:x="4.85113in" svg:y="1.99936in" svg:width="1.1811in" svg:height="1.1811in" style:rel-width="scale" style:rel-height="scale">
            <draw:image xlink:href="media/image15.png" xlink:type="simple" xlink:show="embed" xlink:actuate="onLoad"/>
            <svg:title/>
            <svg:desc/>
          </draw:frame>
        </draw:g>
        <draw:g draw:name="Group 52" draw:id="id107">
          <svg:title/>
          <svg:desc/>
          <draw:frame draw:id="id109" draw:style-name="a886" draw:name="Picture 37" svg:x="2.70959in" svg:y="5.19503in" svg:width="1.45202in" svg:height="1.1811in" style:rel-width="scale" style:rel-height="scale">
            <draw:image xlink:href="media/image16.png" xlink:type="simple" xlink:show="embed" xlink:actuate="onLoad"/>
            <svg:title/>
            <svg:desc/>
          </draw:frame>
          <draw:frame draw:id="id110" draw:style-name="a887" draw:name="Picture 39" svg:x="1.34232in" svg:y="5.19361in" svg:width="1.45202in" svg:height="1.1811in" style:rel-width="scale" style:rel-height="scale">
            <draw:image xlink:href="media/image17.png" xlink:type="simple" xlink:show="embed" xlink:actuate="onLoad"/>
            <svg:title/>
            <svg:desc/>
          </draw:frame>
          <draw:frame draw:id="id111" draw:style-name="a888" draw:name="Picture 41" svg:x="4.10098in" svg:y="5.19361in" svg:width="1.45202in" svg:height="1.1811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12" draw:style-name="a889" draw:name="Picture 45" svg:x="5.53439in" svg:y="5.20035in" svg:width="1.45202in" svg:height="1.1811in" style:rel-width="scale" style:rel-height="scale">
            <draw:image xlink:href="media/image19.png" xlink:type="simple" xlink:show="embed" xlink:actuate="onLoad"/>
            <svg:title/>
            <svg:desc/>
          </draw:frame>
          <draw:frame draw:id="id113" draw:style-name="a890" draw:name="Picture 49" svg:x="6.92577in" svg:y="5.21934in" svg:width="1.45202in" svg:height="1.1811in" style:rel-width="scale" style:rel-height="scale">
            <draw:image xlink:href="media/image20.png" xlink:type="simple" xlink:show="embed" xlink:actuate="onLoad"/>
            <svg:title/>
            <svg:desc/>
          </draw:frame>
        </draw:g>
        <draw:frame draw:id="id108" draw:style-name="a885" draw:name="TextBox 53" svg:x="2.92734in" svg:y="0.32922in" svg:width="7.47864in" svg:height="1.11074in">
          <draw:text-box>
            <text:p text:style-name="a884" text:class-names="" text:cond-style-name=""><text:span text:style-name="a883" text:class-names="">Some File Formats</text:span></text:p>
          </draw:text-box>
          <svg:title/>
          <svg:desc/>
        </draw:frame>
      </draw:page>
      <draw:page draw:name="Slide5" draw:style-name="a902" draw:master-page-name="Master1-Layout7-blank-Blank" presentation:presentation-page-layout-name="Master1-PPL7" draw:id="Slide-260">
        <draw:frame draw:id="id126" draw:style-name="a905" draw:name="TextBox 9" svg:x="1.31945in" svg:y="2.40392in" svg:width="3.07326in" svg:height="0.52171in">
          <draw:text-box>
            <text:p text:style-name="a904" text:class-names="" text:cond-style-name="" text:id="id125"><text:span text:style-name="a903" text:class-names="">Open / close files</text:span></text:p>
          </draw:text-box>
          <svg:title/>
          <svg:desc/>
        </draw:frame>
        <draw:frame draw:id="id128" draw:style-name="a908" draw:name="TextBox 10" svg:x="1.31945in" svg:y="3.17628in" svg:width="2.96215in" svg:height="0.52171in">
          <draw:text-box>
            <text:p text:style-name="a907" text:class-names="" text:cond-style-name="" text:id="id127"><text:span text:style-name="a906" text:class-names="">Write data to files</text:span></text:p>
          </draw:text-box>
          <svg:title/>
          <svg:desc/>
        </draw:frame>
        <draw:frame draw:id="id130" draw:style-name="a911" draw:name="TextBox 11" svg:x="1.30769in" svg:y="3.94864in" svg:width="3.42247in" svg:height="0.52171in">
          <draw:text-box>
            <text:p text:style-name="a910" text:class-names="" text:cond-style-name="" text:id="id129"><text:span text:style-name="a909" text:class-names="">Reading data to files</text:span></text:p>
          </draw:text-box>
          <svg:title/>
          <svg:desc/>
        </draw:frame>
        <draw:frame draw:id="id132" draw:style-name="a914" draw:name="TextBox 13" svg:x="1.30769in" svg:y="4.721in" svg:width="3.28312in" svg:height="0.52171in">
          <draw:text-box>
            <text:p text:style-name="a913" text:class-names="" text:cond-style-name="" text:id="id131"><text:span text:style-name="a912" text:class-names="">Error handling files</text:span></text:p>
          </draw:text-box>
          <svg:title/>
          <svg:desc/>
        </draw:frame>
        <draw:frame draw:id="id134" draw:style-name="a917" draw:name="TextBox 14" svg:x="1.31945in" svg:y="5.49337in" svg:width="4.21704in" svg:height="0.52171in">
          <draw:text-box>
            <text:p text:style-name="a916" text:class-names="" text:cond-style-name="" text:id="id133"><text:span text:style-name="a915" text:class-names="">Command line arguments</text:span></text:p>
          </draw:text-box>
          <svg:title/>
          <svg:desc/>
        </draw:frame>
        <draw:g draw:name="Group 20" draw:id="id135">
          <svg:title/>
          <svg:desc/>
          <draw:frame draw:id="id137" draw:style-name="a924" draw:name="TextBox 16" svg:x="7.22222in" svg:y="3.1282in" svg:width="4.21704in" svg:height="2.12051in">
            <draw:text-box>
              <text:p text:style-name="a923" text:class-names="" text:cond-style-name=""><text:span text:style-name="a922" text:class-names="">Start-up Mini Project</text:span></text:p>
            </draw:text-box>
            <svg:title/>
            <svg:desc/>
          </draw:frame>
          <draw:frame draw:id="id138" draw:style-name="a927" draw:name="TextBox 17" svg:x="7.33334in" svg:y="2.62791in" svg:width="1.38249in" svg:height="0.63952in">
            <draw:text-box>
              <text:p text:style-name="a926" text:class-names="" text:cond-style-name=""><text:span text:style-name="a925" text:class-names="">Special</text:span></text:p>
            </draw:text-box>
            <svg:title/>
            <svg:desc/>
          </draw:frame>
        </draw:g>
        <draw:frame draw:id="id136" draw:style-name="a921" draw:name="TextBox 19" svg:x="4.44291in" svg:y="0.50794in" svg:width="4.44752in" svg:height="0.70684in">
          <draw:text-box>
            <text:p text:style-name="a920" text:class-names="" text:cond-style-name=""><text:span text:style-name="a918" text:class-names="">Today’s</text:span><text:span text:style-name="a919" text:class-names=""><text:s text:c="1"/>Conten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  <anim:transitionFilter smil:targetElement="id126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  <anim:transitionFilter smil:targetElement="id128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  <anim:transitionFilter smil:targetElement="id132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  <anim:transitionFilter smil:targetElement="id134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135" smil:attributeName="visibility" smil:to="visible" smil:begin="0.0s" smil:dur="0.00100000004749745s" smil:fill="hold"/>
                  <anim:animate smil:targetElement="id135" smil:attributeName="width" smil:values="0;width" smil:keyTimes="0.0;1.0" smil:dur="0.5s" smil:fill="hold"/>
                  <anim:animate smil:targetElement="id135" smil:attributeName="height" smil:values="0;height" smil:keyTimes="0.0;1.0" smil:dur="0.5s" smil:fill="hold"/>
                  <anim:transitionFilter smil:targetElement="id135" smil:type="fade" smil:subtype="crossfade" smil:dur="0.5s"/>
                </anim:par>
              </anim:par>
            </anim:par>
          </anim:seq>
        </anim:par>
      </draw:page>
      <draw:page draw:name="Slide10" draw:style-name="a928" draw:master-page-name="Master1-Layout7-blank-Blank" presentation:presentation-page-layout-name="Master1-PPL7" draw:id="Slide-265">
        <draw:frame draw:id="id139" draw:style-name="a932" draw:name="TextBox 1" svg:x="4.44291in" svg:y="0.22222in" svg:width="4.44752in" svg:height="0.70684in">
          <draw:text-box>
            <text:p text:style-name="a931" text:class-names="" text:cond-style-name=""><text:span text:style-name="a929" text:class-names="">Types of Files</text:span><text:span text:style-name="a930" text:class-names=""/></text:p>
          </draw:text-box>
          <svg:title/>
          <svg:desc/>
        </draw:frame>
        <draw:g draw:name="Group 10" draw:id="id140">
          <svg:title/>
          <svg:desc/>
          <draw:frame draw:id="id157" draw:style-name="a970" draw:name="Picture 3" svg:x="1.82674in" svg:y="1.62152in" svg:width="1.1811in" svg:height="1.1811in" style:rel-width="scale" style:rel-height="scale">
            <draw:image xlink:href="media/image21.png" xlink:type="simple" xlink:show="embed" xlink:actuate="onLoad"/>
            <svg:title/>
            <svg:desc/>
          </draw:frame>
          <draw:frame draw:id="id158" draw:style-name="a975" draw:name="TextBox 4" svg:x="3.00784in" svg:y="1.62152in" svg:width="1.88209in" svg:height="1.3127in">
            <draw:text-box>
              <text:p text:style-name="a974" text:class-names="" text:cond-style-name=""><text:span text:style-name="a971" text:class-names="">TEXT</text:span><text:span text:style-name="a972" text:class-names=""><text:s text:c="1"/></text:span><text:span text:style-name="a973" text:class-names="">File</text:span></text:p>
            </draw:text-box>
            <svg:title/>
            <svg:desc/>
          </draw:frame>
        </draw:g>
        <draw:g draw:name="Group 5" draw:id="id141">
          <svg:title/>
          <svg:desc/>
          <draw:frame draw:id="id155" draw:style-name="a964" draw:name="Picture 6" svg:x="8.03328in" svg:y="1.62152in" svg:width="1.1811in" svg:height="1.1811in" style:rel-width="scale" style:rel-height="scale">
            <draw:image xlink:href="media/image22.png" xlink:type="simple" xlink:show="embed" xlink:actuate="onLoad"/>
            <svg:title/>
            <svg:desc/>
          </draw:frame>
          <draw:frame draw:id="id156" draw:style-name="a969" draw:name="TextBox 7" svg:x="9.21438in" svg:y="1.51036in" svg:width="2.29221in" svg:height="1.3127in">
            <draw:text-box>
              <text:p text:style-name="a966" text:class-names="" text:cond-style-name=""><text:span text:style-name="a965" text:class-names="">Binary</text:span></text:p>
              <text:p text:style-name="a968" text:class-names="" text:cond-style-name=""><text:span text:style-name="a967" text:class-names="">File</text:span></text:p>
            </draw:text-box>
            <svg:title/>
            <svg:desc/>
          </draw:frame>
        </draw:g>
        <draw:frame draw:id="id148" draw:style-name="a949" draw:name="TextBox 8" svg:x="0.93043in" svg:y="3.36349in" svg:width="5.14286in" svg:height="3.4332in">
          <draw:text-box>
            <text:p text:style-name="a934" text:class-names="" text:cond-style-name="" text:id="id142"><text:span text:style-name="a933" text:class-names="">A text file contains data in the form of ASCII characters and is generally used to store a stream of characters.</text:span></text:p>
            <text:p text:style-name="a936" text:class-names="" text:cond-style-name="" text:id="id143"><text:span text:style-name="a935" text:class-names=""/></text:p>
            <text:list text:style-name="a939">
              <text:list-item>
                <text:p text:style-name="a938" text:class-names="" text:cond-style-name="" text:id="id144"><text:span text:style-name="a937" text:class-names="">Each line in a text file ends with a new line character (‘\n’).</text:span></text:p>
              </text:list-item>
            </text:list>
            <text:list text:style-name="a942">
              <text:list-item>
                <text:p text:style-name="a941" text:class-names="" text:cond-style-name="" text:id="id145"><text:span text:style-name="a940" text:class-names="">It can be read or written by any text editor.</text:span></text:p>
              </text:list-item>
            </text:list>
            <text:list text:style-name="a945">
              <text:list-item>
                <text:p text:style-name="a944" text:class-names="" text:cond-style-name="" text:id="id146"><text:span text:style-name="a943" text:class-names="">They are generally stored with .txt file extension.</text:span></text:p>
              </text:list-item>
            </text:list>
            <text:list text:style-name="a948">
              <text:list-item>
                <text:p text:style-name="a947" text:class-names="" text:cond-style-name="" text:id="id147"><text:span text:style-name="a946" text:class-names="">Text files can also be used to store the source code.</text:span></text:p>
              </text:list-item>
            </text:list>
          </draw:text-box>
          <svg:title/>
          <svg:desc/>
        </draw:frame>
        <draw:frame draw:id="id154" draw:style-name="a963" draw:name="TextBox 9" svg:x="6.90955in" svg:y="3.31111in" svg:width="5.14286in" svg:height="3.4332in">
          <draw:text-box>
            <text:p text:style-name="a951" text:class-names="" text:cond-style-name="" text:id="id149"><text:span text:style-name="a950" text:class-names="">A binary file contains data in binary form (i.e. 0’s and 1’s) instead of ASCII characters. They contain data that is stored in a similar manner to how it is stored in the main memory.</text:span></text:p>
            <text:p text:style-name="a953" text:class-names="" text:cond-style-name="" text:id="id150"><text:span text:style-name="a952" text:class-names=""/></text:p>
            <text:list text:style-name="a956">
              <text:list-item>
                <text:p text:style-name="a955" text:class-names="" text:cond-style-name="" text:id="id151"><text:span text:style-name="a954" text:class-names="">The binary files can be created only from within a program and their contents can only be read by a program.</text:span></text:p>
              </text:list-item>
            </text:list>
            <text:list text:style-name="a959">
              <text:list-item>
                <text:p text:style-name="a958" text:class-names="" text:cond-style-name="" text:id="id152"><text:span text:style-name="a957" text:class-names="">More secure as they are not easily readable.</text:span></text:p>
              </text:list-item>
            </text:list>
            <text:list text:style-name="a962">
              <text:list-item>
                <text:p text:style-name="a961" text:class-names="" text:cond-style-name="" text:id="id153"><text:span text:style-name="a960" text:class-names="">They are generally stored with .bin file extension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154" smil:attributeName="visibility" smil:to="visible" smil:begin="0.0s" smil:dur="0.00100000004749745s" smil:fill="hold"/>
                  <anim:transitionFilter smil:targetElement="id154" smil:type="slideWipe" smil:subtype="fromTop" smil:dur="0.5s"/>
                </anim:par>
              </anim:par>
            </anim:par>
          </anim:seq>
        </anim:par>
      </draw:page>
      <draw:page draw:name="Slide11" draw:style-name="a976" draw:master-page-name="Master1-Layout7-blank-Blank" presentation:presentation-page-layout-name="Master1-PPL7" draw:id="Slide-266">
        <draw:frame draw:id="id159" draw:style-name="a980" draw:name="TextBox 1" svg:x="4.44291in" svg:y="0.22222in" svg:width="4.44752in" svg:height="0.70684in">
          <draw:text-box>
            <text:p text:style-name="a979" text:class-names="" text:cond-style-name=""><text:span text:style-name="a977" text:class-names="">Open / close Files</text:span><text:span text:style-name="a978" text:class-names=""/></text:p>
          </draw:text-box>
          <svg:title/>
          <svg:desc/>
        </draw:frame>
        <draw:frame draw:id="id160" draw:style-name="a1024" draw:name="TextBox 2" svg:x="0.66667in" svg:y="1.89084in" svg:width="6in" svg:height="4.98151in">
          <draw:text-box>
            <text:p text:style-name="a983" text:class-names="" text:cond-style-name=""><text:span text:style-name="a981" text:class-names="">Declare Pointer Variable (syntax)</text:span><text:span text:style-name="a982" text:class-names=""/></text:p>
            <text:p text:style-name="a989" text:class-names="" text:cond-style-name=""><text:span text:style-name="a984" text:class-names="">FILE</text:span><text:span text:style-name="a985" text:class-names=""><text:s text:c="1"/></text:span><text:span text:style-name="a986" text:class-names="">*</text:span><text:span text:style-name="a987" text:class-names="">file_pointer_name</text:span><text:span text:style-name="a988" text:class-names="">;</text:span></text:p>
            <text:p text:style-name="a991" text:class-names="" text:cond-style-name=""><text:span text:style-name="a990" text:class-names=""/></text:p>
            <text:p text:style-name="a993" text:class-names="" text:cond-style-name=""><text:span text:style-name="a992" text:class-names="">Open File (syntax)</text:span></text:p>
            <text:p text:style-name="a1007" text:class-names="" text:cond-style-name=""><text:span text:style-name="a994" text:class-names="">file_pointer_name<text:s text:c="1"/></text:span><text:span text:style-name="a995" text:class-names="">=<text:s text:c="1"/></text:span><text:span text:style-name="a996" text:class-names="">fopen</text:span><text:span text:style-name="a997" text:class-names="">(</text:span><text:span text:style-name="a998" text:class-names="">const char<text:s text:c="1"/></text:span><text:span text:style-name="a999" text:class-names="">*</text:span><text:span text:style-name="a1000" text:class-names="">file_name</text:span><text:span text:style-name="a1001" text:class-names="">,</text:span><text:span text:style-name="a1002" text:class-names=""><text:s text:c="1"/></text:span><text:span text:style-name="a1003" text:class-names="">const char<text:s text:c="1"/></text:span><text:span text:style-name="a1004" text:class-names="">*</text:span><text:span text:style-name="a1005" text:class-names="">mode</text:span><text:span text:style-name="a1006" text:class-names="">);</text:span></text:p>
            <text:p text:style-name="a1009" text:class-names="" text:cond-style-name=""><text:span text:style-name="a1008" text:class-names=""/></text:p>
            <text:p text:style-name="a1011" text:class-names="" text:cond-style-name=""><text:span text:style-name="a1010" text:class-names=""/></text:p>
            <text:p text:style-name="a1013" text:class-names="" text:cond-style-name=""><text:span text:style-name="a1012" text:class-names="">Close File (syntax)</text:span></text:p>
            <text:p text:style-name="a1021" text:class-names="" text:cond-style-name=""><text:span text:style-name="a1014" text:class-names="">fclose</text:span><text:span text:style-name="a1015" text:class-names="">(</text:span><text:span text:style-name="a1016" text:class-names="">FILE</text:span><text:span text:style-name="a1017" text:class-names=""><text:s text:c="1"/></text:span><text:span text:style-name="a1018" text:class-names="">*</text:span><text:span text:style-name="a1019" text:class-names="">file_pointer_name</text:span><text:span text:style-name="a1020" text:class-names="">);</text:span></text:p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70" draw:style-name="a1076" draw:name="TextBox 4" svg:x="7.26984in" svg:y="2.9048in" svg:width="5.52381in" svg:height="3.46686in">
          <draw:text-box>
            <text:p text:style-name="a1026" text:class-names="" text:cond-style-name="" text:id="id161"><text:span text:style-name="a1025" text:class-names=""/></text:p>
            <text:p text:style-name="a1033" text:class-names="" text:cond-style-name="" text:id="id162"><text:span text:style-name="a1027" text:class-names="">#include</text:span><text:span text:style-name="a1028" text:class-names=""><text:s text:c="1"/></text:span><text:span text:style-name="a1029" text:class-names="">&lt;</text:span><text:span text:style-name="a1030" text:class-names="">stdio.h</text:span><text:span text:style-name="a1031" text:class-names="">&gt;</text:span><text:span text:style-name="a1032" text:class-names=""/></text:p>
            <text:p text:style-name="a1038" text:class-names="" text:cond-style-name="" text:id="id163"><text:span text:style-name="a1034" text:class-names="">int</text:span><text:span text:style-name="a1035" text:class-names=""><text:s text:c="1"/></text:span><text:span text:style-name="a1036" text:class-names="">main</text:span><text:span text:style-name="a1037" text:class-names="">(){</text:span></text:p>
            <text:p text:style-name="a1046" text:class-names="" text:cond-style-name="" text:id="id164"><text:span text:style-name="a1039" text:class-names="">   <text:s text:c="1"/></text:span><text:span text:style-name="a1040" text:class-names="">char</text:span><text:span text:style-name="a1041" text:class-names=""><text:s text:c="1"/></text:span><text:span text:style-name="a1042" text:class-names="">name</text:span><text:span text:style-name="a1043" text:class-names="">[</text:span><text:span text:style-name="a1044" text:class-names="">10</text:span><text:span text:style-name="a1045" text:class-names="">];</text:span></text:p>
            <text:p text:style-name="a1053" text:class-names="" text:cond-style-name="" text:id="id165"><text:span text:style-name="a1047" text:class-names="">   <text:s text:c="1"/></text:span><text:span text:style-name="a1048" text:class-names="">FILE</text:span><text:span text:style-name="a1049" text:class-names=""><text:s text:c="1"/></text:span><text:span text:style-name="a1050" text:class-names="">*</text:span><text:span text:style-name="a1051" text:class-names="">fp</text:span><text:span text:style-name="a1052" text:class-names="">;</text:span></text:p>
            <text:p text:style-name="a1065" text:class-names="" text:cond-style-name="" text:id="id166"><text:span text:style-name="a1054" text:class-names="">   <text:s text:c="1"/></text:span><text:span text:style-name="a1055" text:class-names="">fp</text:span><text:span text:style-name="a1056" text:class-names=""><text:s text:c="1"/></text:span><text:span text:style-name="a1057" text:class-names="">=</text:span><text:span text:style-name="a1058" text:class-names=""><text:s text:c="1"/></text:span><text:span text:style-name="a1059" text:class-names="">fopen</text:span><text:span text:style-name="a1060" text:class-names="">(</text:span><text:span text:style-name="a1061" text:class-names="">"file.txt"</text:span><text:span text:style-name="a1062" text:class-names="">,<text:s text:c="1"/></text:span><text:span text:style-name="a1063" text:class-names="">"r"</text:span><text:span text:style-name="a1064" text:class-names="">);</text:span></text:p>
            <text:p text:style-name="a1071" text:class-names="" text:cond-style-name="" text:id="id167"><text:span text:style-name="a1066" text:class-names=""><text:line-break/>   <text:s text:c="1"/></text:span><text:span text:style-name="a1067" text:class-names="">fclose</text:span><text:span text:style-name="a1068" text:class-names="">(</text:span><text:span text:style-name="a1069" text:class-names="">fp</text:span><text:span text:style-name="a1070" text:class-names="">);</text:span></text:p>
            <text:p text:style-name="a1073" text:class-names="" text:cond-style-name="" text:id="id168"><text:span text:style-name="a1072" text:class-names="">}</text:span></text:p>
            <text:p text:style-name="a1075" text:class-names="" text:cond-style-name="" text:id="id169"><text:span text:style-name="a1074" text:class-names=""/></text:p>
          </draw:text-box>
          <svg:title/>
          <svg:desc/>
        </draw:frame>
        <draw:frame draw:id="id172" draw:style-name="a1079" draw:name="TextBox 5" svg:x="7.26984in" svg:y="2.36508in" svg:width="1.25397in" svg:height="0.43757in">
          <draw:text-box>
            <text:p text:style-name="a1078" text:class-names="" text:cond-style-name="" text:id="id171"><text:span text:style-name="a1077" text:class-names="">Exampl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0" smil:attributeName="visibility" smil:to="visible" smil:begin="0.0s" smil:dur="0.001s" smil:fill="hold"/>
                  <anim:transitionFilter smil:targetElement="id170" smil:type="slideWipe" smil:subtype="fromBottom" smil:dur="0.5s"/>
                </anim:par>
              </anim:par>
            </anim:par>
          </anim:seq>
        </anim:par>
      </draw:page>
      <draw:page draw:name="Slide12" draw:style-name="a1080" draw:master-page-name="Master1-Layout7-blank-Blank" presentation:presentation-page-layout-name="Master1-PPL7" draw:id="Slide-267">
        <draw:frame draw:id="id173" draw:style-name="a1084" draw:name="TextBox 1" svg:x="4.44291in" svg:y="0.22222in" svg:width="4.44752in" svg:height="0.70684in">
          <draw:text-box>
            <text:p text:style-name="a1083" text:class-names="" text:cond-style-name=""><text:span text:style-name="a1081" text:class-names="">Open / close Files</text:span><text:span text:style-name="a1082" text:class-names=""/></text:p>
          </draw:text-box>
          <svg:title/>
          <svg:desc/>
        </draw:frame>
        <draw:frame draw:id="id174" draw:style-name="a1134" draw:name="TextBox 4" svg:x="7.26984in" svg:y="2.9048in" svg:width="5.52381in" svg:height="3.46686in">
          <draw:text-box>
            <text:p text:style-name="a1086" text:class-names="" text:cond-style-name=""><text:span text:style-name="a1085" text:class-names=""/></text:p>
            <text:p text:style-name="a1091" text:class-names="" text:cond-style-name=""><text:span text:style-name="a1087" text:class-names="">#include</text:span><text:span text:style-name="a1088" text:class-names=""><text:s text:c="1"/></text:span><text:span text:style-name="a1089" text:class-names="">&lt;stdio.h&gt;</text:span><text:span text:style-name="a1090" text:class-names=""/></text:p>
            <text:p text:style-name="a1096" text:class-names="" text:cond-style-name=""><text:span text:style-name="a1092" text:class-names="">int</text:span><text:span text:style-name="a1093" text:class-names=""><text:s text:c="1"/></text:span><text:span text:style-name="a1094" text:class-names="">main</text:span><text:span text:style-name="a1095" text:class-names="">(){</text:span></text:p>
            <text:p text:style-name="a1104" text:class-names="" text:cond-style-name=""><text:span text:style-name="a1097" text:class-names="">   <text:s text:c="1"/></text:span><text:span text:style-name="a1098" text:class-names="">char</text:span><text:span text:style-name="a1099" text:class-names=""><text:s text:c="1"/></text:span><text:span text:style-name="a1100" text:class-names="">name</text:span><text:span text:style-name="a1101" text:class-names="">[</text:span><text:span text:style-name="a1102" text:class-names="">10</text:span><text:span text:style-name="a1103" text:class-names="">];</text:span></text:p>
            <text:p text:style-name="a1111" text:class-names="" text:cond-style-name=""><text:span text:style-name="a1105" text:class-names="">   <text:s text:c="1"/></text:span><text:span text:style-name="a1106" text:class-names="">FILE</text:span><text:span text:style-name="a1107" text:class-names=""><text:s text:c="1"/></text:span><text:span text:style-name="a1108" text:class-names="">*</text:span><text:span text:style-name="a1109" text:class-names="">fp</text:span><text:span text:style-name="a1110" text:class-names="">;</text:span></text:p>
            <text:p text:style-name="a1123" text:class-names="" text:cond-style-name=""><text:span text:style-name="a1112" text:class-names="">   <text:s text:c="1"/></text:span><text:span text:style-name="a1113" text:class-names="">fp</text:span><text:span text:style-name="a1114" text:class-names=""><text:s text:c="1"/></text:span><text:span text:style-name="a1115" text:class-names="">=</text:span><text:span text:style-name="a1116" text:class-names=""><text:s text:c="1"/></text:span><text:span text:style-name="a1117" text:class-names="">fopen</text:span><text:span text:style-name="a1118" text:class-names="">(</text:span><text:span text:style-name="a1119" text:class-names="">"file.txt"</text:span><text:span text:style-name="a1120" text:class-names="">,<text:s text:c="1"/></text:span><text:span text:style-name="a1121" text:class-names="">"r"</text:span><text:span text:style-name="a1122" text:class-names="">);</text:span></text:p>
            <text:p text:style-name="a1129" text:class-names="" text:cond-style-name=""><text:span text:style-name="a1124" text:class-names=""><text:line-break/>   <text:s text:c="1"/></text:span><text:span text:style-name="a1125" text:class-names="">fclose</text:span><text:span text:style-name="a1126" text:class-names="">(</text:span><text:span text:style-name="a1127" text:class-names="">fp</text:span><text:span text:style-name="a1128" text:class-names="">);</text:span></text:p>
            <text:p text:style-name="a1131" text:class-names="" text:cond-style-name=""><text:span text:style-name="a1130" text:class-names="">}</text:span></text:p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75" draw:style-name="a1137" draw:name="TextBox 5" svg:x="7.26984in" svg:y="2.36508in" svg:width="1.25397in" svg:height="0.43757in">
          <draw:text-box>
            <text:p text:style-name="a1136" text:class-names="" text:cond-style-name=""><text:span text:style-name="a1135" text:class-names="">Example</text:span></text:p>
          </draw:text-box>
          <svg:title/>
          <svg:desc/>
        </draw:frame>
        <draw:frame draw:id="id176" draw:name="Table 7" svg:x="1.20635in" svg:y="2.2337in" svg:width="4.49206in" svg:height="3.26667in">
          <table:table table:style-name="a113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139" table:default-cell-style-name=""/>
            <table:table-column table:style-name="a1140" table:default-cell-style-name=""/>
            <table:table-row table:style-name="a1141" table:default-cell-style-name=""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>Mode</text:span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>Sort Description</text:span></text:p>
                  </text:list-item>
                </text:list>
              </table:table-cell>
            </table:table-row>
            <table:table-row table:style-name="a1150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>r</text:span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>Read text file</text:span></text:p>
                  </text:list-item>
                </text:list>
              </table:table-cell>
            </table:table-row>
            <table:table-row table:style-name="a1159" table:default-cell-style-name=""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>w</text:span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Write text file</text:span></text:p>
                  </text:list-item>
                </text:list>
              </table:table-cell>
            </table:table-row>
            <table:table-row table:style-name="a1168" table:default-cell-style-name="">
              <table:table-cell table:style-name="a1172">
                <text:list text:style-name="a1171">
                  <text:list-item>
                    <text:p text:style-name="a1170" text:class-names="" text:cond-style-name=""><text:span text:style-name="a1169" text:class-names="">a</text:span></text:p>
                  </text:list-item>
                </text:list>
              </table:table-cell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>Append text file</text:span></text:p>
                  </text:list-item>
                </text:list>
              </table:table-cell>
            </table:table-row>
            <table:table-row table:style-name="a1177" table:default-cell-style-name="">
              <table:table-cell table:style-name="a1181">
                <text:list text:style-name="a1180">
                  <text:list-item>
                    <text:p text:style-name="a1179" text:class-names="" text:cond-style-name=""><text:span text:style-name="a1178" text:class-names="">rb</text:span></text:p>
                  </text:list-item>
                </text:list>
              </table:table-cell>
              <table:table-cell table:style-name="a1185">
                <text:list text:style-name="a1184">
                  <text:list-item>
                    <text:p text:style-name="a1183" text:class-names="" text:cond-style-name=""><text:span text:style-name="a1182" text:class-names="">Read binary file</text:span></text:p>
                  </text:list-item>
                </text:list>
              </table:table-cell>
            </table:table-row>
            <table:table-row table:style-name="a1186" table:default-cell-style-name="">
              <table:table-cell table:style-name="a1190">
                <text:list text:style-name="a1189">
                  <text:list-item>
                    <text:p text:style-name="a1188" text:class-names="" text:cond-style-name=""><text:span text:style-name="a1187" text:class-names="">wb</text:span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Write binary file</text:span></text:p>
                  </text:list-item>
                </text:list>
              </table:table-cell>
            </table:table-row>
            <table:table-row table:style-name="a1195" table:default-cell-style-name=""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>ab</text:span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Append binary file</text:span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177" draw:name="Table 11" svg:x="1.20635in" svg:y="5.76333in" svg:width="4.49206in" svg:height="1.21668in">
          <table:table table:style-name="a1204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205" table:default-cell-style-name=""/>
            <table:table-column table:style-name="a1206" table:default-cell-style-name=""/>
            <table:table-row table:style-name="a1207" table:default-cell-style-name=""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>r+</text:span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2" text:class-names="">r + b / rb+</text:span></text:p>
                  </text:list-item>
                </text:list>
              </table:table-cell>
            </table:table-row>
            <table:table-row table:style-name="a1216" table:default-cell-style-name=""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a+</text:span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>a + b / ab+</text:span></text:p>
                  </text:list-item>
                </text:list>
              </table:table-cell>
            </table:table-row>
            <table:table-row table:style-name="a1225" table:default-cell-style-name=""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w+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w + b / wb+</text:span></text:p>
                  </text:list-item>
                </text:list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frame draw:id="id179" draw:style-name="a1236" draw:name="TextBox 11" svg:x="1.20635in" svg:y="1.66466in" svg:width="4.44752in" svg:height="0.43757in">
          <draw:text-box>
            <text:p text:style-name="a1235" text:class-names="" text:cond-style-name="" text:id="id178"><text:span text:style-name="a1234" text:class-names="">Files Mod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  <anim:transitionFilter smil:targetElement="id17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177" smil:attributeName="visibility" smil:to="visible" smil:begin="0.0s" smil:dur="0.00100000004749745s" smil:fill="hold"/>
                  <anim:transitionFilter smil:targetElement="id177" smil:type="slideWipe" smil:subtype="fromTop" smil:dur="0.5s"/>
                </anim:par>
              </anim:par>
            </anim:par>
          </anim:seq>
        </anim:par>
      </draw:page>
      <draw:page draw:name="Slide13" draw:style-name="a1237" draw:master-page-name="Master1-Layout7-blank-Blank" presentation:presentation-page-layout-name="Master1-PPL7" draw:id="Slide-268">
        <draw:frame draw:id="id180" draw:style-name="a1241" draw:name="TextBox 2" svg:x="4.44291in" svg:y="0.22222in" svg:width="4.44752in" svg:height="0.70684in">
          <draw:text-box>
            <text:p text:style-name="a1240" text:class-names="" text:cond-style-name=""><text:span text:style-name="a1238" text:class-names="">Write Data for Files</text:span><text:span text:style-name="a1239" text:class-names=""/></text:p>
          </draw:text-box>
          <svg:title/>
          <svg:desc/>
        </draw:frame>
        <draw:frame draw:id="id186" draw:style-name="a1266" draw:name="TextBox 4" svg:x="1.14286in" svg:y="1.83145in" svg:width="5.20635in" svg:height="2.12051in">
          <draw:text-box>
            <text:p text:style-name="a1243" text:class-names="" text:cond-style-name="" text:id="id181"><text:span text:style-name="a1242" text:class-names=""/></text:p>
            <text:p text:style-name="a1245" text:class-names="" text:cond-style-name="" text:id="id182"><text:span text:style-name="a1244" text:class-names="">fprintf() – syntax</text:span></text:p>
            <text:p text:style-name="a1247" text:class-names="" text:cond-style-name="" text:id="id183"><text:span text:style-name="a1246" text:class-names=""/></text:p>
            <text:p text:style-name="a1263" text:class-names="" text:cond-style-name="" text:id="id184"><text:span text:style-name="a1248" text:class-names="">int</text:span><text:span text:style-name="a1249" text:class-names=""><text:s text:c="1"/></text:span><text:span text:style-name="a1250" text:class-names="">fprintf</text:span><text:span text:style-name="a1251" text:class-names="">(</text:span><text:span text:style-name="a1252" text:class-names="">FILE<text:s text:c="1"/></text:span><text:span text:style-name="a1253" text:class-names="">*</text:span><text:span text:style-name="a1254" text:class-names="">stream</text:span><text:span text:style-name="a1255" text:class-names="">,<text:s text:c="1"/></text:span><text:span text:style-name="a1256" text:class-names="">const</text:span><text:span text:style-name="a1257" text:class-names=""><text:s text:c="1"/></text:span><text:span text:style-name="a1258" text:class-names="">char</text:span><text:span text:style-name="a1259" text:class-names=""><text:s text:c="1"/></text:span><text:span text:style-name="a1260" text:class-names="">*</text:span><text:span text:style-name="a1261" text:class-names="">format</text:span><text:span text:style-name="a1262" text:class-names="">, ...);</text:span></text:p>
            <text:p text:style-name="a1265" text:class-names="" text:cond-style-name="" text:id="id185"><text:span text:style-name="a1264" text:class-names=""/></text:p>
          </draw:text-box>
          <svg:title/>
          <svg:desc/>
        </draw:frame>
        <draw:frame draw:id="id192" draw:style-name="a1292" draw:name="TextBox 5" svg:x="1.14286in" svg:y="4.65239in" svg:width="5.20635in" svg:height="2.12051in">
          <draw:text-box>
            <text:p text:style-name="a1268" text:class-names="" text:cond-style-name="" text:id="id187"><text:span text:style-name="a1267" text:class-names=""/></text:p>
            <text:p text:style-name="a1270" text:class-names="" text:cond-style-name="" text:id="id188"><text:span text:style-name="a1269" text:class-names="">fputs() - syntax</text:span></text:p>
            <text:p text:style-name="a1272" text:class-names="" text:cond-style-name="" text:id="id189"><text:span text:style-name="a1271" text:class-names=""/></text:p>
            <text:p text:style-name="a1289" text:class-names="" text:cond-style-name="" text:id="id190"><text:span text:style-name="a1273" text:class-names="">int</text:span><text:span text:style-name="a1274" text:class-names=""><text:s text:c="1"/></text:span><text:span text:style-name="a1275" text:class-names="">fputs</text:span><text:span text:style-name="a1276" text:class-names="">(</text:span><text:span text:style-name="a1277" text:class-names="">const</text:span><text:span text:style-name="a1278" text:class-names=""><text:s text:c="1"/></text:span><text:span text:style-name="a1279" text:class-names="">char</text:span><text:span text:style-name="a1280" text:class-names=""><text:s text:c="1"/></text:span><text:span text:style-name="a1281" text:class-names="">*</text:span><text:span text:style-name="a1282" text:class-names="">str</text:span><text:span text:style-name="a1283" text:class-names="">,<text:s text:c="1"/></text:span><text:span text:style-name="a1284" text:class-names="">FILE</text:span><text:span text:style-name="a1285" text:class-names=""><text:s text:c="1"/></text:span><text:span text:style-name="a1286" text:class-names="">*</text:span><text:span text:style-name="a1287" text:class-names="">stream</text:span><text:span text:style-name="a1288" text:class-names="">);</text:span></text:p>
            <text:p text:style-name="a1291" text:class-names="" text:cond-style-name="" text:id="id191"><text:span text:style-name="a1290" text:class-names=""/></text:p>
          </draw:text-box>
          <svg:title/>
          <svg:desc/>
        </draw:frame>
        <draw:frame draw:id="id198" draw:style-name="a1315" draw:name="TextBox 6" svg:x="6.98413in" svg:y="1.83749in" svg:width="5.20635in" svg:height="1.78392in">
          <draw:text-box>
            <text:p text:style-name="a1294" text:class-names="" text:cond-style-name="" text:id="id193"><text:span text:style-name="a1293" text:class-names=""/></text:p>
            <text:p text:style-name="a1296" text:class-names="" text:cond-style-name="" text:id="id194"><text:span text:style-name="a1295" text:class-names="">fputc() - syntax</text:span></text:p>
            <text:p text:style-name="a1298" text:class-names="" text:cond-style-name="" text:id="id195"><text:span text:style-name="a1297" text:class-names=""/></text:p>
            <text:p text:style-name="a1312" text:class-names="" text:cond-style-name="" text:id="id196"><text:span text:style-name="a1299" text:class-names="">int</text:span><text:span text:style-name="a1300" text:class-names=""><text:s text:c="1"/></text:span><text:span text:style-name="a1301" text:class-names="">fputc</text:span><text:span text:style-name="a1302" text:class-names="">(</text:span><text:span text:style-name="a1303" text:class-names="">int</text:span><text:span text:style-name="a1304" text:class-names=""><text:s text:c="1"/></text:span><text:span text:style-name="a1305" text:class-names="">c</text:span><text:span text:style-name="a1306" text:class-names="">,<text:s text:c="1"/></text:span><text:span text:style-name="a1307" text:class-names="">FILE</text:span><text:span text:style-name="a1308" text:class-names=""><text:s text:c="1"/></text:span><text:span text:style-name="a1309" text:class-names="">*</text:span><text:span text:style-name="a1310" text:class-names="">stream</text:span><text:span text:style-name="a1311" text:class-names="">);</text:span></text:p>
            <text:p text:style-name="a1314" text:class-names="" text:cond-style-name="" text:id="id197"><text:span text:style-name="a1313" text:class-names=""/></text:p>
          </draw:text-box>
          <svg:title/>
          <svg:desc/>
        </draw:frame>
        <draw:frame draw:id="id204" draw:style-name="a1348" draw:name="TextBox 7" svg:x="6.98413in" svg:y="4.3158in" svg:width="5.20635in" svg:height="2.4571in">
          <draw:text-box>
            <text:p text:style-name="a1317" text:class-names="" text:cond-style-name="" text:id="id199"><text:span text:style-name="a1316" text:class-names=""/></text:p>
            <text:p text:style-name="a1319" text:class-names="" text:cond-style-name="" text:id="id200"><text:span text:style-name="a1318" text:class-names="">fwrite() – syntax</text:span></text:p>
            <text:p text:style-name="a1321" text:class-names="" text:cond-style-name="" text:id="id201"><text:span text:style-name="a1320" text:class-names=""/></text:p>
            <text:p text:style-name="a1345" text:class-names="" text:cond-style-name="" text:id="id202"><text:span text:style-name="a1322" text:class-names="">int</text:span><text:span text:style-name="a1323" text:class-names=""><text:s text:c="1"/>fwrite</text:span><text:span text:style-name="a1324" text:class-names="">(</text:span><text:span text:style-name="a1325" text:class-names="">const</text:span><text:span text:style-name="a1326" text:class-names=""><text:s text:c="1"/></text:span><text:span text:style-name="a1327" text:class-names="">void</text:span><text:span text:style-name="a1328" text:class-names=""><text:s text:c="1"/></text:span><text:span text:style-name="a1329" text:class-names="">*</text:span><text:span text:style-name="a1330" text:class-names="">str</text:span><text:span text:style-name="a1331" text:class-names="">,<text:s text:c="1"/></text:span><text:span text:style-name="a1332" text:class-names="">size_t</text:span><text:span text:style-name="a1333" text:class-names=""><text:s text:c="1"/></text:span><text:span text:style-name="a1334" text:class-names="">size</text:span><text:span text:style-name="a1335" text:class-names="">,<text:s text:c="1"/></text:span><text:span text:style-name="a1336" text:class-names="">size_t</text:span><text:span text:style-name="a1337" text:class-names=""><text:s text:c="1"/></text:span><text:span text:style-name="a1338" text:class-names="">count</text:span><text:span text:style-name="a1339" text:class-names="">,<text:s text:c="1"/></text:span><text:span text:style-name="a1340" text:class-names="">FILE</text:span><text:span text:style-name="a1341" text:class-names=""><text:s text:c="1"/></text:span><text:span text:style-name="a1342" text:class-names="">*</text:span><text:span text:style-name="a1343" text:class-names="">stream</text:span><text:span text:style-name="a1344" text:class-names="">);</text:span></text:p>
            <text:p text:style-name="a1347" text:class-names="" text:cond-style-name="" text:id="id203"><text:span text:style-name="a134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86" smil:attributeName="visibility" smil:to="visible" smil:begin="0.0s" smil:dur="0.00100000004749745s" smil:fill="hold"/>
                  <anim:animate smil:targetElement="id186" smil:attributeName="width" smil:values="0;width" smil:keyTimes="0.0;1.0" smil:dur="0.5s" smil:fill="hold"/>
                  <anim:animate smil:targetElement="id186" smil:attributeName="height" smil:values="0;height" smil:keyTimes="0.0;1.0" smil:dur="0.5s" smil:fill="hold"/>
                  <anim:transitionFilter smil:targetElement="id1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  <anim:animate smil:targetElement="id192" smil:attributeName="width" smil:values="0;width" smil:keyTimes="0.0;1.0" smil:dur="0.5s" smil:fill="hold"/>
                  <anim:animate smil:targetElement="id192" smil:attributeName="height" smil:values="0;height" smil:keyTimes="0.0;1.0" smil:dur="0.5s" smil:fill="hold"/>
                  <anim:transitionFilter smil:targetElement="id19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98" smil:attributeName="visibility" smil:to="visible" smil:begin="0.0s" smil:dur="0.00100000004749745s" smil:fill="hold"/>
                  <anim:animate smil:targetElement="id198" smil:attributeName="width" smil:values="0;width" smil:keyTimes="0.0;1.0" smil:dur="0.5s" smil:fill="hold"/>
                  <anim:animate smil:targetElement="id198" smil:attributeName="height" smil:values="0;height" smil:keyTimes="0.0;1.0" smil:dur="0.5s" smil:fill="hold"/>
                  <anim:transitionFilter smil:targetElement="id1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204" smil:attributeName="visibility" smil:to="visible" smil:begin="0.0s" smil:dur="0.00100000004749745s" smil:fill="hold"/>
                  <anim:animate smil:targetElement="id204" smil:attributeName="width" smil:values="0;width" smil:keyTimes="0.0;1.0" smil:dur="0.5s" smil:fill="hold"/>
                  <anim:animate smil:targetElement="id204" smil:attributeName="height" smil:values="0;height" smil:keyTimes="0.0;1.0" smil:dur="0.5s" smil:fill="hold"/>
                  <anim:transitionFilter smil:targetElement="id204" smil:type="fade" smil:subtype="crossfade" smil:dur="0.5s"/>
                </anim:par>
              </anim:par>
            </anim:par>
          </anim:seq>
        </anim:par>
      </draw:page>
      <draw:page draw:name="Slide15" draw:style-name="a1349" draw:master-page-name="Master1-Layout7-blank-Blank" presentation:presentation-page-layout-name="Master1-PPL7" draw:id="Slide-270">
        <draw:frame draw:id="id205" draw:style-name="a1353" draw:name="TextBox 2" svg:x="4.44291in" svg:y="0.22222in" svg:width="4.44752in" svg:height="0.70684in">
          <draw:text-box>
            <text:p text:style-name="a1352" text:class-names="" text:cond-style-name=""><text:span text:style-name="a1350" text:class-names="">Write Data for Files</text:span><text:span text:style-name="a1351" text:class-names=""/></text:p>
          </draw:text-box>
          <svg:title/>
          <svg:desc/>
        </draw:frame>
        <draw:frame draw:id="id206" draw:style-name="a1356" draw:name="TextBox 8" svg:x="0.98413in" svg:y="1.01831in" svg:width="3.28571in" svg:height="0.43757in">
          <draw:text-box>
            <text:p text:style-name="a1355" text:class-names="" text:cond-style-name=""><text:span text:style-name="a1354" text:class-names="">fprintf() - Example</text:span></text:p>
          </draw:text-box>
          <svg:title/>
          <svg:desc/>
        </draw:frame>
        <draw:frame draw:id="id221" draw:style-name="a1459" draw:name="TextBox 3" svg:x="0.98413in" svg:y="1.54514in" svg:width="5.92063in" svg:height="5.55371in">
          <draw:text-box>
            <text:p text:style-name="a1361" text:class-names="" text:cond-style-name="" text:id="id207"><text:span text:style-name="a1357" text:class-names="">#include</text:span><text:span text:style-name="a1358" text:class-names=""><text:s text:c="1"/></text:span><text:span text:style-name="a1359" text:class-names="">&lt;stdio.h&gt;</text:span><text:span text:style-name="a1360" text:class-names=""/></text:p>
            <text:p text:style-name="a1366" text:class-names="" text:cond-style-name="" text:id="id208"><text:span text:style-name="a1362" text:class-names="">int</text:span><text:span text:style-name="a1363" text:class-names=""><text:s text:c="1"/></text:span><text:span text:style-name="a1364" text:class-names="">main</text:span><text:span text:style-name="a1365" text:class-names="">(){</text:span></text:p>
            <text:p text:style-name="a1374" text:class-names="" text:cond-style-name="" text:id="id209"><text:span text:style-name="a1367" text:class-names="">   <text:s text:c="1"/></text:span><text:span text:style-name="a1368" text:class-names="">char</text:span><text:span text:style-name="a1369" text:class-names=""><text:s text:c="1"/></text:span><text:span text:style-name="a1370" text:class-names="">name</text:span><text:span text:style-name="a1371" text:class-names="">[</text:span><text:span text:style-name="a1372" text:class-names="">30</text:span><text:span text:style-name="a1373" text:class-names="">];</text:span></text:p>
            <text:p text:style-name="a1380" text:class-names="" text:cond-style-name="" text:id="id210"><text:span text:style-name="a1375" text:class-names="">   <text:s text:c="1"/></text:span><text:span text:style-name="a1376" text:class-names="">int</text:span><text:span text:style-name="a1377" text:class-names=""><text:s text:c="1"/></text:span><text:span text:style-name="a1378" text:class-names="">age</text:span><text:span text:style-name="a1379" text:class-names="">;</text:span></text:p>
            <text:p text:style-name="a1387" text:class-names="" text:cond-style-name="" text:id="id211"><text:span text:style-name="a1381" text:class-names="">   <text:s text:c="1"/></text:span><text:span text:style-name="a1382" text:class-names="">FILE</text:span><text:span text:style-name="a1383" text:class-names=""><text:s text:c="1"/></text:span><text:span text:style-name="a1384" text:class-names="">*</text:span><text:span text:style-name="a1385" text:class-names="">fp</text:span><text:span text:style-name="a1386" text:class-names="">;</text:span></text:p>
            <text:p text:style-name="a1393" text:class-names="" text:cond-style-name="" text:id="id212"><text:span text:style-name="a1388" text:class-names=""><text:line-break/>   <text:s text:c="1"/></text:span><text:span text:style-name="a1389" text:class-names="">printf</text:span><text:span text:style-name="a1390" text:class-names="">(</text:span><text:span text:style-name="a1391" text:class-names="">"Enter Name: "</text:span><text:span text:style-name="a1392" text:class-names="">);</text:span></text:p>
            <text:p text:style-name="a1399" text:class-names="" text:cond-style-name="" text:id="id213"><text:span text:style-name="a1394" text:class-names="">   <text:s text:c="1"/></text:span><text:span text:style-name="a1395" text:class-names="">gets</text:span><text:span text:style-name="a1396" text:class-names="">(</text:span><text:span text:style-name="a1397" text:class-names="">name</text:span><text:span text:style-name="a1398" text:class-names="">);</text:span></text:p>
            <text:p text:style-name="a1405" text:class-names="" text:cond-style-name="" text:id="id214"><text:span text:style-name="a1400" text:class-names="">   <text:s text:c="1"/></text:span><text:span text:style-name="a1401" text:class-names="">printf</text:span><text:span text:style-name="a1402" text:class-names="">(</text:span><text:span text:style-name="a1403" text:class-names="">"Enter age: "</text:span><text:span text:style-name="a1404" text:class-names="">);</text:span></text:p>
            <text:p text:style-name="a1416" text:class-names="" text:cond-style-name="" text:id="id215"><text:span text:style-name="a1406" text:class-names="">   <text:s text:c="1"/></text:span><text:span text:style-name="a1407" text:class-names="">scanf</text:span><text:span text:style-name="a1408" text:class-names="">(</text:span><text:span text:style-name="a1409" text:class-names="">"</text:span><text:span text:style-name="a1410" text:class-names="">%d</text:span><text:span text:style-name="a1411" text:class-names="">"</text:span><text:span text:style-name="a1412" text:class-names="">,<text:s text:c="1"/></text:span><text:span text:style-name="a1413" text:class-names="">&amp;</text:span><text:span text:style-name="a1414" text:class-names="">age</text:span><text:span text:style-name="a1415" text:class-names="">);</text:span></text:p>
            <text:p text:style-name="a1428" text:class-names="" text:cond-style-name="" text:id="id216"><text:span text:style-name="a1417" text:class-names=""><text:line-break/>   <text:s text:c="1"/></text:span><text:span text:style-name="a1418" text:class-names="">fp</text:span><text:span text:style-name="a1419" text:class-names=""><text:s text:c="1"/></text:span><text:span text:style-name="a1420" text:class-names="">=</text:span><text:span text:style-name="a1421" text:class-names=""><text:s text:c="1"/></text:span><text:span text:style-name="a1422" text:class-names="">fopen</text:span><text:span text:style-name="a1423" text:class-names="">(</text:span><text:span text:style-name="a1424" text:class-names="">"file.txt"</text:span><text:span text:style-name="a1425" text:class-names="">,<text:s text:c="1"/></text:span><text:span text:style-name="a1426" text:class-names="">"w"</text:span><text:span text:style-name="a1427" text:class-names="">);</text:span></text:p>
            <text:p text:style-name="a1444" text:class-names="" text:cond-style-name="" text:id="id217"><text:span text:style-name="a1429" text:class-names="">   <text:s text:c="1"/></text:span><text:span text:style-name="a1430" text:class-names="">fprintf</text:span><text:span text:style-name="a1431" text:class-names="">(</text:span><text:span text:style-name="a1432" text:class-names="">fp</text:span><text:span text:style-name="a1433" text:class-names="">,<text:s text:c="1"/></text:span><text:span text:style-name="a1434" text:class-names="">"</text:span><text:span text:style-name="a1435" text:class-names="">%s</text:span><text:span text:style-name="a1436" text:class-names=""><text:s text:c="1"/>was<text:s text:c="1"/></text:span><text:span text:style-name="a1437" text:class-names="">%d</text:span><text:span text:style-name="a1438" text:class-names=""><text:s text:c="1"/>years old."</text:span><text:span text:style-name="a1439" text:class-names="">,<text:s text:c="1"/></text:span><text:span text:style-name="a1440" text:class-names="">name</text:span><text:span text:style-name="a1441" text:class-names="">,<text:s text:c="1"/></text:span><text:span text:style-name="a1442" text:class-names="">age</text:span><text:span text:style-name="a1443" text:class-names="">);</text:span></text:p>
            <text:p text:style-name="a1450" text:class-names="" text:cond-style-name="" text:id="id218"><text:span text:style-name="a1445" text:class-names="">   <text:s text:c="1"/></text:span><text:span text:style-name="a1446" text:class-names="">fclose</text:span><text:span text:style-name="a1447" text:class-names="">(</text:span><text:span text:style-name="a1448" text:class-names="">fp</text:span><text:span text:style-name="a1449" text:class-names="">);</text:span></text:p>
            <text:p text:style-name="a1456" text:class-names="" text:cond-style-name="" text:id="id219"><text:span text:style-name="a1451" text:class-names=""><text:line-break/>   <text:s text:c="1"/></text:span><text:span text:style-name="a1452" text:class-names="">printf</text:span><text:span text:style-name="a1453" text:class-names="">(</text:span><text:span text:style-name="a1454" text:class-names="">"Data stored in file!"</text:span><text:span text:style-name="a1455" text:class-names="">);</text:span></text:p>
            <text:p text:style-name="a1458" text:class-names="" text:cond-style-name="" text:id="id220"><text:span text:style-name="a1457" text:class-names="">}</text:span></text:p>
          </draw:text-box>
          <svg:title/>
          <svg:desc/>
        </draw:frame>
        <draw:frame draw:id="id225" draw:style-name="a1466" draw:name="TextBox 9" svg:x="7.34921in" svg:y="3.13591in" svg:width="3.84127in" svg:height="1.00977in">
          <draw:text-box>
            <text:p text:style-name="a1461" text:class-names="" text:cond-style-name="" text:id="id222"><text:span text:style-name="a1460" text:class-names="">Enter Name: Dev</text:span></text:p>
            <text:p text:style-name="a1463" text:class-names="" text:cond-style-name="" text:id="id223"><text:span text:style-name="a1462" text:class-names="">Enter age: 18</text:span></text:p>
            <text:p text:style-name="a1465" text:class-names="" text:cond-style-name="" text:id="id224"><text:span text:style-name="a1464" text:class-names="">Data stored in file!</text:span></text:p>
          </draw:text-box>
          <svg:title/>
          <svg:desc/>
        </draw:frame>
        <draw:frame draw:id="id227" draw:style-name="a1469" draw:name="TextBox 10" svg:x="7.34921in" svg:y="2.58914in" svg:width="1.13339in" svg:height="0.43757in">
          <draw:text-box>
            <text:p text:style-name="a1468" text:class-names="" text:cond-style-name="" text:id="id226"><text:span text:style-name="a1467" text:class-names="">output</text:span></text:p>
          </draw:text-box>
          <svg:title/>
          <svg:desc/>
        </draw:frame>
        <draw:frame draw:id="id228" draw:style-name="a1470" draw:name="Picture 14" svg:x="7.34921in" svg:y="4.36409in" svg:width="4.1985in" svg:height="2.73476in" style:rel-width="scale" style:rel-height="scale">
          <draw:image xlink:href="media/image25.tmp" xlink:type="simple" xlink:show="embed" xlink:actuate="onLoad"/>
          <svg:title/>
          <svg:desc/>
        </draw:frame>
        <draw:frame draw:id="id231" draw:style-name="a1490" draw:name="TextBox 15" svg:x="7.34921in" svg:y="1.51206in" svg:width="5.20635in" svg:height="1.00977in">
          <draw:text-box>
            <text:p text:style-name="a1473" text:class-names="" text:cond-style-name="" text:id="id229"><text:span text:style-name="a1471" text:class-names="">Syntax</text:span><text:span text:style-name="a1472" text:class-names=""/></text:p>
            <text:p text:style-name="a1489" text:class-names="" text:cond-style-name="" text:id="id230"><text:span text:style-name="a1474" text:class-names="">int</text:span><text:span text:style-name="a1475" text:class-names=""><text:s text:c="1"/></text:span><text:span text:style-name="a1476" text:class-names="">fprintf</text:span><text:span text:style-name="a1477" text:class-names="">(</text:span><text:span text:style-name="a1478" text:class-names="">FILE<text:s text:c="1"/></text:span><text:span text:style-name="a1479" text:class-names="">*</text:span><text:span text:style-name="a1480" text:class-names="">stream</text:span><text:span text:style-name="a1481" text:class-names="">,<text:s text:c="1"/></text:span><text:span text:style-name="a1482" text:class-names="">const</text:span><text:span text:style-name="a1483" text:class-names=""><text:s text:c="1"/></text:span><text:span text:style-name="a1484" text:class-names="">char</text:span><text:span text:style-name="a1485" text:class-names=""><text:s text:c="1"/></text:span><text:span text:style-name="a1486" text:class-names="">*</text:span><text:span text:style-name="a1487" text:class-names="">format</text:span><text:span text:style-name="a1488" text:class-names="">, ...)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221" smil:attributeName="visibility" smil:to="visible" smil:begin="0.0s" smil:dur="0.00100000004749745s" smil:fill="hold"/>
                  <anim:transitionFilter smil:targetElement="id221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231" smil:attributeName="visibility" smil:to="visible" smil:begin="0.0s" smil:dur="0.00100000004749745s" smil:fill="hold"/>
                  <anim:transitionFilter smil:targetElement="id231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225" smil:attributeName="visibility" smil:to="visible" smil:begin="0.0s" smil:dur="0.00100000004749745s" smil:fill="hold"/>
                  <anim:transitionFilter smil:targetElement="id225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228" smil:attributeName="visibility" smil:to="visible" smil:begin="0.0s" smil:dur="0.00100000004749745s" smil:fill="hold"/>
                  <anim:transitionFilter smil:targetElement="id228" smil:type="slideWipe" smil:subtype="fromTop" smil:dur="0.5s"/>
                </anim:par>
              </anim:par>
            </anim:par>
          </anim:seq>
        </anim:par>
      </draw:page>
      <draw:page draw:name="Slide16" draw:style-name="a1491" draw:master-page-name="Master1-Layout7-blank-Blank" presentation:presentation-page-layout-name="Master1-PPL7" draw:id="Slide-271">
        <draw:frame draw:id="id232" draw:style-name="a1495" draw:name="TextBox 2" svg:x="4.44291in" svg:y="0.22222in" svg:width="4.44752in" svg:height="0.70684in">
          <draw:text-box>
            <text:p text:style-name="a1494" text:class-names="" text:cond-style-name=""><text:span text:style-name="a1492" text:class-names="">Write Data for Files</text:span><text:span text:style-name="a1493" text:class-names=""/></text:p>
          </draw:text-box>
          <svg:title/>
          <svg:desc/>
        </draw:frame>
        <draw:frame draw:id="id233" draw:style-name="a1498" draw:name="TextBox 8" svg:x="0.98413in" svg:y="1.01831in" svg:width="3.28571in" svg:height="0.43757in">
          <draw:text-box>
            <text:p text:style-name="a1497" text:class-names="" text:cond-style-name=""><text:span text:style-name="a1496" text:class-names="">fputs() - Example</text:span></text:p>
          </draw:text-box>
          <svg:title/>
          <svg:desc/>
        </draw:frame>
        <draw:frame draw:id="id237" draw:style-name="a1505" draw:name="TextBox 9" svg:x="7.34921in" svg:y="2.99548in" svg:width="3.84127in" svg:height="1.00977in">
          <draw:text-box>
            <text:p text:style-name="a1500" text:class-names="" text:cond-style-name="" text:id="id234"><text:span text:style-name="a1499" text:class-names="">Enter Name: Arun</text:span></text:p>
            <text:p text:style-name="a1502" text:class-names="" text:cond-style-name="" text:id="id235"><text:span text:style-name="a1501" text:class-names="">Enter age: 19</text:span></text:p>
            <text:p text:style-name="a1504" text:class-names="" text:cond-style-name="" text:id="id236"><text:span text:style-name="a1503" text:class-names="">Data stored in file!</text:span></text:p>
          </draw:text-box>
          <svg:title/>
          <svg:desc/>
        </draw:frame>
        <draw:frame draw:id="id239" draw:style-name="a1508" draw:name="TextBox 10" svg:x="7.34921in" svg:y="2.44626in" svg:width="1.13339in" svg:height="0.43757in">
          <draw:text-box>
            <text:p text:style-name="a1507" text:class-names="" text:cond-style-name="" text:id="id238"><text:span text:style-name="a1506" text:class-names="">output</text:span></text:p>
          </draw:text-box>
          <svg:title/>
          <svg:desc/>
        </draw:frame>
        <draw:frame draw:id="id254" draw:style-name="a1618" draw:name="TextBox 1" svg:x="0.98413in" svg:y="1.60317in" svg:width="5.26984in" svg:height="5.25078in">
          <draw:text-box>
            <text:p text:style-name="a1513" text:class-names="" text:cond-style-name="" text:id="id240"><text:span text:style-name="a1509" text:class-names="">#include</text:span><text:span text:style-name="a1510" text:class-names=""><text:s text:c="1"/></text:span><text:span text:style-name="a1511" text:class-names="">&lt;stdio.h&gt;</text:span><text:span text:style-name="a1512" text:class-names=""/></text:p>
            <text:p text:style-name="a1518" text:class-names="" text:cond-style-name="" text:id="id241"><text:span text:style-name="a1514" text:class-names="">int</text:span><text:span text:style-name="a1515" text:class-names=""><text:s text:c="1"/></text:span><text:span text:style-name="a1516" text:class-names="">main</text:span><text:span text:style-name="a1517" text:class-names="">(){</text:span></text:p>
            <text:p text:style-name="a1526" text:class-names="" text:cond-style-name="" text:id="id242"><text:span text:style-name="a1519" text:class-names="">   <text:s text:c="1"/></text:span><text:span text:style-name="a1520" text:class-names="">char</text:span><text:span text:style-name="a1521" text:class-names=""><text:s text:c="1"/></text:span><text:span text:style-name="a1522" text:class-names="">name</text:span><text:span text:style-name="a1523" text:class-names="">[</text:span><text:span text:style-name="a1524" text:class-names="">30</text:span><text:span text:style-name="a1525" text:class-names="">];</text:span></text:p>
            <text:p text:style-name="a1534" text:class-names="" text:cond-style-name="" text:id="id243"><text:span text:style-name="a1527" text:class-names="">   <text:s text:c="1"/></text:span><text:span text:style-name="a1528" text:class-names="">char</text:span><text:span text:style-name="a1529" text:class-names=""><text:s text:c="1"/></text:span><text:span text:style-name="a1530" text:class-names="">age</text:span><text:span text:style-name="a1531" text:class-names="">[</text:span><text:span text:style-name="a1532" text:class-names="">12</text:span><text:span text:style-name="a1533" text:class-names="">];</text:span></text:p>
            <text:p text:style-name="a1545" text:class-names="" text:cond-style-name="" text:id="id244"><text:span text:style-name="a1535" text:class-names="">   <text:s text:c="1"/></text:span><text:span text:style-name="a1536" text:class-names="">FILE</text:span><text:span text:style-name="a1537" text:class-names=""><text:s text:c="1"/></text:span><text:span text:style-name="a1538" text:class-names="">*</text:span><text:span text:style-name="a1539" text:class-names="">fp</text:span><text:span text:style-name="a1540" text:class-names="">;<text:line-break/>   <text:s text:c="1"/></text:span><text:span text:style-name="a1541" text:class-names="">printf</text:span><text:span text:style-name="a1542" text:class-names="">(</text:span><text:span text:style-name="a1543" text:class-names="">"Enter Name: "</text:span><text:span text:style-name="a1544" text:class-names="">);</text:span></text:p>
            <text:p text:style-name="a1551" text:class-names="" text:cond-style-name="" text:id="id245"><text:span text:style-name="a1546" text:class-names="">   <text:s text:c="1"/></text:span><text:span text:style-name="a1547" text:class-names="">gets</text:span><text:span text:style-name="a1548" text:class-names="">(</text:span><text:span text:style-name="a1549" text:class-names="">name</text:span><text:span text:style-name="a1550" text:class-names="">);</text:span></text:p>
            <text:p text:style-name="a1557" text:class-names="" text:cond-style-name="" text:id="id246"><text:span text:style-name="a1552" text:class-names="">   <text:s text:c="1"/></text:span><text:span text:style-name="a1553" text:class-names="">printf</text:span><text:span text:style-name="a1554" text:class-names="">(</text:span><text:span text:style-name="a1555" text:class-names="">"Enter age: "</text:span><text:span text:style-name="a1556" text:class-names="">);</text:span></text:p>
            <text:p text:style-name="a1573" text:class-names="" text:cond-style-name="" text:id="id247"><text:span text:style-name="a1558" text:class-names="">   <text:s text:c="1"/></text:span><text:span text:style-name="a1559" text:class-names="">gets</text:span><text:span text:style-name="a1560" text:class-names="">(</text:span><text:span text:style-name="a1561" text:class-names="">age</text:span><text:span text:style-name="a1562" text:class-names="">);<text:line-break/>   <text:s text:c="1"/></text:span><text:span text:style-name="a1563" text:class-names="">fp</text:span><text:span text:style-name="a1564" text:class-names=""><text:s text:c="1"/></text:span><text:span text:style-name="a1565" text:class-names="">=</text:span><text:span text:style-name="a1566" text:class-names=""><text:s text:c="1"/></text:span><text:span text:style-name="a1567" text:class-names="">fopen</text:span><text:span text:style-name="a1568" text:class-names="">(</text:span><text:span text:style-name="a1569" text:class-names="">"file.txt"</text:span><text:span text:style-name="a1570" text:class-names="">,<text:s text:c="1"/></text:span><text:span text:style-name="a1571" text:class-names="">"w"</text:span><text:span text:style-name="a1572" text:class-names="">);</text:span></text:p>
            <text:p text:style-name="a1581" text:class-names="" text:cond-style-name="" text:id="id248"><text:span text:style-name="a1574" text:class-names="">   <text:s text:c="1"/></text:span><text:span text:style-name="a1575" text:class-names="">fputs</text:span><text:span text:style-name="a1576" text:class-names="">(</text:span><text:span text:style-name="a1577" text:class-names="">name</text:span><text:span text:style-name="a1578" text:class-names="">,<text:s text:c="1"/></text:span><text:span text:style-name="a1579" text:class-names="">fp</text:span><text:span text:style-name="a1580" text:class-names="">);</text:span></text:p>
            <text:p text:style-name="a1589" text:class-names="" text:cond-style-name="" text:id="id249"><text:span text:style-name="a1582" text:class-names="">   <text:s text:c="1"/></text:span><text:span text:style-name="a1583" text:class-names="">fputs</text:span><text:span text:style-name="a1584" text:class-names="">(</text:span><text:span text:style-name="a1585" text:class-names="">" was "</text:span><text:span text:style-name="a1586" text:class-names="">,<text:s text:c="1"/></text:span><text:span text:style-name="a1587" text:class-names="">fp</text:span><text:span text:style-name="a1588" text:class-names="">);</text:span></text:p>
            <text:p text:style-name="a1597" text:class-names="" text:cond-style-name="" text:id="id250"><text:span text:style-name="a1590" text:class-names="">   <text:s text:c="1"/></text:span><text:span text:style-name="a1591" text:class-names="">fputs</text:span><text:span text:style-name="a1592" text:class-names="">(</text:span><text:span text:style-name="a1593" text:class-names="">age</text:span><text:span text:style-name="a1594" text:class-names="">,<text:s text:c="1"/></text:span><text:span text:style-name="a1595" text:class-names="">fp</text:span><text:span text:style-name="a1596" text:class-names="">);</text:span></text:p>
            <text:p text:style-name="a1605" text:class-names="" text:cond-style-name="" text:id="id251"><text:span text:style-name="a1598" text:class-names="">   <text:s text:c="1"/></text:span><text:span text:style-name="a1599" text:class-names="">fputs</text:span><text:span text:style-name="a1600" text:class-names="">(</text:span><text:span text:style-name="a1601" text:class-names="">" years old! "</text:span><text:span text:style-name="a1602" text:class-names="">,<text:s text:c="1"/></text:span><text:span text:style-name="a1603" text:class-names="">fp</text:span><text:span text:style-name="a1604" text:class-names="">);</text:span></text:p>
            <text:p text:style-name="a1615" text:class-names="" text:cond-style-name="" text:id="id252"><text:span text:style-name="a1606" text:class-names="">   <text:s text:c="1"/></text:span><text:span text:style-name="a1607" text:class-names="">fclose</text:span><text:span text:style-name="a1608" text:class-names="">(</text:span><text:span text:style-name="a1609" text:class-names="">fp</text:span><text:span text:style-name="a1610" text:class-names="">);<text:line-break/>   <text:s text:c="1"/></text:span><text:span text:style-name="a1611" text:class-names="">printf</text:span><text:span text:style-name="a1612" text:class-names="">(</text:span><text:span text:style-name="a1613" text:class-names="">"Data stored in file!"</text:span><text:span text:style-name="a1614" text:class-names="">);</text:span></text:p>
            <text:p text:style-name="a1617" text:class-names="" text:cond-style-name="" text:id="id253"><text:span text:style-name="a1616" text:class-names="">}</text:span></text:p>
          </draw:text-box>
          <svg:title/>
          <svg:desc/>
        </draw:frame>
        <draw:frame draw:id="id255" draw:style-name="a1619" draw:name="Picture 7" svg:x="7.34921in" svg:y="4.22857in" svg:width="4.1985in" svg:height="2.73476in" style:rel-width="scale" style:rel-height="scale">
          <draw:image xlink:href="media/image26.tmp" xlink:type="simple" xlink:show="embed" xlink:actuate="onLoad"/>
          <svg:title/>
          <svg:desc/>
        </draw:frame>
        <draw:frame draw:id="id258" draw:style-name="a1640" draw:name="TextBox 13" svg:x="7.34921in" svg:y="1.45588in" svg:width="5.20635in" svg:height="1.00977in">
          <draw:text-box>
            <text:p text:style-name="a1622" text:class-names="" text:cond-style-name="" text:id="id256"><text:span text:style-name="a1620" text:class-names="">syntax</text:span><text:span text:style-name="a1621" text:class-names=""/></text:p>
            <text:p text:style-name="a1639" text:class-names="" text:cond-style-name="" text:id="id257"><text:span text:style-name="a1623" text:class-names="">int</text:span><text:span text:style-name="a1624" text:class-names=""><text:s text:c="1"/></text:span><text:span text:style-name="a1625" text:class-names="">fputs</text:span><text:span text:style-name="a1626" text:class-names="">(</text:span><text:span text:style-name="a1627" text:class-names="">const</text:span><text:span text:style-name="a1628" text:class-names=""><text:s text:c="1"/></text:span><text:span text:style-name="a1629" text:class-names="">char</text:span><text:span text:style-name="a1630" text:class-names=""><text:s text:c="1"/></text:span><text:span text:style-name="a1631" text:class-names="">*</text:span><text:span text:style-name="a1632" text:class-names="">str</text:span><text:span text:style-name="a1633" text:class-names="">,<text:s text:c="1"/></text:span><text:span text:style-name="a1634" text:class-names="">FILE</text:span><text:span text:style-name="a1635" text:class-names=""><text:s text:c="1"/></text:span><text:span text:style-name="a1636" text:class-names="">*</text:span><text:span text:style-name="a1637" text:class-names="">stream</text:span><text:span text:style-name="a1638" text:class-names="">)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254" smil:attributeName="visibility" smil:to="visible" smil:begin="0.0s" smil:dur="0.00100000004749745s" smil:fill="hold"/>
                  <anim:transitionFilter smil:targetElement="id254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258" smil:attributeName="visibility" smil:to="visible" smil:begin="0.0s" smil:dur="0.00100000004749745s" smil:fill="hold"/>
                  <anim:transitionFilter smil:targetElement="id258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39" smil:attributeName="visibility" smil:to="visible" smil:begin="0.0s" smil:dur="0.00100000004749745s" smil:fill="hold"/>
                  <anim:transitionFilter smil:targetElement="id239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  <anim:transitionFilter smil:targetElement="id237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255" smil:attributeName="visibility" smil:to="visible" smil:begin="0.0s" smil:dur="0.00100000004749745s" smil:fill="hold"/>
                  <anim:transitionFilter smil:targetElement="id255" smil:type="slideWipe" smil:subtype="fromTop" smil:dur="0.5s"/>
                </anim:par>
              </anim:par>
            </anim:par>
          </anim:seq>
        </anim:par>
      </draw:page>
      <draw:page draw:name="Slide17" draw:style-name="a1641" draw:master-page-name="Master1-Layout7-blank-Blank" presentation:presentation-page-layout-name="Master1-PPL7" draw:id="Slide-272">
        <draw:frame draw:id="id259" draw:style-name="a1645" draw:name="TextBox 2" svg:x="4.44291in" svg:y="0.22222in" svg:width="4.44752in" svg:height="0.70684in">
          <draw:text-box>
            <text:p text:style-name="a1644" text:class-names="" text:cond-style-name=""><text:span text:style-name="a1642" text:class-names="">Write Data for Files</text:span><text:span text:style-name="a1643" text:class-names=""/></text:p>
          </draw:text-box>
          <svg:title/>
          <svg:desc/>
        </draw:frame>
        <draw:frame draw:id="id260" draw:style-name="a1648" draw:name="TextBox 8" svg:x="0.98413in" svg:y="1.01831in" svg:width="3.28571in" svg:height="0.43757in">
          <draw:text-box>
            <text:p text:style-name="a1647" text:class-names="" text:cond-style-name=""><text:span text:style-name="a1646" text:class-names="">fputc() - Example</text:span></text:p>
          </draw:text-box>
          <svg:title/>
          <svg:desc/>
        </draw:frame>
        <draw:frame draw:id="id263" draw:style-name="a1653" draw:name="TextBox 9" svg:x="7.34921in" svg:y="3.14507in" svg:width="3.84127in" svg:height="0.70684in">
          <draw:text-box>
            <text:p text:style-name="a1650" text:class-names="" text:cond-style-name="" text:id="id261"><text:span text:style-name="a1649" text:class-names="">Enter some character: Hello World!</text:span></text:p>
            <text:p text:style-name="a1652" text:class-names="" text:cond-style-name="" text:id="id262"><text:span text:style-name="a1651" text:class-names="">Data stored in file!</text:span></text:p>
          </draw:text-box>
          <svg:title/>
          <svg:desc/>
        </draw:frame>
        <draw:frame draw:id="id265" draw:style-name="a1656" draw:name="TextBox 10" svg:x="7.22613in" svg:y="2.6327in" svg:width="1.13339in" svg:height="0.43757in">
          <draw:text-box>
            <text:p text:style-name="a1655" text:class-names="" text:cond-style-name="" text:id="id264"><text:span text:style-name="a1654" text:class-names="">output</text:span></text:p>
          </draw:text-box>
          <svg:title/>
          <svg:desc/>
        </draw:frame>
        <draw:frame draw:id="id280" draw:style-name="a1758" draw:name="TextBox 4" svg:x="0.77791in" svg:y="1.66742in" svg:width="6.08174in" svg:height="5.25078in">
          <draw:text-box>
            <text:p text:style-name="a1661" text:class-names="" text:cond-style-name="" text:id="id266"><text:span text:style-name="a1657" text:class-names="">#include</text:span><text:span text:style-name="a1658" text:class-names=""><text:s text:c="1"/></text:span><text:span text:style-name="a1659" text:class-names="">&lt;stdio.h&gt;</text:span><text:span text:style-name="a1660" text:class-names=""/></text:p>
            <text:p text:style-name="a1666" text:class-names="" text:cond-style-name="" text:id="id267"><text:span text:style-name="a1662" text:class-names="">#include</text:span><text:span text:style-name="a1663" text:class-names=""><text:s text:c="1"/></text:span><text:span text:style-name="a1664" text:class-names="">&lt;string.h&gt;</text:span><text:span text:style-name="a1665" text:class-names=""/></text:p>
            <text:p text:style-name="a1671" text:class-names="" text:cond-style-name="" text:id="id268"><text:span text:style-name="a1667" text:class-names="">int</text:span><text:span text:style-name="a1668" text:class-names=""><text:s text:c="1"/></text:span><text:span text:style-name="a1669" text:class-names="">main</text:span><text:span text:style-name="a1670" text:class-names="">(){</text:span></text:p>
            <text:p text:style-name="a1679" text:class-names="" text:cond-style-name="" text:id="id269"><text:span text:style-name="a1672" text:class-names="">   <text:s text:c="1"/></text:span><text:span text:style-name="a1673" text:class-names="">char</text:span><text:span text:style-name="a1674" text:class-names=""><text:s text:c="1"/></text:span><text:span text:style-name="a1675" text:class-names="">text</text:span><text:span text:style-name="a1676" text:class-names="">[</text:span><text:span text:style-name="a1677" text:class-names="">30</text:span><text:span text:style-name="a1678" text:class-names="">];</text:span></text:p>
            <text:p text:style-name="a1686" text:class-names="" text:cond-style-name="" text:id="id270"><text:span text:style-name="a1680" text:class-names="">   <text:s text:c="1"/></text:span><text:span text:style-name="a1681" text:class-names="">FILE</text:span><text:span text:style-name="a1682" text:class-names=""><text:s text:c="1"/></text:span><text:span text:style-name="a1683" text:class-names="">*</text:span><text:span text:style-name="a1684" text:class-names="">fp</text:span><text:span text:style-name="a1685" text:class-names="">;</text:span></text:p>
            <text:p text:style-name="a1692" text:class-names="" text:cond-style-name="" text:id="id271"><text:span text:style-name="a1687" text:class-names=""><text:line-break/>   <text:s text:c="1"/></text:span><text:span text:style-name="a1688" text:class-names="">printf</text:span><text:span text:style-name="a1689" text:class-names="">(</text:span><text:span text:style-name="a1690" text:class-names="">"Enter some character: "</text:span><text:span text:style-name="a1691" text:class-names="">);</text:span></text:p>
            <text:p text:style-name="a1698" text:class-names="" text:cond-style-name="" text:id="id272"><text:span text:style-name="a1693" text:class-names="">   <text:s text:c="1"/></text:span><text:span text:style-name="a1694" text:class-names="">gets</text:span><text:span text:style-name="a1695" text:class-names="">(</text:span><text:span text:style-name="a1696" text:class-names="">text</text:span><text:span text:style-name="a1697" text:class-names="">);</text:span></text:p>
            <text:p text:style-name="a1710" text:class-names="" text:cond-style-name="" text:id="id273"><text:span text:style-name="a1699" text:class-names=""><text:line-break/>   <text:s text:c="1"/></text:span><text:span text:style-name="a1700" text:class-names="">fp</text:span><text:span text:style-name="a1701" text:class-names=""><text:s text:c="1"/></text:span><text:span text:style-name="a1702" text:class-names="">=</text:span><text:span text:style-name="a1703" text:class-names=""><text:s text:c="1"/></text:span><text:span text:style-name="a1704" text:class-names="">fopen</text:span><text:span text:style-name="a1705" text:class-names="">(</text:span><text:span text:style-name="a1706" text:class-names="">"file.txt"</text:span><text:span text:style-name="a1707" text:class-names="">,<text:s text:c="1"/></text:span><text:span text:style-name="a1708" text:class-names="">"w"</text:span><text:span text:style-name="a1709" text:class-names="">);</text:span></text:p>
            <text:p text:style-name="a1731" text:class-names="" text:cond-style-name="" text:id="id274"><text:span text:style-name="a1711" text:class-names="">   <text:s text:c="1"/></text:span><text:span text:style-name="a1712" text:class-names="">for</text:span><text:span text:style-name="a1713" text:class-names=""><text:s text:c="1"/>(</text:span><text:span text:style-name="a1714" text:class-names="">int</text:span><text:span text:style-name="a1715" text:class-names=""><text:s text:c="1"/></text:span><text:span text:style-name="a1716" text:class-names="">i</text:span><text:span text:style-name="a1717" text:class-names=""><text:s text:c="1"/></text:span><text:span text:style-name="a1718" text:class-names="">=</text:span><text:span text:style-name="a1719" text:class-names=""><text:s text:c="1"/></text:span><text:span text:style-name="a1720" text:class-names="">0</text:span><text:span text:style-name="a1721" text:class-names="">;<text:s text:c="1"/></text:span><text:span text:style-name="a1722" text:class-names="">i</text:span><text:span text:style-name="a1723" text:class-names="">&lt;</text:span><text:span text:style-name="a1724" text:class-names="">strlen</text:span><text:span text:style-name="a1725" text:class-names="">(</text:span><text:span text:style-name="a1726" text:class-names="">text</text:span><text:span text:style-name="a1727" text:class-names="">);<text:s text:c="1"/></text:span><text:span text:style-name="a1728" text:class-names="">i</text:span><text:span text:style-name="a1729" text:class-names="">++</text:span><text:span text:style-name="a1730" text:class-names="">){</text:span></text:p>
            <text:p text:style-name="a1741" text:class-names="" text:cond-style-name="" text:id="id275"><text:span text:style-name="a1732" text:class-names="">       <text:s text:c="1"/></text:span><text:span text:style-name="a1733" text:class-names="">fputc</text:span><text:span text:style-name="a1734" text:class-names="">(</text:span><text:span text:style-name="a1735" text:class-names="">text</text:span><text:span text:style-name="a1736" text:class-names="">[</text:span><text:span text:style-name="a1737" text:class-names="">i</text:span><text:span text:style-name="a1738" text:class-names="">],<text:s text:c="1"/></text:span><text:span text:style-name="a1739" text:class-names="">fp</text:span><text:span text:style-name="a1740" text:class-names="">);</text:span></text:p>
            <text:p text:style-name="a1743" text:class-names="" text:cond-style-name="" text:id="id276"><text:span text:style-name="a1742" text:class-names="">    }</text:span></text:p>
            <text:p text:style-name="a1749" text:class-names="" text:cond-style-name="" text:id="id277"><text:span text:style-name="a1744" text:class-names="">   <text:s text:c="1"/></text:span><text:span text:style-name="a1745" text:class-names="">fclose</text:span><text:span text:style-name="a1746" text:class-names="">(</text:span><text:span text:style-name="a1747" text:class-names="">fp</text:span><text:span text:style-name="a1748" text:class-names="">);</text:span></text:p>
            <text:p text:style-name="a1755" text:class-names="" text:cond-style-name="" text:id="id278"><text:span text:style-name="a1750" text:class-names=""><text:line-break/>   <text:s text:c="1"/></text:span><text:span text:style-name="a1751" text:class-names="">printf</text:span><text:span text:style-name="a1752" text:class-names="">(</text:span><text:span text:style-name="a1753" text:class-names="">"Data stored in file!"</text:span><text:span text:style-name="a1754" text:class-names="">);</text:span></text:p>
            <text:p text:style-name="a1757" text:class-names="" text:cond-style-name="" text:id="id279"><text:span text:style-name="a1756" text:class-names="">}</text:span></text:p>
          </draw:text-box>
          <svg:title/>
          <svg:desc/>
        </draw:frame>
        <draw:frame draw:id="id281" draw:style-name="a1759" draw:name="Picture 13" svg:x="7.34921in" svg:y="4.00151in" svg:width="4.1985in" svg:height="2.91669in" style:rel-width="scale" style:rel-height="scale">
          <draw:image xlink:href="media/image27.tmp" xlink:type="simple" xlink:show="embed" xlink:actuate="onLoad"/>
          <svg:title/>
          <svg:desc/>
        </draw:frame>
        <draw:frame draw:id="id284" draw:style-name="a1777" draw:name="TextBox 14" svg:x="7.22613in" svg:y="1.62148in" svg:width="5.20635in" svg:height="0.70684in">
          <draw:text-box>
            <text:p text:style-name="a1762" text:class-names="" text:cond-style-name="" text:id="id282"><text:span text:style-name="a1760" text:class-names="">syntax</text:span><text:span text:style-name="a1761" text:class-names=""/></text:p>
            <text:p text:style-name="a1776" text:class-names="" text:cond-style-name="" text:id="id283"><text:span text:style-name="a1763" text:class-names="">int</text:span><text:span text:style-name="a1764" text:class-names=""><text:s text:c="1"/></text:span><text:span text:style-name="a1765" text:class-names="">fputc</text:span><text:span text:style-name="a1766" text:class-names="">(</text:span><text:span text:style-name="a1767" text:class-names="">int</text:span><text:span text:style-name="a1768" text:class-names=""><text:s text:c="1"/></text:span><text:span text:style-name="a1769" text:class-names="">c</text:span><text:span text:style-name="a1770" text:class-names="">,<text:s text:c="1"/></text:span><text:span text:style-name="a1771" text:class-names="">FILE</text:span><text:span text:style-name="a1772" text:class-names=""><text:s text:c="1"/></text:span><text:span text:style-name="a1773" text:class-names="">*</text:span><text:span text:style-name="a1774" text:class-names="">stream</text:span><text:span text:style-name="a1775" text:class-names="">)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280" smil:attributeName="visibility" smil:to="visible" smil:begin="0.0s" smil:dur="0.00100000004749745s" smil:fill="hold"/>
                  <anim:transitionFilter smil:targetElement="id280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284" smil:attributeName="visibility" smil:to="visible" smil:begin="0.0s" smil:dur="0.00100000004749745s" smil:fill="hold"/>
                  <anim:animate smil:targetElement="id284" smil:attributeName="width" smil:values="0;width" smil:keyTimes="0.0;1.0" smil:dur="0.5s" smil:fill="hold"/>
                  <anim:animate smil:targetElement="id284" smil:attributeName="height" smil:values="0;height" smil:keyTimes="0.0;1.0" smil:dur="0.5s" smil:fill="hold"/>
                  <anim:transitionFilter smil:targetElement="id28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65" smil:attributeName="visibility" smil:to="visible" smil:begin="0.0s" smil:dur="0.00100000004749745s" smil:fill="hold"/>
                  <anim:transitionFilter smil:targetElement="id265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263" smil:attributeName="visibility" smil:to="visible" smil:begin="0.0s" smil:dur="0.00100000004749745s" smil:fill="hold"/>
                  <anim:transitionFilter smil:targetElement="id263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281" smil:attributeName="visibility" smil:to="visible" smil:begin="0.0s" smil:dur="0.00100000004749745s" smil:fill="hold"/>
                  <anim:transitionFilter smil:targetElement="id281" smil:type="slideWipe" smil:subtype="fromTop" smil:dur="0.5s"/>
                </anim:par>
              </anim:par>
            </anim:par>
          </anim:seq>
        </anim:par>
      </draw:page>
      <draw:page draw:name="Slide18" draw:style-name="a1778" draw:master-page-name="Master1-Layout7-blank-Blank" presentation:presentation-page-layout-name="Master1-PPL7" draw:id="Slide-273">
        <draw:frame draw:id="id285" draw:style-name="a1782" draw:name="TextBox 2" svg:x="4.44291in" svg:y="0.22222in" svg:width="4.44752in" svg:height="0.70684in">
          <draw:text-box>
            <text:p text:style-name="a1781" text:class-names="" text:cond-style-name=""><text:span text:style-name="a1779" text:class-names="">Write Data for Files</text:span><text:span text:style-name="a1780" text:class-names=""/></text:p>
          </draw:text-box>
          <svg:title/>
          <svg:desc/>
        </draw:frame>
        <draw:frame draw:id="id286" draw:style-name="a1785" draw:name="TextBox 8" svg:x="0.98413in" svg:y="1.01831in" svg:width="3.28571in" svg:height="0.43757in">
          <draw:text-box>
            <text:p text:style-name="a1784" text:class-names="" text:cond-style-name=""><text:span text:style-name="a1783" text:class-names="">fwrite() - Example</text:span></text:p>
          </draw:text-box>
          <svg:title/>
          <svg:desc/>
        </draw:frame>
        <draw:frame draw:id="id288" draw:style-name="a1788" draw:name="TextBox 9" svg:x="7.34921in" svg:y="3.75in" svg:width="3.84127in" svg:height="0.40391in">
          <draw:text-box>
            <text:p text:style-name="a1787" text:class-names="" text:cond-style-name="" text:id="id287"><text:span text:style-name="a1786" text:class-names="">15 bytes stored in file!</text:span></text:p>
          </draw:text-box>
          <svg:title/>
          <svg:desc/>
        </draw:frame>
        <draw:frame draw:id="id290" draw:style-name="a1791" draw:name="TextBox 10" svg:x="7.34921in" svg:y="3.31243in" svg:width="1.13339in" svg:height="0.43757in">
          <draw:text-box>
            <text:p text:style-name="a1790" text:class-names="" text:cond-style-name="" text:id="id289"><text:span text:style-name="a1789" text:class-names="">output</text:span></text:p>
          </draw:text-box>
          <svg:title/>
          <svg:desc/>
        </draw:frame>
        <draw:frame draw:id="id303" draw:style-name="a1884" draw:name="TextBox 1" svg:x="0.98413in" svg:y="1.5501in" svg:width="5.9851in" svg:height="4.94785in">
          <draw:text-box>
            <text:p text:style-name="a1796" text:class-names="" text:cond-style-name="" text:id="id291"><text:span text:style-name="a1792" text:class-names="">#include</text:span><text:span text:style-name="a1793" text:class-names=""><text:s text:c="1"/></text:span><text:span text:style-name="a1794" text:class-names="">&lt;stdio.h&gt;</text:span><text:span text:style-name="a1795" text:class-names=""/></text:p>
            <text:p text:style-name="a1801" text:class-names="" text:cond-style-name="" text:id="id292"><text:span text:style-name="a1797" text:class-names="">#include</text:span><text:span text:style-name="a1798" text:class-names=""><text:s text:c="1"/></text:span><text:span text:style-name="a1799" text:class-names="">&lt;string.h&gt;</text:span><text:span text:style-name="a1800" text:class-names=""/></text:p>
            <text:p text:style-name="a1806" text:class-names="" text:cond-style-name="" text:id="id293"><text:span text:style-name="a1802" text:class-names="">#include</text:span><text:span text:style-name="a1803" text:class-names=""><text:s text:c="1"/></text:span><text:span text:style-name="a1804" text:class-names="">&lt;stdlib.h&gt;</text:span><text:span text:style-name="a1805" text:class-names=""/></text:p>
            <text:p text:style-name="a1811" text:class-names="" text:cond-style-name="" text:id="id294"><text:span text:style-name="a1807" text:class-names="">int</text:span><text:span text:style-name="a1808" text:class-names=""><text:s text:c="1"/></text:span><text:span text:style-name="a1809" text:class-names="">main</text:span><text:span text:style-name="a1810" text:class-names="">(){</text:span></text:p>
            <text:p text:style-name="a1817" text:class-names="" text:cond-style-name="" text:id="id295"><text:span text:style-name="a1812" text:class-names="">   <text:s text:c="1"/></text:span><text:span text:style-name="a1813" text:class-names="">size_t</text:span><text:span text:style-name="a1814" text:class-names=""><text:s text:c="1"/></text:span><text:span text:style-name="a1815" text:class-names="">count</text:span><text:span text:style-name="a1816" text:class-names="">;</text:span></text:p>
            <text:p text:style-name="a1828" text:class-names="" text:cond-style-name="" text:id="id296"><text:span text:style-name="a1818" text:class-names="">   <text:s text:c="1"/></text:span><text:span text:style-name="a1819" text:class-names="">char</text:span><text:span text:style-name="a1820" text:class-names=""><text:s text:c="1"/></text:span><text:span text:style-name="a1821" text:class-names="">text</text:span><text:span text:style-name="a1822" text:class-names="">[]</text:span><text:span text:style-name="a1823" text:class-names=""><text:s text:c="1"/></text:span><text:span text:style-name="a1824" text:class-names="">=</text:span><text:span text:style-name="a1825" text:class-names=""><text:s text:c="1"/></text:span><text:span text:style-name="a1826" text:class-names="">"Hello Everyone!"</text:span><text:span text:style-name="a1827" text:class-names="">;</text:span></text:p>
            <text:p text:style-name="a1835" text:class-names="" text:cond-style-name="" text:id="id297"><text:span text:style-name="a1829" text:class-names="">   <text:s text:c="1"/></text:span><text:span text:style-name="a1830" text:class-names="">FILE</text:span><text:span text:style-name="a1831" text:class-names=""><text:s text:c="1"/></text:span><text:span text:style-name="a1832" text:class-names="">*</text:span><text:span text:style-name="a1833" text:class-names="">fp</text:span><text:span text:style-name="a1834" text:class-names="">;</text:span></text:p>
            <text:p text:style-name="a1847" text:class-names="" text:cond-style-name="" text:id="id298"><text:span text:style-name="a1836" text:class-names=""><text:line-break/>   <text:s text:c="1"/></text:span><text:span text:style-name="a1837" text:class-names="">fp</text:span><text:span text:style-name="a1838" text:class-names=""><text:s text:c="1"/></text:span><text:span text:style-name="a1839" text:class-names="">=</text:span><text:span text:style-name="a1840" text:class-names=""><text:s text:c="1"/></text:span><text:span text:style-name="a1841" text:class-names="">fopen</text:span><text:span text:style-name="a1842" text:class-names="">(</text:span><text:span text:style-name="a1843" text:class-names="">"file.txt"</text:span><text:span text:style-name="a1844" text:class-names="">,<text:s text:c="1"/></text:span><text:span text:style-name="a1845" text:class-names="">"w"</text:span><text:span text:style-name="a1846" text:class-names="">);</text:span></text:p>
            <text:p text:style-name="a1865" text:class-names="" text:cond-style-name="" text:id="id299"><text:span text:style-name="a1848" text:class-names="">   <text:s text:c="1"/></text:span><text:span text:style-name="a1849" text:class-names="">count</text:span><text:span text:style-name="a1850" text:class-names=""><text:s text:c="1"/></text:span><text:span text:style-name="a1851" text:class-names="">=</text:span><text:span text:style-name="a1852" text:class-names=""><text:s text:c="1"/></text:span><text:span text:style-name="a1853" text:class-names="">fwrite</text:span><text:span text:style-name="a1854" text:class-names="">(</text:span><text:span text:style-name="a1855" text:class-names="">text</text:span><text:span text:style-name="a1856" text:class-names="">,<text:s text:c="1"/></text:span><text:span text:style-name="a1857" text:class-names="">1</text:span><text:span text:style-name="a1858" text:class-names="">,<text:s text:c="1"/></text:span><text:span text:style-name="a1859" text:class-names="">strlen</text:span><text:span text:style-name="a1860" text:class-names="">(</text:span><text:span text:style-name="a1861" text:class-names="">text</text:span><text:span text:style-name="a1862" text:class-names="">),<text:s text:c="1"/></text:span><text:span text:style-name="a1863" text:class-names="">fp</text:span><text:span text:style-name="a1864" text:class-names="">);</text:span></text:p>
            <text:p text:style-name="a1871" text:class-names="" text:cond-style-name="" text:id="id300"><text:span text:style-name="a1866" text:class-names="">   <text:s text:c="1"/></text:span><text:span text:style-name="a1867" text:class-names="">fclose</text:span><text:span text:style-name="a1868" text:class-names="">(</text:span><text:span text:style-name="a1869" text:class-names="">fp</text:span><text:span text:style-name="a1870" text:class-names="">);</text:span></text:p>
            <text:p text:style-name="a1881" text:class-names="" text:cond-style-name="" text:id="id301"><text:span text:style-name="a1872" text:class-names=""><text:line-break/>   <text:s text:c="1"/></text:span><text:span text:style-name="a1873" text:class-names="">printf</text:span><text:span text:style-name="a1874" text:class-names="">(</text:span><text:span text:style-name="a1875" text:class-names="">"</text:span><text:span text:style-name="a1876" text:class-names="">%d</text:span><text:span text:style-name="a1877" text:class-names=""><text:s text:c="1"/>bytes stored in file!"</text:span><text:span text:style-name="a1878" text:class-names="">,<text:s text:c="1"/></text:span><text:span text:style-name="a1879" text:class-names="">count</text:span><text:span text:style-name="a1880" text:class-names="">);</text:span></text:p>
            <text:p text:style-name="a1883" text:class-names="" text:cond-style-name="" text:id="id302"><text:span text:style-name="a1882" text:class-names="">}</text:span></text:p>
          </draw:text-box>
          <svg:title/>
          <svg:desc/>
        </draw:frame>
        <draw:frame draw:id="id304" draw:style-name="a1885" draw:name="Picture 5" svg:x="7.35861in" svg:y="4.52891in" svg:width="4.1985in" svg:height="1.98476in" style:rel-width="scale" style:rel-height="scale">
          <draw:image xlink:href="media/image28.tmp" xlink:type="simple" xlink:show="embed" xlink:actuate="onLoad"/>
          <svg:title/>
          <svg:desc/>
        </draw:frame>
        <draw:frame draw:id="id307" draw:style-name="a1912" draw:name="TextBox 11" svg:x="7.14286in" svg:y="1.62451in" svg:width="5.20635in" svg:height="1.00977in">
          <draw:text-box>
            <text:p text:style-name="a1888" text:class-names="" text:cond-style-name="" text:id="id305"><text:span text:style-name="a1886" text:class-names="">syntax</text:span><text:span text:style-name="a1887" text:class-names=""/></text:p>
            <text:p text:style-name="a1911" text:class-names="" text:cond-style-name="" text:id="id306"><text:span text:style-name="a1889" text:class-names="">fwrite</text:span><text:span text:style-name="a1890" text:class-names="">(</text:span><text:span text:style-name="a1891" text:class-names="">const</text:span><text:span text:style-name="a1892" text:class-names=""><text:s text:c="1"/></text:span><text:span text:style-name="a1893" text:class-names="">void</text:span><text:span text:style-name="a1894" text:class-names=""><text:s text:c="1"/></text:span><text:span text:style-name="a1895" text:class-names="">*</text:span><text:span text:style-name="a1896" text:class-names="">str</text:span><text:span text:style-name="a1897" text:class-names="">,<text:s text:c="1"/></text:span><text:span text:style-name="a1898" text:class-names="">size_t</text:span><text:span text:style-name="a1899" text:class-names=""><text:s text:c="1"/></text:span><text:span text:style-name="a1900" text:class-names="">size</text:span><text:span text:style-name="a1901" text:class-names="">,<text:s text:c="1"/></text:span><text:span text:style-name="a1902" text:class-names="">size_t</text:span><text:span text:style-name="a1903" text:class-names=""><text:s text:c="1"/></text:span><text:span text:style-name="a1904" text:class-names="">count</text:span><text:span text:style-name="a1905" text:class-names="">,<text:s text:c="1"/></text:span><text:span text:style-name="a1906" text:class-names="">FILE</text:span><text:span text:style-name="a1907" text:class-names=""><text:s text:c="1"/></text:span><text:span text:style-name="a1908" text:class-names="">*</text:span><text:span text:style-name="a1909" text:class-names="">stream</text:span><text:span text:style-name="a1910" text:class-names="">)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03" smil:attributeName="visibility" smil:to="visible" smil:begin="0.0s" smil:dur="0.00100000004749745s" smil:fill="hold"/>
                  <anim:transitionFilter smil:targetElement="id303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07" smil:attributeName="visibility" smil:to="visible" smil:begin="0.0s" smil:dur="0.00100000004749745s" smil:fill="hold"/>
                  <anim:transitionFilter smil:targetElement="id307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  <anim:transitionFilter smil:targetElement="id290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288" smil:attributeName="visibility" smil:to="visible" smil:begin="0.0s" smil:dur="0.00100000004749745s" smil:fill="hold"/>
                  <anim:transitionFilter smil:targetElement="id288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304" smil:attributeName="visibility" smil:to="visible" smil:begin="0.0s" smil:dur="0.00100000004749745s" smil:fill="hold"/>
                  <anim:transitionFilter smil:targetElement="id304" smil:type="slideWipe" smil:subtype="fromTop" smil:dur="0.5s"/>
                </anim:par>
              </anim:par>
            </anim:par>
          </anim:seq>
        </anim:par>
      </draw:page>
      <draw:page draw:name="Slide19" draw:style-name="a1913" draw:master-page-name="Master1-Layout7-blank-Blank" presentation:presentation-page-layout-name="Master1-PPL7" draw:id="Slide-274">
        <draw:frame draw:id="id308" draw:style-name="a1917" draw:name="TextBox 2" svg:x="4.44291in" svg:y="0.22222in" svg:width="4.44752in" svg:height="0.70684in">
          <draw:text-box>
            <text:p text:style-name="a1916" text:class-names="" text:cond-style-name=""><text:span text:style-name="a1914" text:class-names="">Read Data for Files</text:span><text:span text:style-name="a1915" text:class-names=""/></text:p>
          </draw:text-box>
          <svg:title/>
          <svg:desc/>
        </draw:frame>
        <draw:frame draw:id="id314" draw:style-name="a1942" draw:name="TextBox 4" svg:x="1.14286in" svg:y="1.83145in" svg:width="5.20635in" svg:height="2.12051in">
          <draw:text-box>
            <text:p text:style-name="a1919" text:class-names="" text:cond-style-name="" text:id="id309"><text:span text:style-name="a1918" text:class-names=""/></text:p>
            <text:p text:style-name="a1921" text:class-names="" text:cond-style-name="" text:id="id310"><text:span text:style-name="a1920" text:class-names="">fscanf() – syntax</text:span></text:p>
            <text:p text:style-name="a1923" text:class-names="" text:cond-style-name="" text:id="id311"><text:span text:style-name="a1922" text:class-names=""/></text:p>
            <text:p text:style-name="a1939" text:class-names="" text:cond-style-name="" text:id="id312"><text:span text:style-name="a1924" text:class-names="">int</text:span><text:span text:style-name="a1925" text:class-names=""><text:s text:c="1"/></text:span><text:span text:style-name="a1926" text:class-names="">fscanf</text:span><text:span text:style-name="a1927" text:class-names="">(</text:span><text:span text:style-name="a1928" text:class-names="">FILE<text:s text:c="1"/></text:span><text:span text:style-name="a1929" text:class-names="">*</text:span><text:span text:style-name="a1930" text:class-names="">stream</text:span><text:span text:style-name="a1931" text:class-names="">,<text:s text:c="1"/></text:span><text:span text:style-name="a1932" text:class-names="">const</text:span><text:span text:style-name="a1933" text:class-names=""><text:s text:c="1"/></text:span><text:span text:style-name="a1934" text:class-names="">char</text:span><text:span text:style-name="a1935" text:class-names=""><text:s text:c="1"/></text:span><text:span text:style-name="a1936" text:class-names="">*</text:span><text:span text:style-name="a1937" text:class-names="">format</text:span><text:span text:style-name="a1938" text:class-names="">, ...);</text:span></text:p>
            <text:p text:style-name="a1941" text:class-names="" text:cond-style-name="" text:id="id313"><text:span text:style-name="a1940" text:class-names=""/></text:p>
          </draw:text-box>
          <svg:title/>
          <svg:desc/>
        </draw:frame>
        <draw:frame draw:id="id320" draw:style-name="a1970" draw:name="TextBox 5" svg:x="1.14286in" svg:y="4.65239in" svg:width="5.20635in" svg:height="2.12051in">
          <draw:text-box>
            <text:p text:style-name="a1944" text:class-names="" text:cond-style-name="" text:id="id315"><text:span text:style-name="a1943" text:class-names=""/></text:p>
            <text:p text:style-name="a1946" text:class-names="" text:cond-style-name="" text:id="id316"><text:span text:style-name="a1945" text:class-names="">fgets() - syntax</text:span></text:p>
            <text:p text:style-name="a1948" text:class-names="" text:cond-style-name="" text:id="id317"><text:span text:style-name="a1947" text:class-names=""/></text:p>
            <text:p text:style-name="a1967" text:class-names="" text:cond-style-name="" text:id="id318"><text:span text:style-name="a1949" text:class-names="">char<text:s text:c="1"/></text:span><text:span text:style-name="a1950" text:class-names="">*</text:span><text:span text:style-name="a1951" text:class-names="">fgets</text:span><text:span text:style-name="a1952" text:class-names="">(</text:span><text:span text:style-name="a1953" text:class-names="">char</text:span><text:span text:style-name="a1954" text:class-names=""><text:s text:c="1"/></text:span><text:span text:style-name="a1955" text:class-names="">*</text:span><text:span text:style-name="a1956" text:class-names="">str</text:span><text:span text:style-name="a1957" text:class-names="">,<text:s text:c="1"/></text:span><text:span text:style-name="a1958" text:class-names="">int</text:span><text:span text:style-name="a1959" text:class-names=""><text:s text:c="1"/></text:span><text:span text:style-name="a1960" text:class-names="">size</text:span><text:span text:style-name="a1961" text:class-names="">,<text:s text:c="1"/></text:span><text:span text:style-name="a1962" text:class-names="">FILE</text:span><text:span text:style-name="a1963" text:class-names=""><text:s text:c="1"/></text:span><text:span text:style-name="a1964" text:class-names="">*</text:span><text:span text:style-name="a1965" text:class-names="">stream</text:span><text:span text:style-name="a1966" text:class-names="">);</text:span></text:p>
            <text:p text:style-name="a1969" text:class-names="" text:cond-style-name="" text:id="id319"><text:span text:style-name="a1968" text:class-names=""/></text:p>
          </draw:text-box>
          <svg:title/>
          <svg:desc/>
        </draw:frame>
        <draw:frame draw:id="id326" draw:style-name="a1989" draw:name="TextBox 6" svg:x="6.98413in" svg:y="1.83749in" svg:width="5.20635in" svg:height="1.78392in">
          <draw:text-box>
            <text:p text:style-name="a1972" text:class-names="" text:cond-style-name="" text:id="id321"><text:span text:style-name="a1971" text:class-names=""/></text:p>
            <text:p text:style-name="a1974" text:class-names="" text:cond-style-name="" text:id="id322"><text:span text:style-name="a1973" text:class-names="">fgetc() - syntax</text:span></text:p>
            <text:p text:style-name="a1976" text:class-names="" text:cond-style-name="" text:id="id323"><text:span text:style-name="a1975" text:class-names=""/></text:p>
            <text:p text:style-name="a1986" text:class-names="" text:cond-style-name="" text:id="id324"><text:span text:style-name="a1977" text:class-names="">int</text:span><text:span text:style-name="a1978" text:class-names=""><text:s text:c="1"/></text:span><text:span text:style-name="a1979" text:class-names="">fgetc</text:span><text:span text:style-name="a1980" text:class-names="">(</text:span><text:span text:style-name="a1981" text:class-names="">FILE</text:span><text:span text:style-name="a1982" text:class-names=""><text:s text:c="1"/></text:span><text:span text:style-name="a1983" text:class-names="">*</text:span><text:span text:style-name="a1984" text:class-names="">stream</text:span><text:span text:style-name="a1985" text:class-names="">);</text:span></text:p>
            <text:p text:style-name="a1988" text:class-names="" text:cond-style-name="" text:id="id325"><text:span text:style-name="a1987" text:class-names=""/></text:p>
          </draw:text-box>
          <svg:title/>
          <svg:desc/>
        </draw:frame>
        <draw:frame draw:id="id332" draw:style-name="a2020" draw:name="TextBox 7" svg:x="6.98413in" svg:y="4.65239in" svg:width="5.20635in" svg:height="2.12051in">
          <draw:text-box>
            <text:p text:style-name="a1991" text:class-names="" text:cond-style-name="" text:id="id327"><text:span text:style-name="a1990" text:class-names=""/></text:p>
            <text:p text:style-name="a1993" text:class-names="" text:cond-style-name="" text:id="id328"><text:span text:style-name="a1992" text:class-names="">fread() – syntax</text:span></text:p>
            <text:p text:style-name="a1995" text:class-names="" text:cond-style-name="" text:id="id329"><text:span text:style-name="a1994" text:class-names=""/></text:p>
            <text:p text:style-name="a2017" text:class-names="" text:cond-style-name="" text:id="id330"><text:span text:style-name="a1996" text:class-names="">int</text:span><text:span text:style-name="a1997" text:class-names=""><text:s text:c="1"/>fread</text:span><text:span text:style-name="a1998" text:class-names="">(</text:span><text:span text:style-name="a1999" text:class-names="">void</text:span><text:span text:style-name="a2000" text:class-names=""><text:s text:c="1"/></text:span><text:span text:style-name="a2001" text:class-names="">*</text:span><text:span text:style-name="a2002" text:class-names="">str</text:span><text:span text:style-name="a2003" text:class-names="">,<text:s text:c="1"/></text:span><text:span text:style-name="a2004" text:class-names="">size_t</text:span><text:span text:style-name="a2005" text:class-names=""><text:s text:c="1"/></text:span><text:span text:style-name="a2006" text:class-names="">size</text:span><text:span text:style-name="a2007" text:class-names="">,<text:s text:c="1"/></text:span><text:span text:style-name="a2008" text:class-names="">size_t</text:span><text:span text:style-name="a2009" text:class-names=""><text:s text:c="1"/></text:span><text:span text:style-name="a2010" text:class-names="">num</text:span><text:span text:style-name="a2011" text:class-names="">,<text:s text:c="1"/></text:span><text:span text:style-name="a2012" text:class-names="">FILE</text:span><text:span text:style-name="a2013" text:class-names=""><text:s text:c="1"/></text:span><text:span text:style-name="a2014" text:class-names="">*</text:span><text:span text:style-name="a2015" text:class-names="">stream</text:span><text:span text:style-name="a2016" text:class-names="">);</text:span></text:p>
            <text:p text:style-name="a2019" text:class-names="" text:cond-style-name="" text:id="id331"><text:span text:style-name="a201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314" smil:attributeName="visibility" smil:to="visible" smil:begin="0.0s" smil:dur="0.00100000004749745s" smil:fill="hold"/>
                  <anim:animate smil:targetElement="id314" smil:attributeName="width" smil:values="0;width" smil:keyTimes="0.0;1.0" smil:dur="0.5s" smil:fill="hold"/>
                  <anim:animate smil:targetElement="id314" smil:attributeName="height" smil:values="0;height" smil:keyTimes="0.0;1.0" smil:dur="0.5s" smil:fill="hold"/>
                  <anim:transitionFilter smil:targetElement="id31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320" smil:attributeName="visibility" smil:to="visible" smil:begin="0.0s" smil:dur="0.00100000004749745s" smil:fill="hold"/>
                  <anim:animate smil:targetElement="id320" smil:attributeName="width" smil:values="0;width" smil:keyTimes="0.0;1.0" smil:dur="0.5s" smil:fill="hold"/>
                  <anim:animate smil:targetElement="id320" smil:attributeName="height" smil:values="0;height" smil:keyTimes="0.0;1.0" smil:dur="0.5s" smil:fill="hold"/>
                  <anim:transitionFilter smil:targetElement="id32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326" smil:attributeName="visibility" smil:to="visible" smil:begin="0.0s" smil:dur="0.00100000004749745s" smil:fill="hold"/>
                  <anim:animate smil:targetElement="id326" smil:attributeName="width" smil:values="0;width" smil:keyTimes="0.0;1.0" smil:dur="0.5s" smil:fill="hold"/>
                  <anim:animate smil:targetElement="id326" smil:attributeName="height" smil:values="0;height" smil:keyTimes="0.0;1.0" smil:dur="0.5s" smil:fill="hold"/>
                  <anim:transitionFilter smil:targetElement="id32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332" smil:attributeName="visibility" smil:to="visible" smil:begin="0.0s" smil:dur="0.00100000004749745s" smil:fill="hold"/>
                  <anim:animate smil:targetElement="id332" smil:attributeName="width" smil:values="0;width" smil:keyTimes="0.0;1.0" smil:dur="0.5s" smil:fill="hold"/>
                  <anim:animate smil:targetElement="id332" smil:attributeName="height" smil:values="0;height" smil:keyTimes="0.0;1.0" smil:dur="0.5s" smil:fill="hold"/>
                  <anim:transitionFilter smil:targetElement="id332" smil:type="fade" smil:subtype="crossfade" smil:dur="0.5s"/>
                </anim:par>
              </anim:par>
            </anim:par>
          </anim:seq>
        </anim:par>
      </draw:page>
      <draw:page draw:name="Slide20" draw:style-name="a2021" draw:master-page-name="Master1-Layout7-blank-Blank" presentation:presentation-page-layout-name="Master1-PPL7" draw:id="Slide-275">
        <draw:frame draw:id="id333" draw:style-name="a2025" draw:name="TextBox 2" svg:x="4.44291in" svg:y="0.22222in" svg:width="4.44752in" svg:height="0.70684in">
          <draw:text-box>
            <text:p text:style-name="a2024" text:class-names="" text:cond-style-name=""><text:span text:style-name="a2022" text:class-names="">Read Data for Files</text:span><text:span text:style-name="a2023" text:class-names=""/></text:p>
          </draw:text-box>
          <svg:title/>
          <svg:desc/>
        </draw:frame>
        <draw:frame draw:id="id334" draw:style-name="a2028" draw:name="TextBox 8" svg:x="0.98413in" svg:y="1.01831in" svg:width="3.28571in" svg:height="0.43757in">
          <draw:text-box>
            <text:p text:style-name="a2027" text:class-names="" text:cond-style-name=""><text:span text:style-name="a2026" text:class-names="">fscanf() - Example</text:span></text:p>
          </draw:text-box>
          <svg:title/>
          <svg:desc/>
        </draw:frame>
        <draw:frame draw:id="id338" draw:style-name="a2035" draw:name="TextBox 9" svg:x="0.98413in" svg:y="5.47192in" svg:width="5.20635in" svg:height="1.00977in">
          <draw:text-box>
            <text:p text:style-name="a2030" text:class-names="" text:cond-style-name="" text:id="id335"><text:span text:style-name="a2029" text:class-names="">Name: mukesh<text:tab/>Age: 19<text:tab/>Salary: 50000</text:span></text:p>
            <text:p text:style-name="a2032" text:class-names="" text:cond-style-name="" text:id="id336"><text:span text:style-name="a2031" text:class-names="">Name: dev <text:tab/>Age: 18<text:tab/>Salary: 50000</text:span></text:p>
            <text:p text:style-name="a2034" text:class-names="" text:cond-style-name="" text:id="id337"><text:span text:style-name="a2033" text:class-names="">Name: arun<text:tab/>Age: 19<text:tab/>Salary: 49999</text:span></text:p>
          </draw:text-box>
          <svg:title/>
          <svg:desc/>
        </draw:frame>
        <draw:frame draw:id="id340" draw:style-name="a2038" draw:name="TextBox 10" svg:x="0.98413in" svg:y="4.84765in" svg:width="1.13339in" svg:height="0.43757in">
          <draw:text-box>
            <text:p text:style-name="a2037" text:class-names="" text:cond-style-name="" text:id="id339"><text:span text:style-name="a2036" text:class-names="">output</text:span></text:p>
          </draw:text-box>
          <svg:title/>
          <svg:desc/>
        </draw:frame>
        <draw:frame draw:id="id343" draw:style-name="a2058" draw:name="TextBox 15" svg:x="0.98413in" svg:y="3.45251in" svg:width="5.20635in" svg:height="1.00977in">
          <draw:text-box>
            <text:p text:style-name="a2041" text:class-names="" text:cond-style-name="" text:id="id341"><text:span text:style-name="a2039" text:class-names="">Syntax</text:span><text:span text:style-name="a2040" text:class-names=""/></text:p>
            <text:p text:style-name="a2057" text:class-names="" text:cond-style-name="" text:id="id342"><text:span text:style-name="a2042" text:class-names="">int</text:span><text:span text:style-name="a2043" text:class-names=""><text:s text:c="1"/></text:span><text:span text:style-name="a2044" text:class-names="">fscanf</text:span><text:span text:style-name="a2045" text:class-names="">(</text:span><text:span text:style-name="a2046" text:class-names="">FILE<text:s text:c="1"/></text:span><text:span text:style-name="a2047" text:class-names="">*</text:span><text:span text:style-name="a2048" text:class-names="">stream</text:span><text:span text:style-name="a2049" text:class-names="">,<text:s text:c="1"/></text:span><text:span text:style-name="a2050" text:class-names="">const</text:span><text:span text:style-name="a2051" text:class-names=""><text:s text:c="1"/></text:span><text:span text:style-name="a2052" text:class-names="">char</text:span><text:span text:style-name="a2053" text:class-names=""><text:s text:c="1"/></text:span><text:span text:style-name="a2054" text:class-names="">*</text:span><text:span text:style-name="a2055" text:class-names="">format</text:span><text:span text:style-name="a2056" text:class-names="">, ...);</text:span></text:p>
          </draw:text-box>
          <svg:title/>
          <svg:desc/>
        </draw:frame>
        <draw:frame draw:id="id344" draw:style-name="a2059" draw:name="Picture 4" svg:x="0.98413in" svg:y="1.65323in" svg:width="4.1985in" svg:height="1.51465in" style:rel-width="scale" style:rel-height="scale">
          <draw:image xlink:href="media/image29.tmp" xlink:type="simple" xlink:show="embed" xlink:actuate="onLoad"/>
          <svg:title/>
          <svg:desc/>
        </draw:frame>
        <draw:frame draw:id="id360" draw:style-name="a2182" draw:name="TextBox 5" svg:x="6.66667in" svg:y="1.45588in" svg:width="6.10257in" svg:height="5.25078in">
          <draw:text-box>
            <text:p text:style-name="a2064" text:class-names="" text:cond-style-name="" text:id="id345"><text:span text:style-name="a2060" text:class-names="">#include</text:span><text:span text:style-name="a2061" text:class-names=""><text:s text:c="1"/></text:span><text:span text:style-name="a2062" text:class-names="">&lt;stdio.h&gt;</text:span><text:span text:style-name="a2063" text:class-names=""/></text:p>
            <text:p text:style-name="a2069" text:class-names="" text:cond-style-name="" text:id="id346"><text:span text:style-name="a2065" text:class-names="">#include</text:span><text:span text:style-name="a2066" text:class-names=""><text:s text:c="1"/></text:span><text:span text:style-name="a2067" text:class-names="">&lt;string.h&gt;</text:span><text:span text:style-name="a2068" text:class-names=""/></text:p>
            <text:p text:style-name="a2074" text:class-names="" text:cond-style-name="" text:id="id347"><text:span text:style-name="a2070" text:class-names="">int</text:span><text:span text:style-name="a2071" text:class-names=""><text:s text:c="1"/></text:span><text:span text:style-name="a2072" text:class-names="">main</text:span><text:span text:style-name="a2073" text:class-names="">(){</text:span></text:p>
            <text:p text:style-name="a2082" text:class-names="" text:cond-style-name="" text:id="id348"><text:span text:style-name="a2075" text:class-names="">   <text:s text:c="1"/></text:span><text:span text:style-name="a2076" text:class-names="">char</text:span><text:span text:style-name="a2077" text:class-names=""><text:s text:c="1"/></text:span><text:span text:style-name="a2078" text:class-names="">name</text:span><text:span text:style-name="a2079" text:class-names="">[</text:span><text:span text:style-name="a2080" text:class-names="">30</text:span><text:span text:style-name="a2081" text:class-names="">];</text:span></text:p>
            <text:p text:style-name="a2094" text:class-names="" text:cond-style-name="" text:id="id349"><text:span text:style-name="a2083" text:class-names="">   <text:s text:c="1"/></text:span><text:span text:style-name="a2084" text:class-names="">int</text:span><text:span text:style-name="a2085" text:class-names=""><text:s text:c="1"/></text:span><text:span text:style-name="a2086" text:class-names="">age</text:span><text:span text:style-name="a2087" text:class-names="">,<text:s text:c="1"/></text:span><text:span text:style-name="a2088" text:class-names="">salary</text:span><text:span text:style-name="a2089" text:class-names="">,<text:s text:c="1"/></text:span><text:span text:style-name="a2090" text:class-names="">i</text:span><text:span text:style-name="a2091" text:class-names="">=</text:span><text:span text:style-name="a2092" text:class-names="">1</text:span><text:span text:style-name="a2093" text:class-names="">;</text:span></text:p>
            <text:p text:style-name="a2101" text:class-names="" text:cond-style-name="" text:id="id350"><text:span text:style-name="a2095" text:class-names="">   <text:s text:c="1"/></text:span><text:span text:style-name="a2096" text:class-names="">FILE</text:span><text:span text:style-name="a2097" text:class-names=""><text:s text:c="1"/></text:span><text:span text:style-name="a2098" text:class-names="">*</text:span><text:span text:style-name="a2099" text:class-names="">fp</text:span><text:span text:style-name="a2100" text:class-names="">;</text:span></text:p>
            <text:p text:style-name="a2113" text:class-names="" text:cond-style-name="" text:id="id351"><text:span text:style-name="a2102" text:class-names="">   <text:s text:c="1"/></text:span><text:span text:style-name="a2103" text:class-names="">fp</text:span><text:span text:style-name="a2104" text:class-names=""><text:s text:c="1"/></text:span><text:span text:style-name="a2105" text:class-names="">=</text:span><text:span text:style-name="a2106" text:class-names=""><text:s text:c="1"/></text:span><text:span text:style-name="a2107" text:class-names="">fopen</text:span><text:span text:style-name="a2108" text:class-names="">(</text:span><text:span text:style-name="a2109" text:class-names="">"file.txt"</text:span><text:span text:style-name="a2110" text:class-names="">,<text:s text:c="1"/></text:span><text:span text:style-name="a2111" text:class-names="">"r"</text:span><text:span text:style-name="a2112" text:class-names="">);</text:span></text:p>
            <text:p text:style-name="a2121" text:class-names="" text:cond-style-name="" text:id="id352"><text:span text:style-name="a2114" text:class-names="">   <text:s text:c="1"/></text:span><text:span text:style-name="a2115" text:class-names="">while</text:span><text:span text:style-name="a2116" text:class-names="">(</text:span><text:span text:style-name="a2117" text:class-names="">i</text:span><text:span text:style-name="a2118" text:class-names="">&lt;</text:span><text:span text:style-name="a2119" text:class-names="">4</text:span><text:span text:style-name="a2120" text:class-names="">){</text:span></text:p>
            <text:p text:style-name="a2143" text:class-names="" text:cond-style-name="" text:id="id353"><text:span text:style-name="a2122" text:class-names="">       <text:s text:c="1"/></text:span><text:span text:style-name="a2123" text:class-names="">fscanf</text:span><text:span text:style-name="a2124" text:class-names="">(</text:span><text:span text:style-name="a2125" text:class-names="">fp</text:span><text:span text:style-name="a2126" text:class-names="">,<text:s text:c="1"/></text:span><text:span text:style-name="a2127" text:class-names="">"</text:span><text:span text:style-name="a2128" text:class-names="">%s</text:span><text:span text:style-name="a2129" text:class-names=""><text:s text:c="1"/></text:span><text:span text:style-name="a2130" text:class-names="">%d</text:span><text:span text:style-name="a2131" text:class-names=""><text:s text:c="1"/></text:span><text:span text:style-name="a2132" text:class-names="">%d</text:span><text:span text:style-name="a2133" text:class-names="">"</text:span><text:span text:style-name="a2134" text:class-names="">,<text:s text:c="1"/></text:span><text:span text:style-name="a2135" text:class-names="">name</text:span><text:span text:style-name="a2136" text:class-names="">,<text:s text:c="1"/></text:span><text:span text:style-name="a2137" text:class-names="">&amp;</text:span><text:span text:style-name="a2138" text:class-names="">age</text:span><text:span text:style-name="a2139" text:class-names="">,<text:s text:c="1"/></text:span><text:span text:style-name="a2140" text:class-names="">&amp;</text:span><text:span text:style-name="a2141" text:class-names="">salary</text:span><text:span text:style-name="a2142" text:class-names="">);</text:span></text:p>
            <text:p text:style-name="a2164" text:class-names="" text:cond-style-name="" text:id="id354"><text:span text:style-name="a2144" text:class-names="">       <text:s text:c="1"/></text:span><text:span text:style-name="a2145" text:class-names="">printf</text:span><text:span text:style-name="a2146" text:class-names="">(</text:span><text:span text:style-name="a2147" text:class-names="">"Name:<text:s text:c="1"/></text:span><text:span text:style-name="a2148" text:class-names="">%s</text:span><text:span text:style-name="a2149" text:class-names="">\t</text:span><text:span text:style-name="a2150" text:class-names="">Age:<text:s text:c="1"/></text:span><text:span text:style-name="a2151" text:class-names="">%d</text:span><text:span text:style-name="a2152" text:class-names="">\t</text:span><text:span text:style-name="a2153" text:class-names="">Salary:<text:s text:c="1"/></text:span><text:span text:style-name="a2154" text:class-names="">%d</text:span><text:span text:style-name="a2155" text:class-names="">\n</text:span><text:span text:style-name="a2156" text:class-names="">"</text:span><text:span text:style-name="a2157" text:class-names="">,</text:span><text:span text:style-name="a2158" text:class-names="">name</text:span><text:span text:style-name="a2159" text:class-names="">,<text:s text:c="1"/></text:span><text:span text:style-name="a2160" text:class-names="">age</text:span><text:span text:style-name="a2161" text:class-names="">,<text:s text:c="1"/></text:span><text:span text:style-name="a2162" text:class-names="">salary</text:span><text:span text:style-name="a2163" text:class-names="">);</text:span></text:p>
            <text:p text:style-name="a2169" text:class-names="" text:cond-style-name="" text:id="id355"><text:span text:style-name="a2165" text:class-names="">       <text:s text:c="1"/></text:span><text:span text:style-name="a2166" text:class-names="">i</text:span><text:span text:style-name="a2167" text:class-names="">++</text:span><text:span text:style-name="a2168" text:class-names="">;</text:span></text:p>
            <text:p text:style-name="a2171" text:class-names="" text:cond-style-name="" text:id="id356"><text:span text:style-name="a2170" text:class-names="">    }</text:span></text:p>
            <text:p text:style-name="a2177" text:class-names="" text:cond-style-name="" text:id="id357"><text:span text:style-name="a2172" text:class-names="">   <text:s text:c="1"/></text:span><text:span text:style-name="a2173" text:class-names="">fclose</text:span><text:span text:style-name="a2174" text:class-names="">(</text:span><text:span text:style-name="a2175" text:class-names="">fp</text:span><text:span text:style-name="a2176" text:class-names="">);</text:span></text:p>
            <text:p text:style-name="a2179" text:class-names="" text:cond-style-name="" text:id="id358"><text:span text:style-name="a2178" text:class-names="">}</text:span></text:p>
            <text:p text:style-name="a2181" text:class-names="" text:cond-style-name="" text:id="id359"><text:span text:style-name="a218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344" smil:attributeName="visibility" smil:to="visible" smil:begin="0.0s" smil:dur="0.00100000004749745s" smil:fill="hold"/>
                  <anim:transitionFilter smil:targetElement="id344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60" smil:attributeName="visibility" smil:to="visible" smil:begin="0.0s" smil:dur="0.00100000004749745s" smil:fill="hold"/>
                  <anim:transitionFilter smil:targetElement="id360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43" smil:attributeName="visibility" smil:to="visible" smil:begin="0.0s" smil:dur="0.00100000004749745s" smil:fill="hold"/>
                  <anim:transitionFilter smil:targetElement="id343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40" smil:attributeName="visibility" smil:to="visible" smil:begin="0.0s" smil:dur="0.00100000004749745s" smil:fill="hold"/>
                  <anim:transitionFilter smil:targetElement="id340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338" smil:attributeName="visibility" smil:to="visible" smil:begin="0.0s" smil:dur="0.00100000004749745s" smil:fill="hold"/>
                  <anim:transitionFilter smil:targetElement="id338" smil:type="slideWipe" smil:subtype="fromTop" smil:dur="0.5s"/>
                </anim:par>
              </anim:par>
            </anim:par>
          </anim:seq>
        </anim:par>
      </draw:page>
      <draw:page draw:name="Slide21" draw:style-name="a2183" draw:master-page-name="Master1-Layout7-blank-Blank" presentation:presentation-page-layout-name="Master1-PPL7" draw:id="Slide-276">
        <draw:frame draw:id="id361" draw:style-name="a2187" draw:name="TextBox 2" svg:x="4.44291in" svg:y="0.22222in" svg:width="4.44752in" svg:height="0.70684in">
          <draw:text-box>
            <text:p text:style-name="a2186" text:class-names="" text:cond-style-name=""><text:span text:style-name="a2184" text:class-names="">Read Data for Files</text:span><text:span text:style-name="a2185" text:class-names=""/></text:p>
          </draw:text-box>
          <svg:title/>
          <svg:desc/>
        </draw:frame>
        <draw:frame draw:id="id362" draw:style-name="a2190" draw:name="TextBox 8" svg:x="0.98413in" svg:y="1.01831in" svg:width="3.28571in" svg:height="0.43757in">
          <draw:text-box>
            <text:p text:style-name="a2189" text:class-names="" text:cond-style-name=""><text:span text:style-name="a2188" text:class-names="">fgets() - Example</text:span></text:p>
          </draw:text-box>
          <svg:title/>
          <svg:desc/>
        </draw:frame>
        <draw:frame draw:id="id365" draw:style-name="a2196" draw:name="TextBox 9" svg:x="0.98413in" svg:y="5.47192in" svg:width="5.20635in" svg:height="0.70684in">
          <draw:text-box>
            <text:p text:style-name="a2192" text:class-names="" text:cond-style-name="" text:id="id363"><text:span text:style-name="a2191" text:class-names="">Hello Everyone!</text:span></text:p>
            <text:p text:style-name="a2195" text:class-names="" text:cond-style-name="" text:id="id364"><text:span text:style-name="a2193" text:class-names="">I’m @ThirumalDhakshnamoorthy</text:span><text:span text:style-name="a2194" text:class-names=""/></text:p>
          </draw:text-box>
          <svg:title/>
          <svg:desc/>
        </draw:frame>
        <draw:frame draw:id="id367" draw:style-name="a2199" draw:name="TextBox 10" svg:x="0.98413in" svg:y="4.84765in" svg:width="1.13339in" svg:height="0.43757in">
          <draw:text-box>
            <text:p text:style-name="a2198" text:class-names="" text:cond-style-name="" text:id="id366"><text:span text:style-name="a2197" text:class-names="">output</text:span></text:p>
          </draw:text-box>
          <svg:title/>
          <svg:desc/>
        </draw:frame>
        <draw:frame draw:id="id370" draw:style-name="a2221" draw:name="TextBox 15" svg:x="0.98413in" svg:y="3.45251in" svg:width="5.20635in" svg:height="1.00977in">
          <draw:text-box>
            <text:p text:style-name="a2202" text:class-names="" text:cond-style-name="" text:id="id368"><text:span text:style-name="a2200" text:class-names="">Syntax</text:span><text:span text:style-name="a2201" text:class-names=""/></text:p>
            <text:p text:style-name="a2220" text:class-names="" text:cond-style-name="" text:id="id369"><text:span text:style-name="a2203" text:class-names="">int</text:span><text:span text:style-name="a2204" text:class-names=""><text:s text:c="1"/></text:span><text:span text:style-name="a2205" text:class-names="">fgets</text:span><text:span text:style-name="a2206" text:class-names="">(</text:span><text:span text:style-name="a2207" text:class-names="">char</text:span><text:span text:style-name="a2208" text:class-names=""><text:s text:c="1"/></text:span><text:span text:style-name="a2209" text:class-names="">*</text:span><text:span text:style-name="a2210" text:class-names="">str</text:span><text:span text:style-name="a2211" text:class-names="">,<text:s text:c="1"/></text:span><text:span text:style-name="a2212" text:class-names="">int</text:span><text:span text:style-name="a2213" text:class-names=""><text:s text:c="1"/></text:span><text:span text:style-name="a2214" text:class-names="">size</text:span><text:span text:style-name="a2215" text:class-names="">,<text:s text:c="1"/></text:span><text:span text:style-name="a2216" text:class-names="">FILE<text:s text:c="1"/></text:span><text:span text:style-name="a2217" text:class-names="">*</text:span><text:span text:style-name="a2218" text:class-names="">stream</text:span><text:span text:style-name="a2219" text:class-names="">);</text:span></text:p>
          </draw:text-box>
          <svg:title/>
          <svg:desc/>
        </draw:frame>
        <draw:frame draw:id="id371" draw:style-name="a2222" draw:name="Picture 3" svg:x="0.98413in" svg:y="1.70287in" svg:width="4.1985in" svg:height="1.4139in" style:rel-width="scale" style:rel-height="scale">
          <draw:image xlink:href="media/image30.tmp" xlink:type="simple" xlink:show="embed" xlink:actuate="onLoad"/>
          <svg:title/>
          <svg:desc/>
        </draw:frame>
        <draw:frame draw:id="id384" draw:style-name="a2304" draw:name="TextBox 6" svg:x="7.45122in" svg:y="2.01557in" svg:width="4.68293in" svg:height="3.73613in">
          <draw:text-box>
            <text:p text:style-name="a2227" text:class-names="" text:cond-style-name="" text:id="id372"><text:span text:style-name="a2223" text:class-names="">#include</text:span><text:span text:style-name="a2224" text:class-names=""><text:s text:c="1"/></text:span><text:span text:style-name="a2225" text:class-names="">&lt;stdio.h&gt;</text:span><text:span text:style-name="a2226" text:class-names=""/></text:p>
            <text:p text:style-name="a2232" text:class-names="" text:cond-style-name="" text:id="id373"><text:span text:style-name="a2228" text:class-names="">#include</text:span><text:span text:style-name="a2229" text:class-names=""><text:s text:c="1"/></text:span><text:span text:style-name="a2230" text:class-names="">&lt;string.h&gt;</text:span><text:span text:style-name="a2231" text:class-names=""/></text:p>
            <text:p text:style-name="a2237" text:class-names="" text:cond-style-name="" text:id="id374"><text:span text:style-name="a2233" text:class-names="">int</text:span><text:span text:style-name="a2234" text:class-names=""><text:s text:c="1"/></text:span><text:span text:style-name="a2235" text:class-names="">main</text:span><text:span text:style-name="a2236" text:class-names="">(){</text:span></text:p>
            <text:p text:style-name="a2245" text:class-names="" text:cond-style-name="" text:id="id375"><text:span text:style-name="a2238" text:class-names="">   <text:s text:c="1"/></text:span><text:span text:style-name="a2239" text:class-names="">char</text:span><text:span text:style-name="a2240" text:class-names=""><text:s text:c="1"/></text:span><text:span text:style-name="a2241" text:class-names="">text</text:span><text:span text:style-name="a2242" text:class-names="">[</text:span><text:span text:style-name="a2243" text:class-names="">150</text:span><text:span text:style-name="a2244" text:class-names="">];</text:span></text:p>
            <text:p text:style-name="a2252" text:class-names="" text:cond-style-name="" text:id="id376"><text:span text:style-name="a2246" text:class-names="">   <text:s text:c="1"/></text:span><text:span text:style-name="a2247" text:class-names="">FILE</text:span><text:span text:style-name="a2248" text:class-names=""><text:s text:c="1"/></text:span><text:span text:style-name="a2249" text:class-names="">*</text:span><text:span text:style-name="a2250" text:class-names="">fp</text:span><text:span text:style-name="a2251" text:class-names="">;</text:span></text:p>
            <text:p text:style-name="a2264" text:class-names="" text:cond-style-name="" text:id="id377"><text:span text:style-name="a2253" text:class-names="">   <text:s text:c="1"/></text:span><text:span text:style-name="a2254" text:class-names="">fp</text:span><text:span text:style-name="a2255" text:class-names=""><text:s text:c="1"/></text:span><text:span text:style-name="a2256" text:class-names="">=</text:span><text:span text:style-name="a2257" text:class-names=""><text:s text:c="1"/></text:span><text:span text:style-name="a2258" text:class-names="">fopen</text:span><text:span text:style-name="a2259" text:class-names="">(</text:span><text:span text:style-name="a2260" text:class-names="">"file.txt"</text:span><text:span text:style-name="a2261" text:class-names="">,<text:s text:c="1"/></text:span><text:span text:style-name="a2262" text:class-names="">"r"</text:span><text:span text:style-name="a2263" text:class-names="">);</text:span></text:p>
            <text:p text:style-name="a2273" text:class-names="" text:cond-style-name="" text:id="id378"><text:span text:style-name="a2265" text:class-names="">   <text:s text:c="1"/></text:span><text:span text:style-name="a2266" text:class-names="">while</text:span><text:span text:style-name="a2267" text:class-names="">(</text:span><text:span text:style-name="a2268" text:class-names="">!</text:span><text:span text:style-name="a2269" text:class-names="">feof</text:span><text:span text:style-name="a2270" text:class-names="">(</text:span><text:span text:style-name="a2271" text:class-names="">fp</text:span><text:span text:style-name="a2272" text:class-names="">)){</text:span></text:p>
            <text:p text:style-name="a2283" text:class-names="" text:cond-style-name="" text:id="id379"><text:span text:style-name="a2274" text:class-names="">       <text:s text:c="1"/></text:span><text:span text:style-name="a2275" text:class-names="">fgets</text:span><text:span text:style-name="a2276" text:class-names="">(</text:span><text:span text:style-name="a2277" text:class-names="">text</text:span><text:span text:style-name="a2278" text:class-names="">,<text:s text:c="1"/></text:span><text:span text:style-name="a2279" text:class-names="">150</text:span><text:span text:style-name="a2280" text:class-names="">,<text:s text:c="1"/></text:span><text:span text:style-name="a2281" text:class-names="">fp</text:span><text:span text:style-name="a2282" text:class-names="">);</text:span></text:p>
            <text:p text:style-name="a2293" text:class-names="" text:cond-style-name="" text:id="id380"><text:span text:style-name="a2284" text:class-names="">       <text:s text:c="1"/></text:span><text:span text:style-name="a2285" text:class-names="">printf</text:span><text:span text:style-name="a2286" text:class-names="">(</text:span><text:span text:style-name="a2287" text:class-names="">"</text:span><text:span text:style-name="a2288" text:class-names="">%s</text:span><text:span text:style-name="a2289" text:class-names="">"</text:span><text:span text:style-name="a2290" text:class-names="">,<text:s text:c="1"/></text:span><text:span text:style-name="a2291" text:class-names="">text</text:span><text:span text:style-name="a2292" text:class-names="">);</text:span></text:p>
            <text:p text:style-name="a2295" text:class-names="" text:cond-style-name="" text:id="id381"><text:span text:style-name="a2294" text:class-names="">    }</text:span></text:p>
            <text:p text:style-name="a2301" text:class-names="" text:cond-style-name="" text:id="id382"><text:span text:style-name="a2296" text:class-names="">   <text:s text:c="1"/></text:span><text:span text:style-name="a2297" text:class-names="">fclose</text:span><text:span text:style-name="a2298" text:class-names="">(</text:span><text:span text:style-name="a2299" text:class-names="">fp</text:span><text:span text:style-name="a2300" text:class-names="">);</text:span></text:p>
            <text:p text:style-name="a2303" text:class-names="" text:cond-style-name="" text:id="id383"><text:span text:style-name="a2302" text:class-names=""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371" smil:attributeName="visibility" smil:to="visible" smil:begin="0.0s" smil:dur="0.00100000004749745s" smil:fill="hold"/>
                  <anim:transitionFilter smil:targetElement="id371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84" smil:attributeName="visibility" smil:to="visible" smil:begin="0.0s" smil:dur="0.00100000004749745s" smil:fill="hold"/>
                  <anim:transitionFilter smil:targetElement="id384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70" smil:attributeName="visibility" smil:to="visible" smil:begin="0.0s" smil:dur="0.00100000004749745s" smil:fill="hold"/>
                  <anim:transitionFilter smil:targetElement="id370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67" smil:attributeName="visibility" smil:to="visible" smil:begin="0.0s" smil:dur="0.00100000004749745s" smil:fill="hold"/>
                  <anim:transitionFilter smil:targetElement="id367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365" smil:attributeName="visibility" smil:to="visible" smil:begin="0.0s" smil:dur="0.00100000004749745s" smil:fill="hold"/>
                  <anim:transitionFilter smil:targetElement="id365" smil:type="slideWipe" smil:subtype="fromTop" smil:dur="0.5s"/>
                </anim:par>
              </anim:par>
            </anim:par>
          </anim:seq>
        </anim:par>
      </draw:page>
      <draw:page draw:name="Slide22" draw:style-name="a2305" draw:master-page-name="Master1-Layout7-blank-Blank" presentation:presentation-page-layout-name="Master1-PPL7" draw:id="Slide-277">
        <draw:frame draw:id="id385" draw:style-name="a2309" draw:name="TextBox 2" svg:x="4.44291in" svg:y="0.22222in" svg:width="4.44752in" svg:height="0.70684in">
          <draw:text-box>
            <text:p text:style-name="a2308" text:class-names="" text:cond-style-name=""><text:span text:style-name="a2306" text:class-names="">Read Data for Files</text:span><text:span text:style-name="a2307" text:class-names=""/></text:p>
          </draw:text-box>
          <svg:title/>
          <svg:desc/>
        </draw:frame>
        <draw:frame draw:id="id386" draw:style-name="a2312" draw:name="TextBox 8" svg:x="0.98413in" svg:y="1.01831in" svg:width="3.28571in" svg:height="0.43757in">
          <draw:text-box>
            <text:p text:style-name="a2311" text:class-names="" text:cond-style-name=""><text:span text:style-name="a2310" text:class-names="">fgetc() - Example</text:span></text:p>
          </draw:text-box>
          <svg:title/>
          <svg:desc/>
        </draw:frame>
        <draw:frame draw:id="id388" draw:style-name="a2315" draw:name="TextBox 9" svg:x="0.98413in" svg:y="5.47192in" svg:width="5.20635in" svg:height="0.40391in">
          <draw:text-box>
            <text:p text:style-name="a2314" text:class-names="" text:cond-style-name="" text:id="id387"><text:span text:style-name="a2313" text:class-names="">Hello!</text:span></text:p>
          </draw:text-box>
          <svg:title/>
          <svg:desc/>
        </draw:frame>
        <draw:frame draw:id="id390" draw:style-name="a2318" draw:name="TextBox 10" svg:x="0.98413in" svg:y="4.84765in" svg:width="1.13339in" svg:height="0.43757in">
          <draw:text-box>
            <text:p text:style-name="a2317" text:class-names="" text:cond-style-name="" text:id="id389"><text:span text:style-name="a2316" text:class-names="">output</text:span></text:p>
          </draw:text-box>
          <svg:title/>
          <svg:desc/>
        </draw:frame>
        <draw:frame draw:id="id393" draw:style-name="a2331" draw:name="TextBox 15" svg:x="0.98413in" svg:y="3.72026in" svg:width="5.20635in" svg:height="0.70684in">
          <draw:text-box>
            <text:p text:style-name="a2321" text:class-names="" text:cond-style-name="" text:id="id391"><text:span text:style-name="a2319" text:class-names="">Syntax</text:span><text:span text:style-name="a2320" text:class-names=""/></text:p>
            <text:p text:style-name="a2330" text:class-names="" text:cond-style-name="" text:id="id392"><text:span text:style-name="a2322" text:class-names="">int</text:span><text:span text:style-name="a2323" text:class-names=""><text:s text:c="1"/></text:span><text:span text:style-name="a2324" text:class-names="">fgetc</text:span><text:span text:style-name="a2325" text:class-names="">(</text:span><text:span text:style-name="a2326" text:class-names="">FILE<text:s text:c="1"/></text:span><text:span text:style-name="a2327" text:class-names="">*</text:span><text:span text:style-name="a2328" text:class-names="">stream</text:span><text:span text:style-name="a2329" text:class-names="">);</text:span></text:p>
          </draw:text-box>
          <svg:title/>
          <svg:desc/>
        </draw:frame>
        <draw:frame draw:id="id406" draw:style-name="a2409" draw:name="TextBox 6" svg:x="7.45122in" svg:y="2.01557in" svg:width="4.68293in" svg:height="3.73613in">
          <draw:text-box>
            <text:p text:style-name="a2336" text:class-names="" text:cond-style-name="" text:id="id394"><text:span text:style-name="a2332" text:class-names="">#include</text:span><text:span text:style-name="a2333" text:class-names=""><text:s text:c="1"/></text:span><text:span text:style-name="a2334" text:class-names="">&lt;stdio.h&gt;</text:span><text:span text:style-name="a2335" text:class-names=""/></text:p>
            <text:p text:style-name="a2341" text:class-names="" text:cond-style-name="" text:id="id395"><text:span text:style-name="a2337" text:class-names="">#include</text:span><text:span text:style-name="a2338" text:class-names=""><text:s text:c="1"/></text:span><text:span text:style-name="a2339" text:class-names="">&lt;string.h&gt;</text:span><text:span text:style-name="a2340" text:class-names=""/></text:p>
            <text:p text:style-name="a2346" text:class-names="" text:cond-style-name="" text:id="id396"><text:span text:style-name="a2342" text:class-names="">int</text:span><text:span text:style-name="a2343" text:class-names=""><text:s text:c="1"/></text:span><text:span text:style-name="a2344" text:class-names="">main</text:span><text:span text:style-name="a2345" text:class-names="">(){</text:span></text:p>
            <text:p text:style-name="a2352" text:class-names="" text:cond-style-name="" text:id="id397"><text:span text:style-name="a2347" text:class-names="">   <text:s text:c="1"/></text:span><text:span text:style-name="a2348" text:class-names="">char</text:span><text:span text:style-name="a2349" text:class-names=""><text:s text:c="1"/></text:span><text:span text:style-name="a2350" text:class-names="">ch</text:span><text:span text:style-name="a2351" text:class-names="">;</text:span></text:p>
            <text:p text:style-name="a2359" text:class-names="" text:cond-style-name="" text:id="id398"><text:span text:style-name="a2353" text:class-names="">   <text:s text:c="1"/></text:span><text:span text:style-name="a2354" text:class-names="">FILE</text:span><text:span text:style-name="a2355" text:class-names=""><text:s text:c="1"/></text:span><text:span text:style-name="a2356" text:class-names="">*</text:span><text:span text:style-name="a2357" text:class-names="">fp</text:span><text:span text:style-name="a2358" text:class-names="">;</text:span></text:p>
            <text:p text:style-name="a2371" text:class-names="" text:cond-style-name="" text:id="id399"><text:span text:style-name="a2360" text:class-names="">   <text:s text:c="1"/></text:span><text:span text:style-name="a2361" text:class-names="">fp</text:span><text:span text:style-name="a2362" text:class-names=""><text:s text:c="1"/></text:span><text:span text:style-name="a2363" text:class-names="">=</text:span><text:span text:style-name="a2364" text:class-names=""><text:s text:c="1"/></text:span><text:span text:style-name="a2365" text:class-names="">fopen</text:span><text:span text:style-name="a2366" text:class-names="">(</text:span><text:span text:style-name="a2367" text:class-names="">"file.txt"</text:span><text:span text:style-name="a2368" text:class-names="">,<text:s text:c="1"/></text:span><text:span text:style-name="a2369" text:class-names="">"r"</text:span><text:span text:style-name="a2370" text:class-names="">);</text:span></text:p>
            <text:p text:style-name="a2380" text:class-names="" text:cond-style-name="" text:id="id400"><text:span text:style-name="a2372" text:class-names="">   <text:s text:c="1"/></text:span><text:span text:style-name="a2373" text:class-names="">while</text:span><text:span text:style-name="a2374" text:class-names="">(</text:span><text:span text:style-name="a2375" text:class-names="">!</text:span><text:span text:style-name="a2376" text:class-names="">feof</text:span><text:span text:style-name="a2377" text:class-names="">(</text:span><text:span text:style-name="a2378" text:class-names="">fp</text:span><text:span text:style-name="a2379" text:class-names="">)){</text:span></text:p>
            <text:p text:style-name="a2388" text:class-names="" text:cond-style-name="" text:id="id401"><text:span text:style-name="a2381" text:class-names="">       <text:s text:c="1"/></text:span><text:span text:style-name="a2382" text:class-names="">ch</text:span><text:span text:style-name="a2383" text:class-names=""><text:s text:c="1"/>=<text:s text:c="1"/></text:span><text:span text:style-name="a2384" text:class-names="">fgetc</text:span><text:span text:style-name="a2385" text:class-names="">(</text:span><text:span text:style-name="a2386" text:class-names="">fp</text:span><text:span text:style-name="a2387" text:class-names="">);</text:span></text:p>
            <text:p text:style-name="a2398" text:class-names="" text:cond-style-name="" text:id="id402"><text:span text:style-name="a2389" text:class-names="">       <text:s text:c="1"/></text:span><text:span text:style-name="a2390" text:class-names="">printf</text:span><text:span text:style-name="a2391" text:class-names="">(</text:span><text:span text:style-name="a2392" text:class-names="">"</text:span><text:span text:style-name="a2393" text:class-names="">%c</text:span><text:span text:style-name="a2394" text:class-names="">"</text:span><text:span text:style-name="a2395" text:class-names="">,<text:s text:c="1"/></text:span><text:span text:style-name="a2396" text:class-names="">ch</text:span><text:span text:style-name="a2397" text:class-names="">);</text:span></text:p>
            <text:p text:style-name="a2400" text:class-names="" text:cond-style-name="" text:id="id403"><text:span text:style-name="a2399" text:class-names="">    }</text:span></text:p>
            <text:p text:style-name="a2406" text:class-names="" text:cond-style-name="" text:id="id404"><text:span text:style-name="a2401" text:class-names="">   <text:s text:c="1"/></text:span><text:span text:style-name="a2402" text:class-names="">fclose</text:span><text:span text:style-name="a2403" text:class-names="">(</text:span><text:span text:style-name="a2404" text:class-names="">fp</text:span><text:span text:style-name="a2405" text:class-names="">);</text:span></text:p>
            <text:p text:style-name="a2408" text:class-names="" text:cond-style-name="" text:id="id405"><text:span text:style-name="a2407" text:class-names="">}</text:span></text:p>
          </draw:text-box>
          <svg:title/>
          <svg:desc/>
        </draw:frame>
        <draw:frame draw:id="id407" draw:style-name="a2410" draw:name="Picture 4" svg:x="0.98413in" svg:y="1.7154in" svg:width="4.1985in" svg:height="1.44738in" style:rel-width="scale" style:rel-height="scale">
          <draw:image xlink:href="media/image31.tmp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407" smil:attributeName="visibility" smil:to="visible" smil:begin="0.0s" smil:dur="0.00100000004749745s" smil:fill="hold"/>
                  <anim:transitionFilter smil:targetElement="id407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06" smil:attributeName="visibility" smil:to="visible" smil:begin="0.0s" smil:dur="0.00100000004749745s" smil:fill="hold"/>
                  <anim:transitionFilter smil:targetElement="id406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93" smil:attributeName="visibility" smil:to="visible" smil:begin="0.0s" smil:dur="0.00100000004749745s" smil:fill="hold"/>
                  <anim:transitionFilter smil:targetElement="id393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90" smil:attributeName="visibility" smil:to="visible" smil:begin="0.0s" smil:dur="0.00100000004749745s" smil:fill="hold"/>
                  <anim:transitionFilter smil:targetElement="id390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388" smil:attributeName="visibility" smil:to="visible" smil:begin="0.0s" smil:dur="0.00100000004749745s" smil:fill="hold"/>
                  <anim:transitionFilter smil:targetElement="id388" smil:type="slideWipe" smil:subtype="fromTop" smil:dur="0.5s"/>
                </anim:par>
              </anim:par>
            </anim:par>
          </anim:seq>
        </anim:par>
      </draw:page>
      <draw:page draw:name="Slide23" draw:style-name="a2411" draw:master-page-name="Master1-Layout7-blank-Blank" presentation:presentation-page-layout-name="Master1-PPL7" draw:id="Slide-278">
        <draw:frame draw:id="id408" draw:style-name="a2415" draw:name="TextBox 2" svg:x="4.44291in" svg:y="0.22222in" svg:width="4.44752in" svg:height="0.70684in">
          <draw:text-box>
            <text:p text:style-name="a2414" text:class-names="" text:cond-style-name=""><text:span text:style-name="a2412" text:class-names="">Read Data for Files</text:span><text:span text:style-name="a2413" text:class-names=""/></text:p>
          </draw:text-box>
          <svg:title/>
          <svg:desc/>
        </draw:frame>
        <draw:frame draw:id="id409" draw:style-name="a2418" draw:name="TextBox 8" svg:x="0.98413in" svg:y="0.97858in" svg:width="3.28571in" svg:height="0.43757in">
          <draw:text-box>
            <text:p text:style-name="a2417" text:class-names="" text:cond-style-name=""><text:span text:style-name="a2416" text:class-names="">fread() - Example</text:span></text:p>
          </draw:text-box>
          <svg:title/>
          <svg:desc/>
        </draw:frame>
        <draw:frame draw:id="id411" draw:style-name="a2421" draw:name="TextBox 9" svg:x="0.98413in" svg:y="5.47192in" svg:width="5.20635in" svg:height="0.40391in">
          <draw:text-box>
            <text:p text:style-name="a2420" text:class-names="" text:cond-style-name="" text:id="id410"><text:span text:style-name="a2419" text:class-names="">Hello! Devnathan</text:span></text:p>
          </draw:text-box>
          <svg:title/>
          <svg:desc/>
        </draw:frame>
        <draw:frame draw:id="id413" draw:style-name="a2424" draw:name="TextBox 10" svg:x="0.98413in" svg:y="4.84765in" svg:width="1.13339in" svg:height="0.43757in">
          <draw:text-box>
            <text:p text:style-name="a2423" text:class-names="" text:cond-style-name="" text:id="id412"><text:span text:style-name="a2422" text:class-names="">output</text:span></text:p>
          </draw:text-box>
          <svg:title/>
          <svg:desc/>
        </draw:frame>
        <draw:frame draw:id="id428" draw:style-name="a2528" draw:name="TextBox 1" svg:x="6.93056in" svg:y="1.51389in" svg:width="5.6369in" svg:height="4.64492in">
          <draw:text-box>
            <text:p text:style-name="a2429" text:class-names="" text:cond-style-name="" text:id="id414"><text:span text:style-name="a2425" text:class-names="">#include</text:span><text:span text:style-name="a2426" text:class-names=""><text:s text:c="1"/></text:span><text:span text:style-name="a2427" text:class-names="">&lt;stdio.h&gt;</text:span><text:span text:style-name="a2428" text:class-names=""/></text:p>
            <text:p text:style-name="a2434" text:class-names="" text:cond-style-name="" text:id="id415"><text:span text:style-name="a2430" text:class-names="">#include</text:span><text:span text:style-name="a2431" text:class-names=""><text:s text:c="1"/></text:span><text:span text:style-name="a2432" text:class-names="">&lt;stdlib.h&gt;</text:span><text:span text:style-name="a2433" text:class-names=""/></text:p>
            <text:p text:style-name="a2439" text:class-names="" text:cond-style-name="" text:id="id416"><text:span text:style-name="a2435" text:class-names="">#include</text:span><text:span text:style-name="a2436" text:class-names=""><text:s text:c="1"/></text:span><text:span text:style-name="a2437" text:class-names="">&lt;string.h&gt;</text:span><text:span text:style-name="a2438" text:class-names=""/></text:p>
            <text:p text:style-name="a2444" text:class-names="" text:cond-style-name="" text:id="id417"><text:span text:style-name="a2440" text:class-names="">int</text:span><text:span text:style-name="a2441" text:class-names=""><text:s text:c="1"/></text:span><text:span text:style-name="a2442" text:class-names="">main</text:span><text:span text:style-name="a2443" text:class-names="">(){</text:span></text:p>
            <text:p text:style-name="a2452" text:class-names="" text:cond-style-name="" text:id="id418"><text:span text:style-name="a2445" text:class-names="">   <text:s text:c="1"/></text:span><text:span text:style-name="a2446" text:class-names="">char</text:span><text:span text:style-name="a2447" text:class-names=""><text:s text:c="1"/></text:span><text:span text:style-name="a2448" text:class-names="">text</text:span><text:span text:style-name="a2449" text:class-names="">[</text:span><text:span text:style-name="a2450" text:class-names="">100</text:span><text:span text:style-name="a2451" text:class-names="">];</text:span></text:p>
            <text:p text:style-name="a2458" text:class-names="" text:cond-style-name="" text:id="id419"><text:span text:style-name="a2453" text:class-names="">   <text:s text:c="1"/></text:span><text:span text:style-name="a2454" text:class-names="">size_t</text:span><text:span text:style-name="a2455" text:class-names=""><text:s text:c="1"/></text:span><text:span text:style-name="a2456" text:class-names="">count</text:span><text:span text:style-name="a2457" text:class-names="">;</text:span></text:p>
            <text:p text:style-name="a2465" text:class-names="" text:cond-style-name="" text:id="id420"><text:span text:style-name="a2459" text:class-names="">   <text:s text:c="1"/></text:span><text:span text:style-name="a2460" text:class-names="">FILE</text:span><text:span text:style-name="a2461" text:class-names=""><text:s text:c="1"/></text:span><text:span text:style-name="a2462" text:class-names="">*</text:span><text:span text:style-name="a2463" text:class-names="">fp</text:span><text:span text:style-name="a2464" text:class-names="">;</text:span></text:p>
            <text:p text:style-name="a2477" text:class-names="" text:cond-style-name="" text:id="id421"><text:span text:style-name="a2466" text:class-names="">   <text:s text:c="1"/></text:span><text:span text:style-name="a2467" text:class-names="">fp</text:span><text:span text:style-name="a2468" text:class-names=""><text:s text:c="1"/></text:span><text:span text:style-name="a2469" text:class-names="">=</text:span><text:span text:style-name="a2470" text:class-names=""><text:s text:c="1"/></text:span><text:span text:style-name="a2471" text:class-names="">fopen</text:span><text:span text:style-name="a2472" text:class-names="">(</text:span><text:span text:style-name="a2473" text:class-names="">"file.txt"</text:span><text:span text:style-name="a2474" text:class-names="">,<text:s text:c="1"/></text:span><text:span text:style-name="a2475" text:class-names="">"r"</text:span><text:span text:style-name="a2476" text:class-names="">);</text:span></text:p>
            <text:p text:style-name="a2486" text:class-names="" text:cond-style-name="" text:id="id422"><text:span text:style-name="a2478" text:class-names="">   <text:s text:c="1"/></text:span><text:span text:style-name="a2479" text:class-names="">while</text:span><text:span text:style-name="a2480" text:class-names="">(</text:span><text:span text:style-name="a2481" text:class-names="">!</text:span><text:span text:style-name="a2482" text:class-names="">feof</text:span><text:span text:style-name="a2483" text:class-names="">(</text:span><text:span text:style-name="a2484" text:class-names="">fp</text:span><text:span text:style-name="a2485" text:class-names="">)){</text:span></text:p>
            <text:p text:style-name="a2502" text:class-names="" text:cond-style-name="" text:id="id423"><text:span text:style-name="a2487" text:class-names="">       <text:s text:c="1"/></text:span><text:span text:style-name="a2488" text:class-names="">count</text:span><text:span text:style-name="a2489" text:class-names=""><text:s text:c="1"/></text:span><text:span text:style-name="a2490" text:class-names="">=</text:span><text:span text:style-name="a2491" text:class-names=""><text:s text:c="1"/></text:span><text:span text:style-name="a2492" text:class-names="">fread</text:span><text:span text:style-name="a2493" text:class-names="">(</text:span><text:span text:style-name="a2494" text:class-names="">text</text:span><text:span text:style-name="a2495" text:class-names="">,<text:s text:c="1"/></text:span><text:span text:style-name="a2496" text:class-names="">1</text:span><text:span text:style-name="a2497" text:class-names="">,<text:s text:c="1"/></text:span><text:span text:style-name="a2498" text:class-names="">20</text:span><text:span text:style-name="a2499" text:class-names="">,<text:s text:c="1"/></text:span><text:span text:style-name="a2500" text:class-names="">fp</text:span><text:span text:style-name="a2501" text:class-names="">);</text:span></text:p>
            <text:p text:style-name="a2517" text:class-names="" text:cond-style-name="" text:id="id424"><text:span text:style-name="a2503" text:class-names="">       <text:s text:c="1"/></text:span><text:span text:style-name="a2504" text:class-names="">printf</text:span><text:span text:style-name="a2505" text:class-names="">(</text:span><text:span text:style-name="a2506" text:class-names="">"</text:span><text:span text:style-name="a2507" text:class-names="">%d</text:span><text:span text:style-name="a2508" text:class-names=""><text:s text:c="1"/>:<text:s text:c="1"/></text:span><text:span text:style-name="a2509" text:class-names="">%s</text:span><text:span text:style-name="a2510" text:class-names="">\n</text:span><text:span text:style-name="a2511" text:class-names="">"</text:span><text:span text:style-name="a2512" text:class-names="">,<text:s text:c="1"/></text:span><text:span text:style-name="a2513" text:class-names="">count</text:span><text:span text:style-name="a2514" text:class-names="">,<text:s text:c="1"/></text:span><text:span text:style-name="a2515" text:class-names="">text</text:span><text:span text:style-name="a2516" text:class-names="">);</text:span></text:p>
            <text:p text:style-name="a2519" text:class-names="" text:cond-style-name="" text:id="id425"><text:span text:style-name="a2518" text:class-names="">    }</text:span></text:p>
            <text:p text:style-name="a2525" text:class-names="" text:cond-style-name="" text:id="id426"><text:span text:style-name="a2520" text:class-names="">   <text:s text:c="1"/></text:span><text:span text:style-name="a2521" text:class-names="">fclose</text:span><text:span text:style-name="a2522" text:class-names="">(</text:span><text:span text:style-name="a2523" text:class-names="">fp</text:span><text:span text:style-name="a2524" text:class-names="">);<text:s text:c="1"/></text:span></text:p>
            <text:p text:style-name="a2527" text:class-names="" text:cond-style-name="" text:id="id427"><text:span text:style-name="a2526" text:class-names="">}</text:span></text:p>
          </draw:text-box>
          <svg:title/>
          <svg:desc/>
        </draw:frame>
        <draw:frame draw:id="id429" draw:style-name="a2529" draw:name="Picture 5" svg:x="1.10015in" svg:y="1.62417in" svg:width="4.1985in" svg:height="1.47044in" style:rel-width="scale" style:rel-height="scale">
          <draw:image xlink:href="media/image32.tmp" xlink:type="simple" xlink:show="embed" xlink:actuate="onLoad"/>
          <svg:title/>
          <svg:desc/>
        </draw:frame>
        <draw:frame draw:id="id432" draw:style-name="a2555" draw:name="TextBox 11" svg:x="0.98413in" svg:y="3.46625in" svg:width="5.20635in" svg:height="1.00977in">
          <draw:text-box>
            <text:p text:style-name="a2532" text:class-names="" text:cond-style-name="" text:id="id430"><text:span text:style-name="a2530" text:class-names="">syntax</text:span><text:span text:style-name="a2531" text:class-names=""/></text:p>
            <text:p text:style-name="a2554" text:class-names="" text:cond-style-name="" text:id="id431"><text:span text:style-name="a2533" text:class-names="">int</text:span><text:span text:style-name="a2534" text:class-names=""><text:s text:c="1"/>fread</text:span><text:span text:style-name="a2535" text:class-names="">(</text:span><text:span text:style-name="a2536" text:class-names="">void</text:span><text:span text:style-name="a2537" text:class-names=""><text:s text:c="1"/></text:span><text:span text:style-name="a2538" text:class-names="">*</text:span><text:span text:style-name="a2539" text:class-names="">str</text:span><text:span text:style-name="a2540" text:class-names="">,<text:s text:c="1"/></text:span><text:span text:style-name="a2541" text:class-names="">size_t</text:span><text:span text:style-name="a2542" text:class-names=""><text:s text:c="1"/></text:span><text:span text:style-name="a2543" text:class-names="">size</text:span><text:span text:style-name="a2544" text:class-names="">,<text:s text:c="1"/></text:span><text:span text:style-name="a2545" text:class-names="">size_t</text:span><text:span text:style-name="a2546" text:class-names=""><text:s text:c="1"/></text:span><text:span text:style-name="a2547" text:class-names="">num</text:span><text:span text:style-name="a2548" text:class-names="">,<text:s text:c="1"/></text:span><text:span text:style-name="a2549" text:class-names="">FILE</text:span><text:span text:style-name="a2550" text:class-names=""><text:s text:c="1"/></text:span><text:span text:style-name="a2551" text:class-names="">*</text:span><text:span text:style-name="a2552" text:class-names="">stream</text:span><text:span text:style-name="a2553" text:class-names="">)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429" smil:attributeName="visibility" smil:to="visible" smil:begin="0.0s" smil:dur="0.00100000004749745s" smil:fill="hold"/>
                  <anim:transitionFilter smil:targetElement="id429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28" smil:attributeName="visibility" smil:to="visible" smil:begin="0.0s" smil:dur="0.00100000004749745s" smil:fill="hold"/>
                  <anim:transitionFilter smil:targetElement="id428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32" smil:attributeName="visibility" smil:to="visible" smil:begin="0.0s" smil:dur="0.00100000004749745s" smil:fill="hold"/>
                  <anim:transitionFilter smil:targetElement="id432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413" smil:attributeName="visibility" smil:to="visible" smil:begin="0.0s" smil:dur="0.00100000004749745s" smil:fill="hold"/>
                  <anim:transitionFilter smil:targetElement="id413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411" smil:attributeName="visibility" smil:to="visible" smil:begin="0.0s" smil:dur="0.00100000004749745s" smil:fill="hold"/>
                  <anim:transitionFilter smil:targetElement="id411" smil:type="slideWipe" smil:subtype="fromTop" smil:dur="0.5s"/>
                </anim:par>
              </anim:par>
            </anim:par>
          </anim:seq>
        </anim:par>
      </draw:page>
      <draw:page draw:name="Slide24" draw:style-name="a2556" draw:master-page-name="Master1-Layout7-blank-Blank" presentation:presentation-page-layout-name="Master1-PPL7" draw:id="Slide-279">
        <draw:frame draw:id="id433" draw:style-name="a2560" draw:name="TextBox 2" svg:x="4.44291in" svg:y="0.22222in" svg:width="4.44752in" svg:height="0.70684in">
          <draw:text-box>
            <text:p text:style-name="a2559" text:class-names="" text:cond-style-name=""><text:span text:style-name="a2557" text:class-names="">Error Handling</text:span><text:span text:style-name="a2558" text:class-names=""/></text:p>
          </draw:text-box>
          <svg:title/>
          <svg:desc/>
        </draw:frame>
        <draw:frame draw:id="id434" draw:style-name="a2561" draw:name="Picture 3" svg:x="1.81733in" svg:y="2.1752in" svg:width="3.14961in" svg:height="3.14961in" style:rel-width="scale" style:rel-height="scale">
          <draw:image xlink:href="media/image33.png" xlink:type="simple" xlink:show="embed" xlink:actuate="onLoad"/>
          <svg:title/>
          <svg:desc/>
        </draw:frame>
        <draw:frame draw:id="id435" draw:style-name="a2564" draw:name="TextBox 9" svg:x="5.06988in" svg:y="2.44479in" svg:width="6.95954in" svg:height="1.00977in">
          <draw:text-box>
            <text:p text:style-name="a2563" text:class-names="" text:cond-style-name=""><text:span text:style-name="a2562" text:class-names="">In C programming, error handling is essential to handle unexpected situations or failures that may occur during program execution.</text:span></text:p>
          </draw:text-box>
          <svg:title/>
          <svg:desc/>
        </draw:frame>
        <draw:frame draw:id="id439" draw:style-name="a2574" draw:name="TextBox 10" svg:x="5.06988in" svg:y="3.75in" svg:width="2.80882in" svg:height="1.11074in">
          <draw:text-box>
            <text:p text:style-name="a2567" text:class-names="" text:cond-style-name="" text:id="id436"><text:span text:style-name="a2565" text:class-names="">ferror</text:span><text:span text:style-name="a2566" text:class-names="">()</text:span></text:p>
            <text:p text:style-name="a2570" text:class-names="" text:cond-style-name="" text:id="id437"><text:span text:style-name="a2568" text:class-names="">clearerr</text:span><text:span text:style-name="a2569" text:class-names="">()</text:span></text:p>
            <text:p text:style-name="a2573" text:class-names="" text:cond-style-name="" text:id="id438"><text:span text:style-name="a2571" text:class-names="">perror</text:span><text:span text:style-name="a2572" text:class-names="">()</text:span></text:p>
          </draw:text-box>
          <svg:title/>
          <svg:desc/>
        </draw:frame>
        <draw:frame draw:id="id442" draw:style-name="a2581" draw:name="TextBox 11" svg:x="8.3664in" svg:y="3.91829in" svg:width="3.33948in" svg:height="0.77415in">
          <draw:text-box>
            <text:p text:style-name="a2577" text:class-names="" text:cond-style-name="" text:id="id440"><text:span text:style-name="a2575" text:class-names="">strerr</text:span><text:span text:style-name="a2576" text:class-names="">()</text:span></text:p>
            <text:p text:style-name="a2580" text:class-names="" text:cond-style-name="" text:id="id441"><text:span text:style-name="a2578" text:class-names="">feof</text:span><text:span text:style-name="a2579" text:class-names="">(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39" smil:attributeName="visibility" smil:to="visible" smil:begin="0.0s" smil:dur="0.00100000004749745s" smil:fill="hold"/>
                  <anim:transitionFilter smil:targetElement="id439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42" smil:attributeName="visibility" smil:to="visible" smil:begin="0.0s" smil:dur="0.00100000004749745s" smil:fill="hold"/>
                  <anim:transitionFilter smil:targetElement="id442" smil:type="slideWipe" smil:subtype="fromTop" smil:dur="0.5s"/>
                </anim:par>
              </anim:par>
            </anim:par>
          </anim:seq>
        </anim:par>
      </draw:page>
      <draw:page draw:name="Slide25" draw:style-name="a2582" draw:master-page-name="Master1-Layout7-blank-Blank" presentation:presentation-page-layout-name="Master1-PPL7" draw:id="Slide-280">
        <draw:frame draw:id="id443" draw:style-name="a2586" draw:name="TextBox 2" svg:x="4.44291in" svg:y="0.22222in" svg:width="4.44752in" svg:height="0.70684in">
          <draw:text-box>
            <text:p text:style-name="a2585" text:class-names="" text:cond-style-name=""><text:span text:style-name="a2583" text:class-names="">Error Handling</text:span><text:span text:style-name="a2584" text:class-names=""/></text:p>
          </draw:text-box>
          <svg:title/>
          <svg:desc/>
        </draw:frame>
        <draw:frame draw:id="id444" draw:style-name="a2591" draw:name="TextBox 9" svg:x="0.6434in" svg:y="1.44479in" svg:width="4.79777in" svg:height="0.77415in">
          <draw:text-box>
            <text:p text:style-name="a2588" text:class-names="" text:cond-style-name=""><text:span text:style-name="a2587" text:class-names="">perror()</text:span></text:p>
            <text:p text:style-name="a2590" text:class-names="" text:cond-style-name=""><text:span text:style-name="a2589" text:class-names="">show the error description</text:span></text:p>
          </draw:text-box>
          <svg:title/>
          <svg:desc/>
        </draw:frame>
        <draw:frame draw:id="id447" draw:style-name="a2604" draw:name="TextBox 1" svg:x="0.6434in" svg:y="2.61686in" svg:width="3.7995in" svg:height="0.70684in">
          <draw:text-box>
            <text:p text:style-name="a2593" text:class-names="" text:cond-style-name="" text:id="id445"><text:span text:style-name="a2592" text:class-names="">syntax</text:span></text:p>
            <text:p text:style-name="a2603" text:class-names="" text:cond-style-name="" text:id="id446"><text:span text:style-name="a2594" text:class-names="">void</text:span><text:span text:style-name="a2595" text:class-names=""><text:s text:c="1"/></text:span><text:span text:style-name="a2596" text:class-names="">perror</text:span><text:span text:style-name="a2597" text:class-names="">(</text:span><text:span text:style-name="a2598" text:class-names="">char</text:span><text:span text:style-name="a2599" text:class-names=""><text:s text:c="1"/></text:span><text:span text:style-name="a2600" text:class-names="">*</text:span><text:span text:style-name="a2601" text:class-names="">msg</text:span><text:span text:style-name="a2602" text:class-names="">);</text:span></text:p>
          </draw:text-box>
          <svg:title/>
          <svg:desc/>
        </draw:frame>
        <draw:frame draw:id="id458" draw:style-name="a2673" draw:name="TextBox 4" svg:x="5.4801in" svg:y="1.95927in" svg:width="7.39105in" svg:height="3.46686in">
          <draw:text-box>
            <text:p text:style-name="a2612" text:class-names="" text:cond-style-name="" text:id="id448"><text:span text:style-name="a2605" text:class-names="">#include</text:span><text:span text:style-name="a2606" text:class-names=""><text:s text:c="1"/></text:span><text:span text:style-name="a2607" text:class-names="">&lt;</text:span><text:span text:style-name="a2608" text:class-names="">stdio.h</text:span><text:span text:style-name="a2609" text:class-names="">&gt;</text:span><text:span text:style-name="a2610" text:class-names=""><text:s text:c="1"/></text:span><text:span text:style-name="a2611" text:class-names=""/></text:p>
            <text:p text:style-name="a2617" text:class-names="" text:cond-style-name="" text:id="id449"><text:span text:style-name="a2613" text:class-names="">int</text:span><text:span text:style-name="a2614" text:class-names=""><text:s text:c="1"/></text:span><text:span text:style-name="a2615" text:class-names="">main</text:span><text:span text:style-name="a2616" text:class-names="">()<text:s text:c="1"/></text:span></text:p>
            <text:p text:style-name="a2619" text:class-names="" text:cond-style-name="" text:id="id450"><text:span text:style-name="a2618" text:class-names="">{<text:s text:c="1"/></text:span></text:p>
            <text:p text:style-name="a2634" text:class-names="" text:cond-style-name="" text:id="id451"><text:span text:style-name="a2620" text:class-names="">   <text:s text:c="1"/></text:span><text:span text:style-name="a2621" text:class-names="">FILE</text:span><text:span text:style-name="a2622" text:class-names="">*</text:span><text:span text:style-name="a2623" text:class-names=""><text:s text:c="1"/></text:span><text:span text:style-name="a2624" text:class-names="">file</text:span><text:span text:style-name="a2625" text:class-names=""><text:s text:c="1"/></text:span><text:span text:style-name="a2626" text:class-names="">=</text:span><text:span text:style-name="a2627" text:class-names=""><text:s text:c="1"/></text:span><text:span text:style-name="a2628" text:class-names="">fopen</text:span><text:span text:style-name="a2629" text:class-names="">(</text:span><text:span text:style-name="a2630" text:class-names="">"needed_file.txt"</text:span><text:span text:style-name="a2631" text:class-names="">,<text:s text:c="1"/></text:span><text:span text:style-name="a2632" text:class-names="">"r"</text:span><text:span text:style-name="a2633" text:class-names="">);<text:s text:c="1"/></text:span></text:p>
            <text:p text:style-name="a2644" text:class-names="" text:cond-style-name="" text:id="id452"><text:span text:style-name="a2635" text:class-names="">   <text:s text:c="1"/></text:span><text:span text:style-name="a2636" text:class-names="">if</text:span><text:span text:style-name="a2637" text:class-names=""><text:s text:c="1"/>(</text:span><text:span text:style-name="a2638" text:class-names="">file</text:span><text:span text:style-name="a2639" text:class-names=""><text:s text:c="1"/></text:span><text:span text:style-name="a2640" text:class-names="">==</text:span><text:span text:style-name="a2641" text:class-names=""><text:s text:c="1"/></text:span><text:span text:style-name="a2642" text:class-names="">NULL</text:span><text:span text:style-name="a2643" text:class-names="">) {<text:s text:c="1"/></text:span></text:p>
            <text:p text:style-name="a2652" text:class-names="" text:cond-style-name="" text:id="id453"><text:span text:style-name="a2645" text:class-names="">       <text:s text:c="1"/></text:span><text:span text:style-name="a2646" text:class-names="">perror</text:span><text:span text:style-name="a2647" text:class-names="">(</text:span><text:span text:style-name="a2648" text:class-names="">"</text:span><text:span text:style-name="a2649" text:class-names="">Error"</text:span><text:span text:style-name="a2650" text:class-names="">);  </text:span><text:span text:style-name="a2651" text:class-names=""/></text:p>
            <text:p text:style-name="a2658" text:class-names="" text:cond-style-name="" text:id="id454"><text:span text:style-name="a2653" text:class-names="">       <text:s text:c="1"/></text:span><text:span text:style-name="a2654" text:class-names="">return</text:span><text:span text:style-name="a2655" text:class-names=""><text:s text:c="1"/></text:span><text:span text:style-name="a2656" text:class-names="">1</text:span><text:span text:style-name="a2657" text:class-names="">; } <text:s text:c="1"/></text:span></text:p>
            <text:p text:style-name="a2664" text:class-names="" text:cond-style-name="" text:id="id455"><text:span text:style-name="a2659" text:class-names="">   <text:s text:c="1"/></text:span><text:span text:style-name="a2660" text:class-names="">fclose</text:span><text:span text:style-name="a2661" text:class-names="">(</text:span><text:span text:style-name="a2662" text:class-names="">file</text:span><text:span text:style-name="a2663" text:class-names="">);  </text:span></text:p>
            <text:p text:style-name="a2670" text:class-names="" text:cond-style-name="" text:id="id456"><text:span text:style-name="a2665" text:class-names="">   <text:s text:c="1"/></text:span><text:span text:style-name="a2666" text:class-names="">return</text:span><text:span text:style-name="a2667" text:class-names=""><text:s text:c="1"/></text:span><text:span text:style-name="a2668" text:class-names="">0</text:span><text:span text:style-name="a2669" text:class-names="">;<text:s text:c="1"/></text:span></text:p>
            <text:p text:style-name="a2672" text:class-names="" text:cond-style-name="" text:id="id457"><text:span text:style-name="a2671" text:class-names="">}</text:span></text:p>
          </draw:text-box>
          <svg:title/>
          <svg:desc/>
        </draw:frame>
        <draw:frame draw:id="id460" draw:style-name="a2676" draw:name="TextBox 5" svg:x="0.6434in" svg:y="4.1763in" svg:width="3.16361in" svg:height="0.40391in">
          <draw:text-box>
            <text:p text:style-name="a2675" text:class-names="" text:cond-style-name="" text:id="id459"><text:span text:style-name="a2674" text:class-names="">Output</text:span></text:p>
          </draw:text-box>
          <svg:title/>
          <svg:desc/>
        </draw:frame>
        <draw:frame draw:id="id462" draw:style-name="a2680" draw:name="TextBox 6" svg:x="0.6434in" svg:y="4.7193in" svg:width="3.7995in" svg:height="0.40391in">
          <draw:text-box>
            <text:p text:style-name="a2679" text:class-names="" text:cond-style-name="" text:id="id461"><text:span text:style-name="a2677" text:class-names="">Error:<text:s text:c="1"/></text:span><text:span text:style-name="a2678" text:class-names="">No such file or director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47" smil:attributeName="visibility" smil:to="visible" smil:begin="0.0s" smil:dur="0.00100000004749745s" smil:fill="hold"/>
                  <anim:transitionFilter smil:targetElement="id447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58" smil:attributeName="visibility" smil:to="visible" smil:begin="0.0s" smil:dur="0.00100000004749745s" smil:fill="hold"/>
                  <anim:transitionFilter smil:targetElement="id458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460" smil:attributeName="visibility" smil:to="visible" smil:begin="0.0s" smil:dur="0.00100000004749745s" smil:fill="hold"/>
                  <anim:transitionFilter smil:targetElement="id460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462" smil:attributeName="visibility" smil:to="visible" smil:begin="0.0s" smil:dur="0.00100000004749745s" smil:fill="hold"/>
                  <anim:transitionFilter smil:targetElement="id462" smil:type="slideWipe" smil:subtype="fromTop" smil:dur="0.5s"/>
                </anim:par>
              </anim:par>
            </anim:par>
          </anim:seq>
        </anim:par>
      </draw:page>
      <draw:page draw:name="Slide26" draw:style-name="a2681" draw:master-page-name="Master1-Layout7-blank-Blank" presentation:presentation-page-layout-name="Master1-PPL7" draw:id="Slide-281">
        <draw:frame draw:id="id463" draw:style-name="a2685" draw:name="TextBox 2" svg:x="4.44291in" svg:y="0.22222in" svg:width="4.44752in" svg:height="0.70684in">
          <draw:text-box>
            <text:p text:style-name="a2684" text:class-names="" text:cond-style-name=""><text:span text:style-name="a2682" text:class-names="">Error Handling</text:span><text:span text:style-name="a2683" text:class-names=""/></text:p>
          </draw:text-box>
          <svg:title/>
          <svg:desc/>
        </draw:frame>
        <draw:frame draw:id="id464" draw:style-name="a2690" draw:name="TextBox 9" svg:x="0.6434in" svg:y="1.44479in" svg:width="4.79777in" svg:height="1.11074in">
          <draw:text-box>
            <text:p text:style-name="a2687" text:class-names="" text:cond-style-name=""><text:span text:style-name="a2686" text:class-names="">ferror()</text:span></text:p>
            <text:p text:style-name="a2689" text:class-names="" text:cond-style-name=""><text:span text:style-name="a2688" text:class-names="">check whether an error occurred during a file operation.</text:span></text:p>
          </draw:text-box>
          <svg:title/>
          <svg:desc/>
        </draw:frame>
        <draw:frame draw:id="id467" draw:style-name="a2703" draw:name="TextBox 1" svg:x="0.6434in" svg:y="2.7807in" svg:width="3.7995in" svg:height="0.70684in">
          <draw:text-box>
            <text:p text:style-name="a2692" text:class-names="" text:cond-style-name="" text:id="id465"><text:span text:style-name="a2691" text:class-names="">syntax</text:span></text:p>
            <text:p text:style-name="a2702" text:class-names="" text:cond-style-name="" text:id="id466"><text:span text:style-name="a2693" text:class-names="">int</text:span><text:span text:style-name="a2694" text:class-names=""><text:s text:c="1"/></text:span><text:span text:style-name="a2695" text:class-names="">ferror</text:span><text:span text:style-name="a2696" text:class-names="">(</text:span><text:span text:style-name="a2697" text:class-names="">char</text:span><text:span text:style-name="a2698" text:class-names=""><text:s text:c="1"/></text:span><text:span text:style-name="a2699" text:class-names="">*</text:span><text:span text:style-name="a2700" text:class-names="">msg</text:span><text:span text:style-name="a2701" text:class-names="">);</text:span></text:p>
          </draw:text-box>
          <svg:title/>
          <svg:desc/>
        </draw:frame>
        <draw:frame draw:id="id469" draw:style-name="a2706" draw:name="TextBox 5" svg:x="0.6434in" svg:y="4.1763in" svg:width="3.16361in" svg:height="0.40391in">
          <draw:text-box>
            <text:p text:style-name="a2705" text:class-names="" text:cond-style-name="" text:id="id468"><text:span text:style-name="a2704" text:class-names="">Output</text:span></text:p>
          </draw:text-box>
          <svg:title/>
          <svg:desc/>
        </draw:frame>
        <draw:frame draw:id="id471" draw:style-name="a2709" draw:name="TextBox 6" svg:x="0.6434in" svg:y="4.7193in" svg:width="3.7995in" svg:height="0.70684in">
          <draw:text-box>
            <text:p text:style-name="a2708" text:class-names="" text:cond-style-name="" text:id="id470"><text:span text:style-name="a2707" text:class-names="">File is opened in writing mode! You cannot read data from it!</text:span></text:p>
          </draw:text-box>
          <svg:title/>
          <svg:desc/>
        </draw:frame>
        <draw:frame draw:id="id483" draw:style-name="a2781" draw:name="TextBox 3" svg:x="5.75439in" svg:y="1.44479in" svg:width="6.70747in" svg:height="4.47663in">
          <draw:text-box>
            <text:p text:style-name="a2714" text:class-names="" text:cond-style-name="" text:id="id472"><text:span text:style-name="a2710" text:class-names="">#include</text:span><text:span text:style-name="a2711" text:class-names=""><text:s text:c="1"/></text:span><text:span text:style-name="a2712" text:class-names="">&lt;stdio.h&gt;</text:span><text:span text:style-name="a2713" text:class-names=""/></text:p>
            <text:p text:style-name="a2719" text:class-names="" text:cond-style-name="" text:id="id473"><text:span text:style-name="a2715" text:class-names="">int</text:span><text:span text:style-name="a2716" text:class-names=""><text:s text:c="1"/></text:span><text:span text:style-name="a2717" text:class-names="">main</text:span><text:span text:style-name="a2718" text:class-names="">(){</text:span></text:p>
            <text:p text:style-name="a2726" text:class-names="" text:cond-style-name="" text:id="id474"><text:span text:style-name="a2720" text:class-names=""><text:line-break/>   </text:span><text:span text:style-name="a2721" text:class-names="">FILE</text:span><text:span text:style-name="a2722" text:class-names=""><text:s text:c="1"/></text:span><text:span text:style-name="a2723" text:class-names="">*</text:span><text:span text:style-name="a2724" text:class-names="">fp</text:span><text:span text:style-name="a2725" text:class-names="">;</text:span></text:p>
            <text:p text:style-name="a2738" text:class-names="" text:cond-style-name="" text:id="id475"><text:span text:style-name="a2727" text:class-names="">   </text:span><text:span text:style-name="a2728" text:class-names="">fp</text:span><text:span text:style-name="a2729" text:class-names=""><text:s text:c="1"/></text:span><text:span text:style-name="a2730" text:class-names="">=</text:span><text:span text:style-name="a2731" text:class-names=""><text:s text:c="1"/></text:span><text:span text:style-name="a2732" text:class-names="">fopen</text:span><text:span text:style-name="a2733" text:class-names="">(</text:span><text:span text:style-name="a2734" text:class-names="">"test.txt"</text:span><text:span text:style-name="a2735" text:class-names="">,</text:span><text:span text:style-name="a2736" text:class-names="">"w"</text:span><text:span text:style-name="a2737" text:class-names="">);</text:span></text:p>
            <text:p text:style-name="a2750" text:class-names="" text:cond-style-name="" text:id="id476"><text:span text:style-name="a2739" text:class-names="">   </text:span><text:span text:style-name="a2740" text:class-names="">char</text:span><text:span text:style-name="a2741" text:class-names=""><text:s text:c="1"/></text:span><text:span text:style-name="a2742" text:class-names="">ch</text:span><text:span text:style-name="a2743" text:class-names=""><text:s text:c="1"/></text:span><text:span text:style-name="a2744" text:class-names="">=</text:span><text:span text:style-name="a2745" text:class-names=""><text:s text:c="1"/></text:span><text:span text:style-name="a2746" text:class-names="">fgetc</text:span><text:span text:style-name="a2747" text:class-names="">(</text:span><text:span text:style-name="a2748" text:class-names="">fp</text:span><text:span text:style-name="a2749" text:class-names="">);</text:span></text:p>
            <text:p text:style-name="a2758" text:class-names="" text:cond-style-name="" text:id="id477"><text:span text:style-name="a2751" text:class-names="">   </text:span><text:span text:style-name="a2752" text:class-names="">if</text:span><text:span text:style-name="a2753" text:class-names="">(</text:span><text:span text:style-name="a2754" text:class-names="">ferror</text:span><text:span text:style-name="a2755" text:class-names="">(</text:span><text:span text:style-name="a2756" text:class-names="">fp</text:span><text:span text:style-name="a2757" text:class-names="">)){</text:span></text:p>
            <text:p text:style-name="a2764" text:class-names="" text:cond-style-name="" text:id="id478"><text:span text:style-name="a2759" text:class-names="">     <text:s text:c="1"/></text:span><text:span text:style-name="a2760" text:class-names="">printf</text:span><text:span text:style-name="a2761" text:class-names="">(</text:span><text:span text:style-name="a2762" text:class-names="">"File is opened in writing mode! You cannot read data from it!"</text:span><text:span text:style-name="a2763" text:class-names="">);</text:span></text:p>
            <text:p text:style-name="a2766" text:class-names="" text:cond-style-name="" text:id="id479"><text:span text:style-name="a2765" text:class-names="">   }</text:span></text:p>
            <text:p text:style-name="a2772" text:class-names="" text:cond-style-name="" text:id="id480"><text:span text:style-name="a2767" text:class-names="">   </text:span><text:span text:style-name="a2768" text:class-names="">fclose</text:span><text:span text:style-name="a2769" text:class-names="">(</text:span><text:span text:style-name="a2770" text:class-names="">fp</text:span><text:span text:style-name="a2771" text:class-names="">);</text:span></text:p>
            <text:p text:style-name="a2778" text:class-names="" text:cond-style-name="" text:id="id481"><text:span text:style-name="a2773" text:class-names="">   </text:span><text:span text:style-name="a2774" text:class-names="">return</text:span><text:span text:style-name="a2775" text:class-names="">(</text:span><text:span text:style-name="a2776" text:class-names="">0</text:span><text:span text:style-name="a2777" text:class-names="">);</text:span></text:p>
            <text:p text:style-name="a2780" text:class-names="" text:cond-style-name="" text:id="id482"><text:span text:style-name="a2779" text:class-names=""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67" smil:attributeName="visibility" smil:to="visible" smil:begin="0.0s" smil:dur="0.00100000004749745s" smil:fill="hold"/>
                  <anim:transitionFilter smil:targetElement="id467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83" smil:attributeName="visibility" smil:to="visible" smil:begin="0.0s" smil:dur="0.00100000004749745s" smil:fill="hold"/>
                  <anim:transitionFilter smil:targetElement="id483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469" smil:attributeName="visibility" smil:to="visible" smil:begin="0.0s" smil:dur="0.00100000004749745s" smil:fill="hold"/>
                  <anim:transitionFilter smil:targetElement="id469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471" smil:attributeName="visibility" smil:to="visible" smil:begin="0.0s" smil:dur="0.00100000004749745s" smil:fill="hold"/>
                  <anim:transitionFilter smil:targetElement="id471" smil:type="slideWipe" smil:subtype="fromTop" smil:dur="0.5s"/>
                </anim:par>
              </anim:par>
            </anim:par>
          </anim:seq>
        </anim:par>
      </draw:page>
      <draw:page draw:name="Slide27" draw:style-name="a2782" draw:master-page-name="Master1-Layout7-blank-Blank" presentation:presentation-page-layout-name="Master1-PPL7" draw:id="Slide-282">
        <draw:frame draw:id="id484" draw:style-name="a2786" draw:name="TextBox 2" svg:x="4.44291in" svg:y="0.22981in" svg:width="4.44752in" svg:height="0.70684in">
          <draw:text-box>
            <text:p text:style-name="a2785" text:class-names="" text:cond-style-name=""><text:span text:style-name="a2783" text:class-names="">Error Handling</text:span><text:span text:style-name="a2784" text:class-names=""/></text:p>
          </draw:text-box>
          <svg:title/>
          <svg:desc/>
        </draw:frame>
        <draw:frame draw:id="id485" draw:style-name="a2791" draw:name="TextBox 9" svg:x="0.6434in" svg:y="1.44479in" svg:width="4.79777in" svg:height="1.11074in">
          <draw:text-box>
            <text:p text:style-name="a2788" text:class-names="" text:cond-style-name=""><text:span text:style-name="a2787" text:class-names="">clearerr()</text:span></text:p>
            <text:p text:style-name="a2790" text:class-names="" text:cond-style-name=""><text:span text:style-name="a2789" text:class-names="">Used to clear the end-of-file and error indicators for the stream.<text:s text:c="1"/></text:span></text:p>
          </draw:text-box>
          <svg:title/>
          <svg:desc/>
        </draw:frame>
        <draw:frame draw:id="id488" draw:style-name="a2804" draw:name="TextBox 1" svg:x="0.6434in" svg:y="3.45229in" svg:width="3.7995in" svg:height="0.70684in">
          <draw:text-box>
            <text:p text:style-name="a2793" text:class-names="" text:cond-style-name="" text:id="id486"><text:span text:style-name="a2792" text:class-names="">syntax</text:span></text:p>
            <text:p text:style-name="a2803" text:class-names="" text:cond-style-name="" text:id="id487"><text:span text:style-name="a2794" text:class-names="">void</text:span><text:span text:style-name="a2795" text:class-names=""><text:s text:c="1"/></text:span><text:span text:style-name="a2796" text:class-names="">clearerr</text:span><text:span text:style-name="a2797" text:class-names="">(</text:span><text:span text:style-name="a2798" text:class-names="">FILE</text:span><text:span text:style-name="a2799" text:class-names=""><text:s text:c="1"/></text:span><text:span text:style-name="a2800" text:class-names="">*</text:span><text:span text:style-name="a2801" text:class-names="">fp</text:span><text:span text:style-name="a2802" text:class-names="">);</text:span></text:p>
          </draw:text-box>
          <svg:title/>
          <svg:desc/>
        </draw:frame>
        <draw:frame draw:id="id490" draw:style-name="a2807" draw:name="TextBox 5" svg:x="0.6434in" svg:y="4.29871in" svg:width="3.16361in" svg:height="0.40391in">
          <draw:text-box>
            <text:p text:style-name="a2806" text:class-names="" text:cond-style-name="" text:id="id489"><text:span text:style-name="a2805" text:class-names="">Output</text:span></text:p>
          </draw:text-box>
          <svg:title/>
          <svg:desc/>
        </draw:frame>
        <draw:frame draw:id="id492" draw:style-name="a2810" draw:name="TextBox 6" svg:x="0.6434in" svg:y="4.7193in" svg:width="3.7995in" svg:height="0.70684in">
          <draw:text-box>
            <text:p text:style-name="a2809" text:class-names="" text:cond-style-name="" text:id="id491"><text:span text:style-name="a2808" text:class-names="">File is opened in writing mode! You cannot read data from it!</text:span></text:p>
          </draw:text-box>
          <svg:title/>
          <svg:desc/>
        </draw:frame>
        <draw:frame draw:id="id508" draw:style-name="a2905" draw:name="TextBox 7" svg:x="6.10526in" svg:y="1.33178in" svg:width="6.10526in" svg:height="4.94785in">
          <draw:text-box>
            <text:p text:style-name="a2815" text:class-names="" text:cond-style-name="" text:id="id493"><text:span text:style-name="a2811" text:class-names="">#include</text:span><text:span text:style-name="a2812" text:class-names=""><text:s text:c="1"/></text:span><text:span text:style-name="a2813" text:class-names="">&lt;stdio.h&gt;</text:span><text:span text:style-name="a2814" text:class-names=""/></text:p>
            <text:p text:style-name="a2820" text:class-names="" text:cond-style-name="" text:id="id494"><text:span text:style-name="a2816" text:class-names="">#include</text:span><text:span text:style-name="a2817" text:class-names=""><text:s text:c="1"/></text:span><text:span text:style-name="a2818" text:class-names="">&lt;errno.h&gt;</text:span><text:span text:style-name="a2819" text:class-names=""/></text:p>
            <text:p text:style-name="a2825" text:class-names="" text:cond-style-name="" text:id="id495"><text:span text:style-name="a2821" text:class-names="">void</text:span><text:span text:style-name="a2822" text:class-names=""><text:s text:c="1"/></text:span><text:span text:style-name="a2823" text:class-names="">main</text:span><text:span text:style-name="a2824" text:class-names="">(){</text:span></text:p>
            <text:p text:style-name="a2832" text:class-names="" text:cond-style-name="" text:id="id496"><text:span text:style-name="a2826" text:class-names="">   <text:s text:c="1"/></text:span><text:span text:style-name="a2827" text:class-names="">FILE</text:span><text:span text:style-name="a2828" text:class-names=""><text:s text:c="1"/></text:span><text:span text:style-name="a2829" text:class-names="">*</text:span><text:span text:style-name="a2830" text:class-names="">fp</text:span><text:span text:style-name="a2831" text:class-names="">;</text:span></text:p>
            <text:p text:style-name="a2840" text:class-names="" text:cond-style-name="" text:id="id497"><text:span text:style-name="a2833" text:class-names="">   <text:s text:c="1"/></text:span><text:span text:style-name="a2834" text:class-names="">char</text:span><text:span text:style-name="a2835" text:class-names=""><text:s text:c="1"/></text:span><text:span text:style-name="a2836" text:class-names="">text</text:span><text:span text:style-name="a2837" text:class-names="">[</text:span><text:span text:style-name="a2838" text:class-names="">100</text:span><text:span text:style-name="a2839" text:class-names="">];</text:span></text:p>
            <text:p text:style-name="a2852" text:class-names="" text:cond-style-name="" text:id="id498"><text:span text:style-name="a2841" text:class-names="">   <text:s text:c="1"/></text:span><text:span text:style-name="a2842" text:class-names="">fp</text:span><text:span text:style-name="a2843" text:class-names=""><text:s text:c="1"/></text:span><text:span text:style-name="a2844" text:class-names="">=</text:span><text:span text:style-name="a2845" text:class-names=""><text:s text:c="1"/></text:span><text:span text:style-name="a2846" text:class-names="">fopen</text:span><text:span text:style-name="a2847" text:class-names="">(</text:span><text:span text:style-name="a2848" text:class-names="">"new_file.txt"</text:span><text:span text:style-name="a2849" text:class-names="">,<text:s text:c="1"/></text:span><text:span text:style-name="a2850" text:class-names="">"r"</text:span><text:span text:style-name="a2851" text:class-names="">);</text:span></text:p>
            <text:p text:style-name="a2862" text:class-names="" text:cond-style-name="" text:id="id499"><text:span text:style-name="a2853" text:class-names="">   <text:s text:c="1"/></text:span><text:span text:style-name="a2854" text:class-names="">if</text:span><text:span text:style-name="a2855" text:class-names="">(</text:span><text:span text:style-name="a2856" text:class-names="">fp</text:span><text:span text:style-name="a2857" text:class-names=""><text:s text:c="1"/></text:span><text:span text:style-name="a2858" text:class-names="">==</text:span><text:span text:style-name="a2859" text:class-names=""><text:s text:c="1"/></text:span><text:span text:style-name="a2860" text:class-names="">NULL</text:span><text:span text:style-name="a2861" text:class-names="">){</text:span></text:p>
            <text:p text:style-name="a2868" text:class-names="" text:cond-style-name="" text:id="id500"><text:span text:style-name="a2863" text:class-names="">       <text:s text:c="1"/></text:span><text:span text:style-name="a2864" text:class-names="">clearerr</text:span><text:span text:style-name="a2865" text:class-names="">(</text:span><text:span text:style-name="a2866" text:class-names="">fp</text:span><text:span text:style-name="a2867" text:class-names="">);</text:span></text:p>
            <text:p text:style-name="a2870" text:class-names="" text:cond-style-name="" text:id="id501"><text:span text:style-name="a2869" text:class-names="">    }</text:span></text:p>
            <text:p text:style-name="a2876" text:class-names="" text:cond-style-name="" text:id="id502"><text:span text:style-name="a2871" text:class-names="">   <text:s text:c="1"/></text:span><text:span text:style-name="a2872" text:class-names="">printf</text:span><text:span text:style-name="a2873" text:class-names="">(</text:span><text:span text:style-name="a2874" text:class-names="">"Enter some Text: "</text:span><text:span text:style-name="a2875" text:class-names="">);</text:span></text:p>
            <text:p text:style-name="a2882" text:class-names="" text:cond-style-name="" text:id="id503"><text:span text:style-name="a2877" text:class-names="">   <text:s text:c="1"/></text:span><text:span text:style-name="a2878" text:class-names="">gets</text:span><text:span text:style-name="a2879" text:class-names="">(</text:span><text:span text:style-name="a2880" text:class-names="">text</text:span><text:span text:style-name="a2881" text:class-names="">);</text:span></text:p>
            <text:p text:style-name="a2884" text:class-names="" text:cond-style-name="" text:id="id504"><text:span text:style-name="a2883" text:class-names="">   <text:s text:c="1"/></text:span></text:p>
            <text:p text:style-name="a2896" text:class-names="" text:cond-style-name="" text:id="id505"><text:span text:style-name="a2885" text:class-names="">   <text:s text:c="1"/></text:span><text:span text:style-name="a2886" text:class-names="">fprintf</text:span><text:span text:style-name="a2887" text:class-names="">(</text:span><text:span text:style-name="a2888" text:class-names="">fp</text:span><text:span text:style-name="a2889" text:class-names="">,<text:s text:c="1"/></text:span><text:span text:style-name="a2890" text:class-names="">"</text:span><text:span text:style-name="a2891" text:class-names="">%s</text:span><text:span text:style-name="a2892" text:class-names="">"</text:span><text:span text:style-name="a2893" text:class-names="">,<text:s text:c="1"/></text:span><text:span text:style-name="a2894" text:class-names="">text</text:span><text:span text:style-name="a2895" text:class-names="">);</text:span></text:p>
            <text:p text:style-name="a2902" text:class-names="" text:cond-style-name="" text:id="id506"><text:span text:style-name="a2897" text:class-names=""><text:line-break/>   <text:s text:c="1"/></text:span><text:span text:style-name="a2898" text:class-names="">fclose</text:span><text:span text:style-name="a2899" text:class-names="">(</text:span><text:span text:style-name="a2900" text:class-names="">fp</text:span><text:span text:style-name="a2901" text:class-names="">);</text:span></text:p>
            <text:p text:style-name="a2904" text:class-names="" text:cond-style-name="" text:id="id507"><text:span text:style-name="a2903" text:class-names=""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488" smil:attributeName="visibility" smil:to="visible" smil:begin="0.0s" smil:dur="0.00100000004749745s" smil:fill="hold"/>
                  <anim:transitionFilter smil:targetElement="id488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508" smil:attributeName="visibility" smil:to="visible" smil:begin="0.0s" smil:dur="0.00100000004749745s" smil:fill="hold"/>
                  <anim:transitionFilter smil:targetElement="id508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490" smil:attributeName="visibility" smil:to="visible" smil:begin="0.0s" smil:dur="0.00100000004749745s" smil:fill="hold"/>
                  <anim:transitionFilter smil:targetElement="id490" smil:type="fade" smil:subtype="crossfade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492" smil:attributeName="visibility" smil:to="visible" smil:begin="0.0s" smil:dur="0.00100000004749745s" smil:fill="hold"/>
                  <anim:transitionFilter smil:targetElement="id492" smil:type="slideWipe" smil:subtype="fromTop" smil:dur="0.5s"/>
                </anim:par>
              </anim:par>
            </anim:par>
          </anim:seq>
        </anim:par>
      </draw:page>
      <draw:page draw:name="Slide29" draw:style-name="a2906" draw:master-page-name="Master1-Layout7-blank-Blank" presentation:presentation-page-layout-name="Master1-PPL7" draw:id="Slide-284">
        <draw:frame draw:id="id509" draw:style-name="a2910" draw:name="TextBox 2" svg:x="3.87173in" svg:y="0.22222in" svg:width="5.58988in" svg:height="0.70684in">
          <draw:text-box>
            <text:p text:style-name="a2909" text:class-names="" text:cond-style-name=""><text:span text:style-name="a2907" text:class-names="">Command line argument</text:span><text:span text:style-name="a2908" text:class-names=""/></text:p>
          </draw:text-box>
          <svg:title/>
          <svg:desc/>
        </draw:frame>
        <draw:frame draw:id="id510" draw:style-name="a2914" draw:name="TextBox 9" svg:x="4.94122in" svg:y="2.05738in" svg:width="6.95954in" svg:height="1.00977in">
          <draw:text-box>
            <text:p text:style-name="a2913" text:class-names="" text:cond-style-name=""><text:span text:style-name="a2911" text:class-names="">The arguments passed from command line are called command line arguments. These arguments are handled by main() function.</text:span><text:span text:style-name="a2912" text:class-names=""/></text:p>
          </draw:text-box>
          <svg:title/>
          <svg:desc/>
        </draw:frame>
        <draw:frame draw:id="id511" draw:style-name="a2915" draw:name="Picture 7" svg:x="1.33857in" svg:y="2.56226in" svg:width="3.14961in" svg:height="3.14961in" style:rel-width="scale" style:rel-height="scale">
          <draw:image xlink:href="media/image34.png" xlink:type="simple" xlink:show="embed" xlink:actuate="onLoad"/>
          <svg:title/>
          <svg:desc/>
        </draw:frame>
        <draw:frame draw:id="id512" draw:style-name="a2934" draw:name="TextBox 8" svg:x="4.94122in" svg:y="3.36292in" svg:width="5.73771in" svg:height="0.77415in">
          <draw:text-box>
            <text:p text:style-name="a2918" text:class-names="" text:cond-style-name=""><text:span text:style-name="a2916" text:class-names="">syntax <text:s text:c="1"/></text:span><text:span text:style-name="a2917" text:class-names=""><text:s text:c="1"/></text:span></text:p>
            <text:p text:style-name="a2933" text:class-names="" text:cond-style-name=""><text:span text:style-name="a2919" text:class-names="">int</text:span><text:span text:style-name="a2920" text:class-names=""><text:s text:c="1"/></text:span><text:span text:style-name="a2921" text:class-names="">main</text:span><text:span text:style-name="a2922" text:class-names="">(</text:span><text:span text:style-name="a2923" text:class-names="">int</text:span><text:span text:style-name="a2924" text:class-names=""><text:s text:c="1"/></text:span><text:span text:style-name="a2925" text:class-names="">argc</text:span><text:span text:style-name="a2926" text:class-names="">,<text:s text:c="1"/></text:span><text:span text:style-name="a2927" text:class-names="">char</text:span><text:span text:style-name="a2928" text:class-names=""><text:s text:c="1"/></text:span><text:span text:style-name="a2929" text:class-names="">*</text:span><text:span text:style-name="a2930" text:class-names="">argv</text:span><text:span text:style-name="a2931" text:class-names="">[]</text:span><text:span text:style-name="a2932" text:class-names="">)</text:span></text:p>
          </draw:text-box>
          <svg:title/>
          <svg:desc/>
        </draw:frame>
        <draw:frame draw:id="id513" draw:style-name="a2947" draw:name="TextBox 9" svg:x="4.84722in" svg:y="4.43286in" svg:width="7.14754in" svg:height="1.91855in">
          <draw:text-box>
            <text:p text:style-name="a2937" text:class-names="" text:cond-style-name=""><text:span text:style-name="a2935" text:class-names="">argc</text:span><text:span text:style-name="a2936" text:class-names="">  - counts the number of arguments. It counts the file name as the first argument.</text:span></text:p>
            <text:p text:style-name="a2939" text:class-names="" text:cond-style-name=""><text:span text:style-name="a2938" text:class-names=""/></text:p>
            <text:p text:style-name="a2944" text:class-names="" text:cond-style-name=""><text:span text:style-name="a2940" text:class-names="">argv</text:span><text:span text:style-name="a2941" text:class-names="">[]</text:span><text:span text:style-name="a2942" text:class-names=""> <text:s text:c="1"/></text:span><text:span text:style-name="a2943" text:class-names="">- contains the total number of arguments. The first argument is the file name always.</text:span></text:p>
            <text:p text:style-name="a2946" text:class-names="" text:cond-style-name=""><text:span text:style-name="a2945" text:class-names=""/></text:p>
          </draw:text-box>
          <svg:title/>
          <svg:desc/>
        </draw:frame>
      </draw:page>
      <draw:page draw:name="Slide30" draw:style-name="a2948" draw:master-page-name="Master1-Layout7-blank-Blank" presentation:presentation-page-layout-name="Master1-PPL7" draw:id="Slide-285">
        <draw:frame draw:id="id514" draw:style-name="a2952" draw:name="TextBox 2" svg:x="3.87173in" svg:y="0.22222in" svg:width="5.58988in" svg:height="0.70684in">
          <draw:text-box>
            <text:p text:style-name="a2951" text:class-names="" text:cond-style-name=""><text:span text:style-name="a2949" text:class-names="">Command line argument</text:span><text:span text:style-name="a2950" text:class-names=""/></text:p>
          </draw:text-box>
          <svg:title/>
          <svg:desc/>
        </draw:frame>
        <draw:frame draw:id="id515" draw:style-name="a2956" draw:name="TextBox 9" svg:x="5.76326in" svg:y="1.4238in" svg:width="3.49506in" svg:height="0.40391in">
          <draw:text-box>
            <text:p text:style-name="a2955" text:class-names="" text:cond-style-name=""><text:span text:style-name="a2953" text:class-names="">Write program and once run.</text:span><text:span text:style-name="a2954" text:class-names=""/></text:p>
          </draw:text-box>
          <svg:title/>
          <svg:desc/>
        </draw:frame>
        <draw:frame draw:id="id516" draw:style-name="a3040" draw:name="TextBox 2" svg:x="0.60656in" svg:y="1.91803in" svg:width="4.96721in" svg:height="4.14004in">
          <draw:text-box>
            <text:p text:style-name="a2963" text:class-names="" text:cond-style-name=""><text:span text:style-name="a2957" text:class-names="">#include</text:span><text:span text:style-name="a2958" text:class-names=""><text:s text:c="1"/></text:span><text:span text:style-name="a2959" text:class-names="">&lt;</text:span><text:span text:style-name="a2960" text:class-names="">stdio.h</text:span><text:span text:style-name="a2961" text:class-names="">&gt;</text:span><text:span text:style-name="a2962" text:class-names=""/></text:p>
            <text:p text:style-name="a2978" text:class-names="" text:cond-style-name=""><text:span text:style-name="a2964" text:class-names="">int</text:span><text:span text:style-name="a2965" text:class-names=""><text:s text:c="1"/></text:span><text:span text:style-name="a2966" text:class-names="">main</text:span><text:span text:style-name="a2967" text:class-names="">(</text:span><text:span text:style-name="a2968" text:class-names="">int</text:span><text:span text:style-name="a2969" text:class-names=""><text:s text:c="1"/></text:span><text:span text:style-name="a2970" text:class-names="">argc</text:span><text:span text:style-name="a2971" text:class-names="">,<text:s text:c="1"/></text:span><text:span text:style-name="a2972" text:class-names="">char</text:span><text:span text:style-name="a2973" text:class-names=""><text:s text:c="1"/></text:span><text:span text:style-name="a2974" text:class-names="">*</text:span><text:span text:style-name="a2975" text:class-names="">argv</text:span><text:span text:style-name="a2976" text:class-names="">[]</text:span><text:span text:style-name="a2977" text:class-names="">){</text:span></text:p>
            <text:p text:style-name="a2984" text:class-names="" text:cond-style-name=""><text:span text:style-name="a2979" text:class-names="">   <text:s text:c="1"/></text:span><text:span text:style-name="a2980" text:class-names="">//<text:s text:c="1"/></text:span><text:span text:style-name="a2981" text:class-names="">printf</text:span><text:span text:style-name="a2982" text:class-names="">("Hello");</text:span><text:span text:style-name="a2983" text:class-names=""/></text:p>
            <text:p text:style-name="a2996" text:class-names="" text:cond-style-name=""><text:span text:style-name="a2985" text:class-names="">   <text:s text:c="1"/></text:span><text:span text:style-name="a2986" text:class-names="">printf</text:span><text:span text:style-name="a2987" text:class-names="">(</text:span><text:span text:style-name="a2988" text:class-names="">"</text:span><text:span text:style-name="a2989" text:class-names="">\</text:span><text:span text:style-name="a2990" text:class-names="">n</text:span><text:span text:style-name="a2991" text:class-names="">%d</text:span><text:span text:style-name="a2992" text:class-names="">"</text:span><text:span text:style-name="a2993" text:class-names="">,<text:s text:c="1"/></text:span><text:span text:style-name="a2994" text:class-names="">argc</text:span><text:span text:style-name="a2995" text:class-names="">);</text:span></text:p>
            <text:p text:style-name="a3015" text:class-names="" text:cond-style-name=""><text:span text:style-name="a2997" text:class-names="">   <text:s text:c="1"/></text:span><text:span text:style-name="a2998" text:class-names="">for</text:span><text:span text:style-name="a2999" text:class-names=""><text:s text:c="1"/>(</text:span><text:span text:style-name="a3000" text:class-names="">int</text:span><text:span text:style-name="a3001" text:class-names=""><text:s text:c="1"/></text:span><text:span text:style-name="a3002" text:class-names="">i</text:span><text:span text:style-name="a3003" text:class-names=""><text:s text:c="1"/></text:span><text:span text:style-name="a3004" text:class-names="">=</text:span><text:span text:style-name="a3005" text:class-names=""><text:s text:c="1"/></text:span><text:span text:style-name="a3006" text:class-names="">0</text:span><text:span text:style-name="a3007" text:class-names="">;<text:s text:c="1"/></text:span><text:span text:style-name="a3008" text:class-names="">i</text:span><text:span text:style-name="a3009" text:class-names="">&lt;</text:span><text:span text:style-name="a3010" text:class-names="">argc</text:span><text:span text:style-name="a3011" text:class-names="">;<text:s text:c="1"/></text:span><text:span text:style-name="a3012" text:class-names="">i</text:span><text:span text:style-name="a3013" text:class-names="">++</text:span><text:span text:style-name="a3014" text:class-names="">){</text:span></text:p>
            <text:p text:style-name="a3029" text:class-names="" text:cond-style-name=""><text:span text:style-name="a3016" text:class-names="">       <text:s text:c="1"/></text:span><text:span text:style-name="a3017" text:class-names="">printf</text:span><text:span text:style-name="a3018" text:class-names="">(</text:span><text:span text:style-name="a3019" text:class-names="">"</text:span><text:span text:style-name="a3020" text:class-names="">\</text:span><text:span text:style-name="a3021" text:class-names="">n</text:span><text:span text:style-name="a3022" text:class-names="">%s</text:span><text:span text:style-name="a3023" text:class-names="">"</text:span><text:span text:style-name="a3024" text:class-names="">,<text:s text:c="1"/></text:span><text:span text:style-name="a3025" text:class-names="">argv</text:span><text:span text:style-name="a3026" text:class-names="">[</text:span><text:span text:style-name="a3027" text:class-names="">i</text:span><text:span text:style-name="a3028" text:class-names="">]);</text:span></text:p>
            <text:p text:style-name="a3031" text:class-names="" text:cond-style-name=""><text:span text:style-name="a3030" text:class-names="">    }</text:span></text:p>
            <text:p text:style-name="a3037" text:class-names="" text:cond-style-name=""><text:span text:style-name="a3032" text:class-names="">   <text:s text:c="1"/></text:span><text:span text:style-name="a3033" text:class-names="">return</text:span><text:span text:style-name="a3034" text:class-names=""><text:s text:c="1"/></text:span><text:span text:style-name="a3035" text:class-names="">0</text:span><text:span text:style-name="a3036" text:class-names="">;</text:span></text:p>
            <text:p text:style-name="a3039" text:class-names="" text:cond-style-name=""><text:span text:style-name="a3038" text:class-names="">}</text:span></text:p>
          </draw:text-box>
          <svg:title/>
          <svg:desc/>
        </draw:frame>
        <draw:g draw:name="Group 11" draw:id="id517">
          <svg:title/>
          <svg:desc/>
          <draw:frame draw:id="id518" draw:style-name="a3041" draw:name="Picture 5" svg:x="5.76326in" svg:y="1.91803in" svg:width="7.3967in" svg:height="4.14004in" style:rel-width="scale" style:rel-height="scale">
            <draw:image xlink:href="media/image35.tmp" xlink:type="simple" xlink:show="embed" xlink:actuate="onLoad"/>
            <svg:title/>
            <svg:desc/>
          </draw:frame>
          <draw:custom-shape svg:x="7.32353in" svg:y="3.52403in" svg:width="1.70588in" svg:height="0.28676in" draw:id="id519" draw:style-name="a3044" draw:name="Rectangle 6">
            <svg:title/>
            <svg:desc/>
            <text:p text:style-name="a3043" text:class-names="" text:cond-style-name=""><text:span text:style-name="a30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2941in" svg:y="3.98349in" svg:width="1.11161in" svg:height="1.24359in" draw:id="id520" draw:style-name="a3047" draw:name="Rectangle 10">
            <svg:title/>
            <svg:desc/>
            <text:p text:style-name="a3046" text:class-names="" text:cond-style-name=""><text:span text:style-name="a30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517" smil:attributeName="visibility" smil:to="visible" smil:begin="0.0s" smil:dur="0.001s" smil:fill="hold"/>
                  <anim:transitionFilter smil:targetElement="id517" smil:type="fade" smil:subtype="crossfade" smil:dur="0.5s"/>
                </anim:par>
              </anim:par>
            </anim:par>
          </anim:seq>
        </anim:par>
      </draw:page>
      <draw:page draw:name="Slide31" draw:style-name="a3048" draw:master-page-name="Master1-Layout7-blank-Blank" presentation:presentation-page-layout-name="Master1-PPL7" draw:id="Slide-286">
        <draw:frame draw:id="id521" draw:style-name="a3052" draw:name="TextBox 2" svg:x="3.87173in" svg:y="0.22222in" svg:width="5.58988in" svg:height="0.70684in">
          <draw:text-box>
            <text:p text:style-name="a3051" text:class-names="" text:cond-style-name=""><text:span text:style-name="a3049" text:class-names="">Command line argument</text:span><text:span text:style-name="a3050" text:class-names=""/></text:p>
          </draw:text-box>
          <svg:title/>
          <svg:desc/>
        </draw:frame>
        <draw:frame draw:id="id522" draw:style-name="a3136" draw:name="TextBox 2" svg:x="0.60656in" svg:y="1.91803in" svg:width="4.96721in" svg:height="4.14004in">
          <draw:text-box>
            <text:p text:style-name="a3059" text:class-names="" text:cond-style-name=""><text:span text:style-name="a3053" text:class-names="">#include</text:span><text:span text:style-name="a3054" text:class-names=""><text:s text:c="1"/></text:span><text:span text:style-name="a3055" text:class-names="">&lt;</text:span><text:span text:style-name="a3056" text:class-names="">stdio.h</text:span><text:span text:style-name="a3057" text:class-names="">&gt;</text:span><text:span text:style-name="a3058" text:class-names=""/></text:p>
            <text:p text:style-name="a3074" text:class-names="" text:cond-style-name=""><text:span text:style-name="a3060" text:class-names="">int</text:span><text:span text:style-name="a3061" text:class-names=""><text:s text:c="1"/></text:span><text:span text:style-name="a3062" text:class-names="">main</text:span><text:span text:style-name="a3063" text:class-names="">(</text:span><text:span text:style-name="a3064" text:class-names="">int</text:span><text:span text:style-name="a3065" text:class-names=""><text:s text:c="1"/></text:span><text:span text:style-name="a3066" text:class-names="">argc</text:span><text:span text:style-name="a3067" text:class-names="">,<text:s text:c="1"/></text:span><text:span text:style-name="a3068" text:class-names="">char</text:span><text:span text:style-name="a3069" text:class-names=""><text:s text:c="1"/></text:span><text:span text:style-name="a3070" text:class-names="">*</text:span><text:span text:style-name="a3071" text:class-names="">argv</text:span><text:span text:style-name="a3072" text:class-names="">[]</text:span><text:span text:style-name="a3073" text:class-names="">){</text:span></text:p>
            <text:p text:style-name="a3080" text:class-names="" text:cond-style-name=""><text:span text:style-name="a3075" text:class-names="">   <text:s text:c="1"/></text:span><text:span text:style-name="a3076" text:class-names="">//<text:s text:c="1"/></text:span><text:span text:style-name="a3077" text:class-names="">printf</text:span><text:span text:style-name="a3078" text:class-names="">("Hello");</text:span><text:span text:style-name="a3079" text:class-names=""/></text:p>
            <text:p text:style-name="a3092" text:class-names="" text:cond-style-name=""><text:span text:style-name="a3081" text:class-names="">   <text:s text:c="1"/></text:span><text:span text:style-name="a3082" text:class-names="">printf</text:span><text:span text:style-name="a3083" text:class-names="">(</text:span><text:span text:style-name="a3084" text:class-names="">"</text:span><text:span text:style-name="a3085" text:class-names="">\</text:span><text:span text:style-name="a3086" text:class-names="">n</text:span><text:span text:style-name="a3087" text:class-names="">%d</text:span><text:span text:style-name="a3088" text:class-names="">"</text:span><text:span text:style-name="a3089" text:class-names="">,<text:s text:c="1"/></text:span><text:span text:style-name="a3090" text:class-names="">argc</text:span><text:span text:style-name="a3091" text:class-names="">);</text:span></text:p>
            <text:p text:style-name="a3111" text:class-names="" text:cond-style-name=""><text:span text:style-name="a3093" text:class-names="">   <text:s text:c="1"/></text:span><text:span text:style-name="a3094" text:class-names="">for</text:span><text:span text:style-name="a3095" text:class-names=""><text:s text:c="1"/>(</text:span><text:span text:style-name="a3096" text:class-names="">int</text:span><text:span text:style-name="a3097" text:class-names=""><text:s text:c="1"/></text:span><text:span text:style-name="a3098" text:class-names="">i</text:span><text:span text:style-name="a3099" text:class-names=""><text:s text:c="1"/></text:span><text:span text:style-name="a3100" text:class-names="">=</text:span><text:span text:style-name="a3101" text:class-names=""><text:s text:c="1"/></text:span><text:span text:style-name="a3102" text:class-names="">0</text:span><text:span text:style-name="a3103" text:class-names="">;<text:s text:c="1"/></text:span><text:span text:style-name="a3104" text:class-names="">i</text:span><text:span text:style-name="a3105" text:class-names="">&lt;</text:span><text:span text:style-name="a3106" text:class-names="">argc</text:span><text:span text:style-name="a3107" text:class-names="">;<text:s text:c="1"/></text:span><text:span text:style-name="a3108" text:class-names="">i</text:span><text:span text:style-name="a3109" text:class-names="">++</text:span><text:span text:style-name="a3110" text:class-names="">){</text:span></text:p>
            <text:p text:style-name="a3125" text:class-names="" text:cond-style-name=""><text:span text:style-name="a3112" text:class-names="">       <text:s text:c="1"/></text:span><text:span text:style-name="a3113" text:class-names="">printf</text:span><text:span text:style-name="a3114" text:class-names="">(</text:span><text:span text:style-name="a3115" text:class-names="">"</text:span><text:span text:style-name="a3116" text:class-names="">\</text:span><text:span text:style-name="a3117" text:class-names="">n</text:span><text:span text:style-name="a3118" text:class-names="">%s</text:span><text:span text:style-name="a3119" text:class-names="">"</text:span><text:span text:style-name="a3120" text:class-names="">,<text:s text:c="1"/></text:span><text:span text:style-name="a3121" text:class-names="">argv</text:span><text:span text:style-name="a3122" text:class-names="">[</text:span><text:span text:style-name="a3123" text:class-names="">i</text:span><text:span text:style-name="a3124" text:class-names="">]);</text:span></text:p>
            <text:p text:style-name="a3127" text:class-names="" text:cond-style-name=""><text:span text:style-name="a3126" text:class-names="">    }</text:span></text:p>
            <text:p text:style-name="a3133" text:class-names="" text:cond-style-name=""><text:span text:style-name="a3128" text:class-names="">   <text:s text:c="1"/></text:span><text:span text:style-name="a3129" text:class-names="">return</text:span><text:span text:style-name="a3130" text:class-names=""><text:s text:c="1"/></text:span><text:span text:style-name="a3131" text:class-names="">0</text:span><text:span text:style-name="a3132" text:class-names="">;</text:span></text:p>
            <text:p text:style-name="a3135" text:class-names="" text:cond-style-name=""><text:span text:style-name="a3134" text:class-names="">}</text:span></text:p>
          </draw:text-box>
          <svg:title/>
          <svg:desc/>
        </draw:frame>
        <draw:frame draw:id="id523" draw:style-name="a3141" draw:name="TextBox 9" svg:x="6.41177in" svg:y="1.1906in" svg:width="4.74055in" svg:height="0.70684in">
          <draw:text-box>
            <text:p text:style-name="a3140" text:class-names="" text:cond-style-name=""><text:span text:style-name="a3137" text:class-names="">Ru</text:span><text:span text:style-name="a3138" text:class-names="">n ‘program.exe’ via terminal or command prompt</text:span><text:span text:style-name="a3139" text:class-names=""/></text:p>
          </draw:text-box>
          <svg:title/>
          <svg:desc/>
        </draw:frame>
        <presentation:notes draw:style-name="a3147">
          <draw:page-thumbnail draw:page-number="26" svg:x="0.75in" svg:y="1.25in" svg:width="6in" svg:height="3.375in" presentation:class="page" draw:id="id524" presentation:style-name="a3142" draw:name="Slide Image Placeholder 1">
            <svg:title/>
            <svg:desc/>
          </draw:page-thumbnail>
          <draw:frame draw:id="id525" presentation:style-name="a314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26" draw:style-name="a3146" draw:name="Slide Number Placeholder 3" svg:x="4.24826in" svg:y="9.49826in" svg:width="3.25in" svg:height="0.50174in">
            <draw:text-box>
              <text:p text:style-name="a3145" text:class-names="" text:cond-style-name=""><text:span text:style-name="a31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3148" draw:master-page-name="Master1-Layout7-blank-Blank" presentation:presentation-page-layout-name="Master1-PPL7" draw:id="Slide-291">
        <draw:frame draw:id="id527" draw:style-name="a3152" draw:name="TextBox 2" svg:x="3.87173in" svg:y="0.22222in" svg:width="5.58988in" svg:height="0.70684in">
          <draw:text-box>
            <text:p text:style-name="a3151" text:class-names="" text:cond-style-name=""><text:span text:style-name="a3149" text:class-names="">Command line argument</text:span><text:span text:style-name="a3150" text:class-names=""/></text:p>
          </draw:text-box>
          <svg:title/>
          <svg:desc/>
        </draw:frame>
        <draw:frame draw:id="id528" draw:style-name="a3236" draw:name="TextBox 2" svg:x="0.60656in" svg:y="1.91803in" svg:width="4.96721in" svg:height="4.14004in">
          <draw:text-box>
            <text:p text:style-name="a3159" text:class-names="" text:cond-style-name=""><text:span text:style-name="a3153" text:class-names="">#include</text:span><text:span text:style-name="a3154" text:class-names=""><text:s text:c="1"/></text:span><text:span text:style-name="a3155" text:class-names="">&lt;</text:span><text:span text:style-name="a3156" text:class-names="">stdio.h</text:span><text:span text:style-name="a3157" text:class-names="">&gt;</text:span><text:span text:style-name="a3158" text:class-names=""/></text:p>
            <text:p text:style-name="a3174" text:class-names="" text:cond-style-name=""><text:span text:style-name="a3160" text:class-names="">int</text:span><text:span text:style-name="a3161" text:class-names=""><text:s text:c="1"/></text:span><text:span text:style-name="a3162" text:class-names="">main</text:span><text:span text:style-name="a3163" text:class-names="">(</text:span><text:span text:style-name="a3164" text:class-names="">int</text:span><text:span text:style-name="a3165" text:class-names=""><text:s text:c="1"/></text:span><text:span text:style-name="a3166" text:class-names="">argc</text:span><text:span text:style-name="a3167" text:class-names="">,<text:s text:c="1"/></text:span><text:span text:style-name="a3168" text:class-names="">char</text:span><text:span text:style-name="a3169" text:class-names=""><text:s text:c="1"/></text:span><text:span text:style-name="a3170" text:class-names="">*</text:span><text:span text:style-name="a3171" text:class-names="">argv</text:span><text:span text:style-name="a3172" text:class-names="">[]</text:span><text:span text:style-name="a3173" text:class-names="">){</text:span></text:p>
            <text:p text:style-name="a3180" text:class-names="" text:cond-style-name=""><text:span text:style-name="a3175" text:class-names="">   <text:s text:c="1"/></text:span><text:span text:style-name="a3176" text:class-names="">//<text:s text:c="1"/></text:span><text:span text:style-name="a3177" text:class-names="">printf</text:span><text:span text:style-name="a3178" text:class-names="">("Hello");</text:span><text:span text:style-name="a3179" text:class-names=""/></text:p>
            <text:p text:style-name="a3192" text:class-names="" text:cond-style-name=""><text:span text:style-name="a3181" text:class-names="">   <text:s text:c="1"/></text:span><text:span text:style-name="a3182" text:class-names="">printf</text:span><text:span text:style-name="a3183" text:class-names="">(</text:span><text:span text:style-name="a3184" text:class-names="">"</text:span><text:span text:style-name="a3185" text:class-names="">\</text:span><text:span text:style-name="a3186" text:class-names="">n</text:span><text:span text:style-name="a3187" text:class-names="">%d</text:span><text:span text:style-name="a3188" text:class-names="">"</text:span><text:span text:style-name="a3189" text:class-names="">,<text:s text:c="1"/></text:span><text:span text:style-name="a3190" text:class-names="">argc</text:span><text:span text:style-name="a3191" text:class-names="">);</text:span></text:p>
            <text:p text:style-name="a3211" text:class-names="" text:cond-style-name=""><text:span text:style-name="a3193" text:class-names="">   <text:s text:c="1"/></text:span><text:span text:style-name="a3194" text:class-names="">for</text:span><text:span text:style-name="a3195" text:class-names=""><text:s text:c="1"/>(</text:span><text:span text:style-name="a3196" text:class-names="">int</text:span><text:span text:style-name="a3197" text:class-names=""><text:s text:c="1"/></text:span><text:span text:style-name="a3198" text:class-names="">i</text:span><text:span text:style-name="a3199" text:class-names=""><text:s text:c="1"/></text:span><text:span text:style-name="a3200" text:class-names="">=</text:span><text:span text:style-name="a3201" text:class-names=""><text:s text:c="1"/></text:span><text:span text:style-name="a3202" text:class-names="">0</text:span><text:span text:style-name="a3203" text:class-names="">;<text:s text:c="1"/></text:span><text:span text:style-name="a3204" text:class-names="">i</text:span><text:span text:style-name="a3205" text:class-names="">&lt;</text:span><text:span text:style-name="a3206" text:class-names="">argc</text:span><text:span text:style-name="a3207" text:class-names="">;<text:s text:c="1"/></text:span><text:span text:style-name="a3208" text:class-names="">i</text:span><text:span text:style-name="a3209" text:class-names="">++</text:span><text:span text:style-name="a3210" text:class-names="">){</text:span></text:p>
            <text:p text:style-name="a3225" text:class-names="" text:cond-style-name=""><text:span text:style-name="a3212" text:class-names="">       <text:s text:c="1"/></text:span><text:span text:style-name="a3213" text:class-names="">printf</text:span><text:span text:style-name="a3214" text:class-names="">(</text:span><text:span text:style-name="a3215" text:class-names="">"</text:span><text:span text:style-name="a3216" text:class-names="">\</text:span><text:span text:style-name="a3217" text:class-names="">n</text:span><text:span text:style-name="a3218" text:class-names="">%s</text:span><text:span text:style-name="a3219" text:class-names="">"</text:span><text:span text:style-name="a3220" text:class-names="">,<text:s text:c="1"/></text:span><text:span text:style-name="a3221" text:class-names="">argv</text:span><text:span text:style-name="a3222" text:class-names="">[</text:span><text:span text:style-name="a3223" text:class-names="">i</text:span><text:span text:style-name="a3224" text:class-names="">]);</text:span></text:p>
            <text:p text:style-name="a3227" text:class-names="" text:cond-style-name=""><text:span text:style-name="a3226" text:class-names="">    }</text:span></text:p>
            <text:p text:style-name="a3233" text:class-names="" text:cond-style-name=""><text:span text:style-name="a3228" text:class-names="">   <text:s text:c="1"/></text:span><text:span text:style-name="a3229" text:class-names="">return</text:span><text:span text:style-name="a3230" text:class-names=""><text:s text:c="1"/></text:span><text:span text:style-name="a3231" text:class-names="">0</text:span><text:span text:style-name="a3232" text:class-names="">;</text:span></text:p>
            <text:p text:style-name="a3235" text:class-names="" text:cond-style-name=""><text:span text:style-name="a3234" text:class-names="">}</text:span></text:p>
          </draw:text-box>
          <svg:title/>
          <svg:desc/>
        </draw:frame>
        <draw:frame draw:id="id529" draw:style-name="a3241" draw:name="TextBox 9" svg:x="6.41177in" svg:y="1.1906in" svg:width="4.74055in" svg:height="0.70684in">
          <draw:text-box>
            <text:p text:style-name="a3240" text:class-names="" text:cond-style-name=""><text:span text:style-name="a3237" text:class-names="">Ru</text:span><text:span text:style-name="a3238" text:class-names="">n ‘program.exe’ via terminal or command prompt</text:span><text:span text:style-name="a3239" text:class-names=""/></text:p>
          </draw:text-box>
          <svg:title/>
          <svg:desc/>
        </draw:frame>
        <draw:g draw:name="Group 26" draw:id="id530">
          <svg:title/>
          <svg:desc/>
          <draw:frame draw:id="id531" draw:style-name="a3242" draw:name="Picture 24" svg:x="6.41177in" svg:y="2.15897in" svg:width="4.45896in" svg:height="3.0245in" style:rel-width="scale" style:rel-height="scale">
            <draw:image xlink:href="media/image36.tmp" xlink:type="simple" xlink:show="embed" xlink:actuate="onLoad"/>
            <svg:title/>
            <svg:desc/>
          </draw:frame>
          <draw:custom-shape svg:x="8.64125in" svg:y="2.98851in" svg:width="1.48518in" svg:height="0.17241in" draw:id="id532" draw:style-name="a3245" draw:name="Rectangle 25">
            <svg:title/>
            <svg:desc/>
            <text:p text:style-name="a3244" text:class-names="" text:cond-style-name=""><text:span text:style-name="a32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3252">
          <draw:page-thumbnail draw:page-number="27" svg:x="0.75in" svg:y="1.25in" svg:width="6in" svg:height="3.375in" presentation:class="page" draw:id="id533" presentation:style-name="a3246" draw:name="Slide Image Placeholder 1">
            <svg:title/>
            <svg:desc/>
          </draw:page-thumbnail>
          <draw:frame draw:id="id534" presentation:style-name="a324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35" draw:style-name="a3251" draw:name="Slide Number Placeholder 3" svg:x="4.24826in" svg:y="9.49826in" svg:width="3.25in" svg:height="0.50174in">
            <draw:text-box>
              <text:p text:style-name="a3250" text:class-names="" text:cond-style-name=""><text:span text:style-name="a3248" text:class-names=""><text:page-number style:num-format="1" text:fixed="false">26</text:page-number></text:span><text:span text:style-name="a3249" text:class-names=""/></text:p>
            </draw:text-box>
            <svg:title/>
            <svg:desc/>
          </draw:frame>
        </presentation:notes>
      </draw:page>
      <draw:page draw:name="Slide35" draw:style-name="a3253" draw:master-page-name="Master1-Layout7-blank-Blank" presentation:presentation-page-layout-name="Master1-PPL7" draw:id="Slide-290">
        <draw:frame draw:id="id536" draw:style-name="a3257" draw:name="TextBox 2" svg:x="3.87173in" svg:y="0.22222in" svg:width="5.58988in" svg:height="0.70684in">
          <draw:text-box>
            <text:p text:style-name="a3256" text:class-names="" text:cond-style-name=""><text:span text:style-name="a3254" text:class-names="">Command line argument</text:span><text:span text:style-name="a3255" text:class-names=""/></text:p>
          </draw:text-box>
          <svg:title/>
          <svg:desc/>
        </draw:frame>
        <draw:frame draw:id="id537" draw:style-name="a3341" draw:name="TextBox 2" svg:x="0.60656in" svg:y="1.91803in" svg:width="4.96721in" svg:height="4.14004in">
          <draw:text-box>
            <text:p text:style-name="a3264" text:class-names="" text:cond-style-name=""><text:span text:style-name="a3258" text:class-names="">#include</text:span><text:span text:style-name="a3259" text:class-names=""><text:s text:c="1"/></text:span><text:span text:style-name="a3260" text:class-names="">&lt;</text:span><text:span text:style-name="a3261" text:class-names="">stdio.h</text:span><text:span text:style-name="a3262" text:class-names="">&gt;</text:span><text:span text:style-name="a3263" text:class-names=""/></text:p>
            <text:p text:style-name="a3279" text:class-names="" text:cond-style-name=""><text:span text:style-name="a3265" text:class-names="">int</text:span><text:span text:style-name="a3266" text:class-names=""><text:s text:c="1"/></text:span><text:span text:style-name="a3267" text:class-names="">main</text:span><text:span text:style-name="a3268" text:class-names="">(</text:span><text:span text:style-name="a3269" text:class-names="">int</text:span><text:span text:style-name="a3270" text:class-names=""><text:s text:c="1"/></text:span><text:span text:style-name="a3271" text:class-names="">argc</text:span><text:span text:style-name="a3272" text:class-names="">,<text:s text:c="1"/></text:span><text:span text:style-name="a3273" text:class-names="">char</text:span><text:span text:style-name="a3274" text:class-names=""><text:s text:c="1"/></text:span><text:span text:style-name="a3275" text:class-names="">*</text:span><text:span text:style-name="a3276" text:class-names="">argv</text:span><text:span text:style-name="a3277" text:class-names="">[]</text:span><text:span text:style-name="a3278" text:class-names="">){</text:span></text:p>
            <text:p text:style-name="a3285" text:class-names="" text:cond-style-name=""><text:span text:style-name="a3280" text:class-names="">   <text:s text:c="1"/></text:span><text:span text:style-name="a3281" text:class-names="">//<text:s text:c="1"/></text:span><text:span text:style-name="a3282" text:class-names="">printf</text:span><text:span text:style-name="a3283" text:class-names="">("Hello");</text:span><text:span text:style-name="a3284" text:class-names=""/></text:p>
            <text:p text:style-name="a3297" text:class-names="" text:cond-style-name=""><text:span text:style-name="a3286" text:class-names="">   <text:s text:c="1"/></text:span><text:span text:style-name="a3287" text:class-names="">printf</text:span><text:span text:style-name="a3288" text:class-names="">(</text:span><text:span text:style-name="a3289" text:class-names="">"</text:span><text:span text:style-name="a3290" text:class-names="">\</text:span><text:span text:style-name="a3291" text:class-names="">n</text:span><text:span text:style-name="a3292" text:class-names="">%d</text:span><text:span text:style-name="a3293" text:class-names="">"</text:span><text:span text:style-name="a3294" text:class-names="">,<text:s text:c="1"/></text:span><text:span text:style-name="a3295" text:class-names="">argc</text:span><text:span text:style-name="a3296" text:class-names="">);</text:span></text:p>
            <text:p text:style-name="a3316" text:class-names="" text:cond-style-name=""><text:span text:style-name="a3298" text:class-names="">   <text:s text:c="1"/></text:span><text:span text:style-name="a3299" text:class-names="">for</text:span><text:span text:style-name="a3300" text:class-names=""><text:s text:c="1"/>(</text:span><text:span text:style-name="a3301" text:class-names="">int</text:span><text:span text:style-name="a3302" text:class-names=""><text:s text:c="1"/></text:span><text:span text:style-name="a3303" text:class-names="">i</text:span><text:span text:style-name="a3304" text:class-names=""><text:s text:c="1"/></text:span><text:span text:style-name="a3305" text:class-names="">=</text:span><text:span text:style-name="a3306" text:class-names=""><text:s text:c="1"/></text:span><text:span text:style-name="a3307" text:class-names="">0</text:span><text:span text:style-name="a3308" text:class-names="">;<text:s text:c="1"/></text:span><text:span text:style-name="a3309" text:class-names="">i</text:span><text:span text:style-name="a3310" text:class-names="">&lt;</text:span><text:span text:style-name="a3311" text:class-names="">argc</text:span><text:span text:style-name="a3312" text:class-names="">;<text:s text:c="1"/></text:span><text:span text:style-name="a3313" text:class-names="">i</text:span><text:span text:style-name="a3314" text:class-names="">++</text:span><text:span text:style-name="a3315" text:class-names="">){</text:span></text:p>
            <text:p text:style-name="a3330" text:class-names="" text:cond-style-name=""><text:span text:style-name="a3317" text:class-names="">       <text:s text:c="1"/></text:span><text:span text:style-name="a3318" text:class-names="">printf</text:span><text:span text:style-name="a3319" text:class-names="">(</text:span><text:span text:style-name="a3320" text:class-names="">"</text:span><text:span text:style-name="a3321" text:class-names="">\</text:span><text:span text:style-name="a3322" text:class-names="">n</text:span><text:span text:style-name="a3323" text:class-names="">%s</text:span><text:span text:style-name="a3324" text:class-names="">"</text:span><text:span text:style-name="a3325" text:class-names="">,<text:s text:c="1"/></text:span><text:span text:style-name="a3326" text:class-names="">argv</text:span><text:span text:style-name="a3327" text:class-names="">[</text:span><text:span text:style-name="a3328" text:class-names="">i</text:span><text:span text:style-name="a3329" text:class-names="">]);</text:span></text:p>
            <text:p text:style-name="a3332" text:class-names="" text:cond-style-name=""><text:span text:style-name="a3331" text:class-names="">    }</text:span></text:p>
            <text:p text:style-name="a3338" text:class-names="" text:cond-style-name=""><text:span text:style-name="a3333" text:class-names="">   <text:s text:c="1"/></text:span><text:span text:style-name="a3334" text:class-names="">return</text:span><text:span text:style-name="a3335" text:class-names=""><text:s text:c="1"/></text:span><text:span text:style-name="a3336" text:class-names="">0</text:span><text:span text:style-name="a3337" text:class-names="">;</text:span></text:p>
            <text:p text:style-name="a3340" text:class-names="" text:cond-style-name=""><text:span text:style-name="a3339" text:class-names="">}</text:span></text:p>
          </draw:text-box>
          <svg:title/>
          <svg:desc/>
        </draw:frame>
        <draw:g draw:name="Group 22" draw:id="id538">
          <svg:title/>
          <svg:desc/>
          <draw:frame draw:id="id540" draw:style-name="a3347" draw:name="Picture 15" svg:x="6.66667in" svg:y="2.9838in" svg:width="4.58397in" svg:height="1.53241in" style:rel-width="scale" style:rel-height="scale">
            <draw:image xlink:href="media/image37.tmp" xlink:type="simple" xlink:show="embed" xlink:actuate="onLoad"/>
            <svg:title/>
            <svg:desc/>
          </draw:frame>
          <draw:custom-shape svg:x="7.74142in" svg:y="3.81517in" svg:width="1.03241in" svg:height="0.18982in" draw:id="id541" draw:style-name="a3350" draw:name="Rectangle 16">
            <svg:title/>
            <svg:desc/>
            <text:p text:style-name="a3349" text:class-names="" text:cond-style-name=""><text:span text:style-name="a33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5531in" svg:y="4.12999in" svg:width="0.98611in" svg:height="0.37037in" draw:id="id542" draw:style-name="a3353" draw:name="Rectangle 17">
            <svg:title/>
            <svg:desc/>
            <text:p text:style-name="a3352" text:class-names="" text:cond-style-name=""><text:span text:style-name="a33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39" draw:style-name="a3346" draw:name="TextBox 9" svg:x="6.41177in" svg:y="1.1906in" svg:width="4.74055in" svg:height="0.70684in">
          <draw:text-box>
            <text:p text:style-name="a3345" text:class-names="" text:cond-style-name=""><text:span text:style-name="a3342" text:class-names="">Ru</text:span><text:span text:style-name="a3343" text:class-names="">n ‘program.exe’ via terminal or command prompt</text:span><text:span text:style-name="a3344" text:class-names=""/></text:p>
          </draw:text-box>
          <svg:title/>
          <svg:desc/>
        </draw:frame>
        <presentation:notes draw:style-name="a3360">
          <draw:page-thumbnail draw:page-number="28" svg:x="0.75in" svg:y="1.25in" svg:width="6in" svg:height="3.375in" presentation:class="page" draw:id="id543" presentation:style-name="a3354" draw:name="Slide Image Placeholder 1">
            <svg:title/>
            <svg:desc/>
          </draw:page-thumbnail>
          <draw:frame draw:id="id544" presentation:style-name="a33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45" draw:style-name="a3359" draw:name="Slide Number Placeholder 3" svg:x="4.24826in" svg:y="9.49826in" svg:width="3.25in" svg:height="0.50174in">
            <draw:text-box>
              <text:p text:style-name="a3358" text:class-names="" text:cond-style-name=""><text:span text:style-name="a3356" text:class-names=""><text:page-number style:num-format="1" text:fixed="false">26</text:page-number></text:span><text:span text:style-name="a3357" text:class-names=""/></text:p>
            </draw:text-box>
            <svg:title/>
            <svg:desc/>
          </draw:frame>
        </presentation:notes>
      </draw:page>
      <draw:page draw:name="Slide34" draw:style-name="a3361" draw:master-page-name="Master1-Layout7-blank-Blank" presentation:presentation-page-layout-name="Master1-PPL7" draw:id="Slide-289">
        <draw:frame draw:id="id546" draw:style-name="a3365" draw:name="TextBox 2" svg:x="3.87173in" svg:y="0.22222in" svg:width="5.58988in" svg:height="0.70684in">
          <draw:text-box>
            <text:p text:style-name="a3364" text:class-names="" text:cond-style-name=""><text:span text:style-name="a3362" text:class-names="">Command line argument</text:span><text:span text:style-name="a3363" text:class-names=""/></text:p>
          </draw:text-box>
          <svg:title/>
          <svg:desc/>
        </draw:frame>
        <draw:frame draw:id="id547" draw:style-name="a3449" draw:name="TextBox 2" svg:x="0.60656in" svg:y="1.91803in" svg:width="4.96721in" svg:height="4.14004in">
          <draw:text-box>
            <text:p text:style-name="a3372" text:class-names="" text:cond-style-name=""><text:span text:style-name="a3366" text:class-names="">#include</text:span><text:span text:style-name="a3367" text:class-names=""><text:s text:c="1"/></text:span><text:span text:style-name="a3368" text:class-names="">&lt;</text:span><text:span text:style-name="a3369" text:class-names="">stdio.h</text:span><text:span text:style-name="a3370" text:class-names="">&gt;</text:span><text:span text:style-name="a3371" text:class-names=""/></text:p>
            <text:p text:style-name="a3387" text:class-names="" text:cond-style-name=""><text:span text:style-name="a3373" text:class-names="">int</text:span><text:span text:style-name="a3374" text:class-names=""><text:s text:c="1"/></text:span><text:span text:style-name="a3375" text:class-names="">main</text:span><text:span text:style-name="a3376" text:class-names="">(</text:span><text:span text:style-name="a3377" text:class-names="">int</text:span><text:span text:style-name="a3378" text:class-names=""><text:s text:c="1"/></text:span><text:span text:style-name="a3379" text:class-names="">argc</text:span><text:span text:style-name="a3380" text:class-names="">,<text:s text:c="1"/></text:span><text:span text:style-name="a3381" text:class-names="">char</text:span><text:span text:style-name="a3382" text:class-names=""><text:s text:c="1"/></text:span><text:span text:style-name="a3383" text:class-names="">*</text:span><text:span text:style-name="a3384" text:class-names="">argv</text:span><text:span text:style-name="a3385" text:class-names="">[]</text:span><text:span text:style-name="a3386" text:class-names="">){</text:span></text:p>
            <text:p text:style-name="a3393" text:class-names="" text:cond-style-name=""><text:span text:style-name="a3388" text:class-names="">   <text:s text:c="1"/></text:span><text:span text:style-name="a3389" text:class-names="">//<text:s text:c="1"/></text:span><text:span text:style-name="a3390" text:class-names="">printf</text:span><text:span text:style-name="a3391" text:class-names="">("Hello");</text:span><text:span text:style-name="a3392" text:class-names=""/></text:p>
            <text:p text:style-name="a3405" text:class-names="" text:cond-style-name=""><text:span text:style-name="a3394" text:class-names="">   <text:s text:c="1"/></text:span><text:span text:style-name="a3395" text:class-names="">printf</text:span><text:span text:style-name="a3396" text:class-names="">(</text:span><text:span text:style-name="a3397" text:class-names="">"</text:span><text:span text:style-name="a3398" text:class-names="">\</text:span><text:span text:style-name="a3399" text:class-names="">n</text:span><text:span text:style-name="a3400" text:class-names="">%d</text:span><text:span text:style-name="a3401" text:class-names="">"</text:span><text:span text:style-name="a3402" text:class-names="">,<text:s text:c="1"/></text:span><text:span text:style-name="a3403" text:class-names="">argc</text:span><text:span text:style-name="a3404" text:class-names="">);</text:span></text:p>
            <text:p text:style-name="a3424" text:class-names="" text:cond-style-name=""><text:span text:style-name="a3406" text:class-names="">   <text:s text:c="1"/></text:span><text:span text:style-name="a3407" text:class-names="">for</text:span><text:span text:style-name="a3408" text:class-names=""><text:s text:c="1"/>(</text:span><text:span text:style-name="a3409" text:class-names="">int</text:span><text:span text:style-name="a3410" text:class-names=""><text:s text:c="1"/></text:span><text:span text:style-name="a3411" text:class-names="">i</text:span><text:span text:style-name="a3412" text:class-names=""><text:s text:c="1"/></text:span><text:span text:style-name="a3413" text:class-names="">=</text:span><text:span text:style-name="a3414" text:class-names=""><text:s text:c="1"/></text:span><text:span text:style-name="a3415" text:class-names="">0</text:span><text:span text:style-name="a3416" text:class-names="">;<text:s text:c="1"/></text:span><text:span text:style-name="a3417" text:class-names="">i</text:span><text:span text:style-name="a3418" text:class-names="">&lt;</text:span><text:span text:style-name="a3419" text:class-names="">argc</text:span><text:span text:style-name="a3420" text:class-names="">;<text:s text:c="1"/></text:span><text:span text:style-name="a3421" text:class-names="">i</text:span><text:span text:style-name="a3422" text:class-names="">++</text:span><text:span text:style-name="a3423" text:class-names="">){</text:span></text:p>
            <text:p text:style-name="a3438" text:class-names="" text:cond-style-name=""><text:span text:style-name="a3425" text:class-names="">       <text:s text:c="1"/></text:span><text:span text:style-name="a3426" text:class-names="">printf</text:span><text:span text:style-name="a3427" text:class-names="">(</text:span><text:span text:style-name="a3428" text:class-names="">"</text:span><text:span text:style-name="a3429" text:class-names="">\</text:span><text:span text:style-name="a3430" text:class-names="">n</text:span><text:span text:style-name="a3431" text:class-names="">%s</text:span><text:span text:style-name="a3432" text:class-names="">"</text:span><text:span text:style-name="a3433" text:class-names="">,<text:s text:c="1"/></text:span><text:span text:style-name="a3434" text:class-names="">argv</text:span><text:span text:style-name="a3435" text:class-names="">[</text:span><text:span text:style-name="a3436" text:class-names="">i</text:span><text:span text:style-name="a3437" text:class-names="">]);</text:span></text:p>
            <text:p text:style-name="a3440" text:class-names="" text:cond-style-name=""><text:span text:style-name="a3439" text:class-names="">    }</text:span></text:p>
            <text:p text:style-name="a3446" text:class-names="" text:cond-style-name=""><text:span text:style-name="a3441" text:class-names="">   <text:s text:c="1"/></text:span><text:span text:style-name="a3442" text:class-names="">return</text:span><text:span text:style-name="a3443" text:class-names=""><text:s text:c="1"/></text:span><text:span text:style-name="a3444" text:class-names="">0</text:span><text:span text:style-name="a3445" text:class-names="">;</text:span></text:p>
            <text:p text:style-name="a3448" text:class-names="" text:cond-style-name=""><text:span text:style-name="a3447" text:class-names="">}</text:span></text:p>
          </draw:text-box>
          <svg:title/>
          <svg:desc/>
        </draw:frame>
        <draw:g draw:name="Group 3" draw:id="id548">
          <svg:title/>
          <svg:desc/>
          <draw:frame draw:id="id550" draw:style-name="a3455" draw:name="Picture 15" svg:x="6.49006in" svg:y="2.05751in" svg:width="4.58397in" svg:height="4.00056in" style:rel-width="scale" style:rel-height="scale">
            <draw:image xlink:href="media/image37.tmp" xlink:type="simple" xlink:show="embed" xlink:actuate="onLoad"/>
            <svg:title/>
            <svg:desc/>
          </draw:frame>
          <draw:custom-shape svg:x="7.56482in" svg:y="3.57407in" svg:width="1.97222in" svg:height="0.17593in" draw:id="id551" draw:style-name="a3458" draw:name="Rectangle 18">
            <svg:title/>
            <svg:desc/>
            <text:p text:style-name="a3457" text:class-names="" text:cond-style-name=""><text:span text:style-name="a34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787in" svg:y="3.91008in" svg:width="1.03241in" svg:height="0.63159in" draw:id="id552" draw:style-name="a3461" draw:name="Rectangle 19">
            <svg:title/>
            <svg:desc/>
            <text:p text:style-name="a3460" text:class-names="" text:cond-style-name=""><text:span text:style-name="a34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49" draw:style-name="a3454" draw:name="TextBox 9" svg:x="6.41177in" svg:y="1.1906in" svg:width="4.74055in" svg:height="0.70684in">
          <draw:text-box>
            <text:p text:style-name="a3453" text:class-names="" text:cond-style-name=""><text:span text:style-name="a3450" text:class-names="">Ru</text:span><text:span text:style-name="a3451" text:class-names="">n ‘program.exe’ via terminal or command prompt</text:span><text:span text:style-name="a3452" text:class-names=""/></text:p>
          </draw:text-box>
          <svg:title/>
          <svg:desc/>
        </draw:frame>
        <presentation:notes draw:style-name="a3468">
          <draw:page-thumbnail draw:page-number="29" svg:x="0.75in" svg:y="1.25in" svg:width="6in" svg:height="3.375in" presentation:class="page" draw:id="id553" presentation:style-name="a3462" draw:name="Slide Image Placeholder 1">
            <svg:title/>
            <svg:desc/>
          </draw:page-thumbnail>
          <draw:frame draw:id="id554" presentation:style-name="a34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55" draw:style-name="a3467" draw:name="Slide Number Placeholder 3" svg:x="4.24826in" svg:y="9.49826in" svg:width="3.25in" svg:height="0.50174in">
            <draw:text-box>
              <text:p text:style-name="a3466" text:class-names="" text:cond-style-name=""><text:span text:style-name="a3464" text:class-names=""><text:page-number style:num-format="1" text:fixed="false">26</text:page-number></text:span><text:span text:style-name="a3465" text:class-names=""/></text:p>
            </draw:text-box>
            <svg:title/>
            <svg:desc/>
          </draw:frame>
        </presentation:notes>
      </draw:page>
      <draw:page draw:name="Slide33" draw:style-name="a3469" draw:master-page-name="Master1-Layout7-blank-Blank" presentation:presentation-page-layout-name="Master1-PPL7" draw:id="Slide-288">
        <draw:frame draw:id="id556" draw:style-name="a3473" draw:name="TextBox 1" svg:x="1.57534in" svg:y="1.27977in" svg:width="2.79452in" svg:height="0.43757in">
          <draw:text-box>
            <text:p text:style-name="a3472" text:class-names="" text:cond-style-name=""><text:span text:style-name="a3470" text:class-names="">Reference:</text:span><text:span text:style-name="a3471" text:class-names=""/></text:p>
          </draw:text-box>
          <svg:title/>
          <svg:desc/>
        </draw:frame>
        <draw:frame draw:id="id557" draw:style-name="a3477" draw:name="TextBox 3" svg:x="1.57534in" svg:y="1.87012in" svg:width="2.56481in" svg:height="0.43757in">
          <draw:text-box>
            <text:p text:style-name="a3476" text:class-names="" text:cond-style-name=""><text:span text:style-name="a3474" text:class-names="">Reema Thareja</text:span><text:span text:style-name="a3475" text:class-names=""/></text:p>
          </draw:text-box>
          <svg:title/>
          <svg:desc/>
        </draw:frame>
        <draw:frame draw:id="id558" draw:style-name="a3493" draw:name="TextBox 4" svg:x="1.57534in" svg:y="2.29592in" svg:width="4.80093in" svg:height="1.11074in">
          <draw:text-box>
            <text:p text:style-name="a3479" text:class-names="" text:cond-style-name=""><text:span text:style-name="a3478" text:class-names="">Assistant Professor<text:s text:c="1"/></text:span></text:p>
            <text:p text:style-name="a3487" text:class-names="" text:cond-style-name=""><text:span text:style-name="a3480" text:class-names="">Dept</text:span><text:span text:style-name="a3481" text:class-names=""><text:s text:c="1"/></text:span><text:span text:style-name="a3482" text:class-names="">of</text:span><text:span text:style-name="a3483" text:class-names=""><text:s text:c="1"/></text:span><text:span text:style-name="a3484" text:class-names="">Computer</text:span><text:span text:style-name="a3485" text:class-names=""><text:s text:c="1"/></text:span><text:span text:style-name="a3486" text:class-names="">Science</text:span></text:p>
            <text:p text:style-name="a3489" text:class-names="" text:cond-style-name=""><text:span text:style-name="a3488" text:class-names="">Shyama Prasad Mukherji College for Woman<text:s text:c="1"/></text:span></text:p>
            <text:p text:style-name="a3492" text:class-names="" text:cond-style-name=""><text:span text:style-name="a3490" text:class-names="">University of Delhi</text:span><text:span text:style-name="a3491" text:class-names=""/></text:p>
          </draw:text-box>
          <svg:title/>
          <svg:desc/>
        </draw:frame>
        <draw:frame draw:id="id559" draw:style-name="a3497" draw:name="TextBox 6" svg:x="1.57534in" svg:y="3.83246in" svg:width="3.7441in" svg:height="0.43757in">
          <draw:text-box>
            <text:p text:style-name="a3496" text:class-names="" text:cond-style-name=""><text:span text:style-name="a3494" text:class-names="">Geeks for Geeks</text:span><text:span text:style-name="a3495" text:class-names=""/></text:p>
          </draw:text-box>
          <svg:title/>
          <svg:desc/>
        </draw:frame>
        <draw:frame draw:id="id560" draw:style-name="a3502" draw:name="TextBox 7" svg:x="1.57534in" svg:y="4.27428in" svg:width="4.80093in" svg:height="0.35342in">
          <draw:text-box>
            <text:p text:style-name="a3501" text:class-names="" text:cond-style-name=""><text:span text:style-name="a3498" text:class-names="">Online</text:span><text:span text:style-name="a3499" text:class-names=""><text:s text:c="1"/></text:span><text:span text:style-name="a3500" text:class-names="">Platform of Technical teach site</text:span></text:p>
          </draw:text-box>
          <svg:title/>
          <svg:desc/>
        </draw:frame>
      </draw:page>
      <draw:page draw:name="Slide28" draw:style-name="a3503" draw:master-page-name="Master1-Layout7-blank-Blank" presentation:presentation-page-layout-name="Master1-PPL7" draw:id="Slide-283">
        <draw:g draw:name="Group 20" draw:id="id561">
          <svg:title/>
          <svg:desc/>
          <draw:frame draw:id="id562" draw:style-name="a3506" draw:name="TextBox 16" svg:x="4.55815in" svg:y="2.93989in" svg:width="4.21704in" svg:height="2.12051in">
            <draw:text-box>
              <text:p text:style-name="a3505" text:class-names="" text:cond-style-name=""><text:span text:style-name="a3504" text:class-names="">Start-up Mini Project</text:span></text:p>
            </draw:text-box>
            <svg:title/>
            <svg:desc/>
          </draw:frame>
          <draw:frame draw:id="id563" draw:style-name="a3509" draw:name="TextBox 17" svg:x="4.66927in" svg:y="2.4396in" svg:width="1.38249in" svg:height="0.63952in">
            <draw:text-box>
              <text:p text:style-name="a3508" text:class-names="" text:cond-style-name=""><text:span text:style-name="a3507" text:class-names="">Special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/>
      <style:text-properties fo:color="#000000" fo:font-family="+mn-lt" style:font-family-asian="+mn-ea" style:font-family-complex="+mn-cs"/>
    </style:style>
    <style:style style:family="table-cell" style:name="a779">
      <style:table-cell-properties fo:background-color="#70ad47" fo:border-top="0.00347in solid #c9dbc1" fo:border-bottom="0.00347in solid #c9dbc1" fo:border-left="0.00347in solid #c9dbc1" fo:border-right="0.00347in solid #c9dbc1"/>
      <style:text-properties fo:color="#ffffff" fo:font-family="+mn-lt" style:font-family-asian="+mn-ea" style:font-family-complex="+mn-cs"/>
    </style:style>
    <style:style style:family="table-cell" style:name="a75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3">
      <style:table-cell-properties/>
    </style:style>
    <style:style style:family="table-cell" style:name="a754">
      <style:table-cell-properties fo:background-color="#cfd5ea"/>
    </style:style>
    <style:style style:family="table-cell" style:name="a755">
      <style:table-cell-properties/>
    </style:style>
    <style:style style:family="graphic" style:name="Graphics"/>
    <style:style style:family="table-cell" style:name="a756">
      <style:table-cell-properties fo:background-color="#cfd5ea"/>
    </style:style>
    <style:style style:family="table-cell" style:name="a75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0">
      <style:table-cell-properties fo:background-color="#ffc000" fo:border-lef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11">
      <style:table-cell-properties fo:background-color="#70ad47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812">
      <style:table-cell-properties fo:background-color="#70ad47"/>
    </style:style>
    <style:style style:family="table-cell" style:name="a813">
      <style:table-cell-properties fo:background-color="#70ad47" fo:border-top="0.00347in solid #70ad47" fo:border-bottom="0.00347in solid #70ad47"/>
    </style:style>
    <style:style style:family="table-cell" style:name="a814">
      <style:table-cell-properties fo:background-color="#70ad47"/>
    </style:style>
    <style:style style:family="table-cell" style:name="a815">
      <style:table-cell-properties fo:background-color="#70ad47"/>
    </style:style>
    <style:style style:family="table-cell" style:name="a816">
      <style:table-cell-properties fo:background-color="#70ad47" fo:border-top="0.00347in solid #70ad47" fo:border-bottom="0.00347in solid #ffffff" fo:border-left="0.00347in solid #70ad47" fo:border-right="0.00347in solid 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818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819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ffffff"/>
    </style:style>
    <style:style style:family="table-cell" style:name="a781">
      <style:table-cell-properties fo:background-color="#ffffff"/>
    </style:style>
    <style:style style:family="table-cell" style:name="a782">
      <style:table-cell-properties fo:background-color="#70ad47" fo:border-bottom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70ad47" fo:border-top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70ad47" fo:border-righ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85">
      <style:table-cell-properties fo:background-color="#70ad47" fo:border-lef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8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7">
      <style:table-cell-properties/>
    </style:style>
    <style:style style:family="table-cell" style:name="a788">
      <style:table-cell-properties fo:background-color="#d2deef"/>
    </style:style>
    <style:style style:family="table-cell" style:name="a789">
      <style:table-cell-properties/>
    </style:style>
    <style:style style:family="table-cell" style:name="a76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order-top="0.01389in solid #ffc000" fo:border-bottom="0.01389in solid #ffc000"/>
      <style:text-properties fo:color="#000000" fo:font-family="+mn-lt" style:font-family-asian="+mn-ea" style:font-family-complex="+mn-cs"/>
    </style:style>
    <style:style style:family="table-cell" style:name="a762">
      <style:table-cell-properties fo:background-color="#ffc000"/>
    </style:style>
    <style:style style:family="table-cell" style:name="a763">
      <style:table-cell-properties/>
    </style:style>
    <style:style style:family="table-cell" style:name="a764">
      <style:table-cell-properties fo:background-color="#ffc000"/>
    </style:style>
    <style:style style:family="table-cell" style:name="a765">
      <style:table-cell-properties fo:border-bottom="0.01389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66">
      <style:table-cell-properties fo:border-top="0.01389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6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0">
      <style:table-cell-properties fo:background-color="#d2deef"/>
    </style:style>
    <style:style style:family="table-cell" style:name="a79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0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79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795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0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04">
      <style:table-cell-properties fo:background-color="#ffc000" fo:border-top="0.00347in solid #ffe2bc" fo:border-bottom="0.00347in solid #ffe2bc" fo:border-left="0.00347in solid #ffe2bc" fo:border-right="0.00347in solid #ffe2bc"/>
      <style:text-properties fo:color="#ffffff" fo:font-family="+mn-lt" style:font-family-asian="+mn-ea" style:font-family-complex="+mn-cs"/>
    </style:style>
    <style:style style:family="table-cell" style:name="a796">
      <style:table-cell-properties fo:background-color="#4472c4"/>
    </style:style>
    <style:style style:family="table-cell" style:name="a805">
      <style:table-cell-properties fo:background-color="#ffffff"/>
    </style:style>
    <style:style style:family="table-cell" style:name="a797">
      <style:table-cell-properties fo:background-color="#4472c4" fo:border-top="0.00347in solid #4472c4" fo:border-bottom="0.00347in solid #4472c4"/>
    </style:style>
    <style:style style:family="table-cell" style:name="a806">
      <style:table-cell-properties fo:background-color="#ffffff"/>
    </style:style>
    <style:style style:family="table-cell" style:name="a798">
      <style:table-cell-properties fo:background-color="#4472c4"/>
    </style:style>
    <style:style style:family="table-cell" style:name="a807">
      <style:table-cell-properties fo:background-color="#ffc000" fo:border-bottom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99">
      <style:table-cell-properties fo:background-color="#4472c4"/>
    </style:style>
    <style:style style:family="table-cell" style:name="a808">
      <style:table-cell-properties fo:background-color="#ffc000" fo:border-top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09">
      <style:table-cell-properties fo:background-color="#ffc000" fo:border-righ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70">
      <style:table-cell-properties/>
    </style:style>
    <style:style style:family="table-cell" style:name="a771">
      <style:table-cell-properties fo:background-color="#cbcbcb"/>
    </style:style>
    <style:style style:family="table-cell" style:name="a772">
      <style:table-cell-properties/>
    </style:style>
    <style:style style:family="table-cell" style:name="a773">
      <style:table-cell-properties fo:background-color="#cbcbcb"/>
    </style:style>
    <style:style style:family="table-cell" style:name="a77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2" table:paragraph-style-name=""/>
      <table:even-rows table:style-name="a755" table:paragraph-style-name=""/>
      <table:odd-rows table:style-name="a756" table:paragraph-style-name=""/>
      <table:even-columns table:style-name="a753" table:paragraph-style-name=""/>
      <table:odd-columns table:style-name="a754" table:paragraph-style-name=""/>
    </table:table-template>
    <table:table-template table:name="{D27102A9-8310-4765-A935-A1911B00CA55}">
      <table:first-row table:style-name="a765" table:paragraph-style-name=""/>
      <table:last-row table:style-name="a766" table:paragraph-style-name=""/>
      <table:first-column table:style-name="a767" table:paragraph-style-name=""/>
      <table:last-column table:style-name="a768" table:paragraph-style-name=""/>
      <table:body table:style-name="a761" table:paragraph-style-name=""/>
      <table:even-rows table:style-name="a763" table:paragraph-style-name=""/>
      <table:odd-rows table:style-name="a764" table:paragraph-style-name=""/>
      <table:odd-columns table:style-name="a762" table:paragraph-style-name=""/>
    </table:table-template>
    <table:table-template table:name="{073A0DAA-6AF3-43AB-8588-CEC1D06C72B9}">
      <table:first-row table:style-name="a774" table:paragraph-style-name=""/>
      <table:last-row table:style-name="a775" table:paragraph-style-name=""/>
      <table:first-column table:style-name="a776" table:paragraph-style-name=""/>
      <table:last-column table:style-name="a777" table:paragraph-style-name=""/>
      <table:body table:style-name="a769" table:paragraph-style-name=""/>
      <table:even-rows table:style-name="a772" table:paragraph-style-name=""/>
      <table:odd-rows table:style-name="a773" table:paragraph-style-name=""/>
      <table:even-columns table:style-name="a770" table:paragraph-style-name=""/>
      <table:odd-columns table:style-name="a771" table:paragraph-style-name=""/>
    </table:table-template>
    <table:table-template table:name="{2D5ABB26-0587-4C30-8999-92F81FD0307C}">
      <table:body table:style-name="a778" table:paragraph-style-name=""/>
    </table:table-template>
    <table:table-template table:name="{638B1855-1B75-4FBE-930C-398BA8C253C6}">
      <table:first-row table:style-name="a782" table:paragraph-style-name=""/>
      <table:last-row table:style-name="a783" table:paragraph-style-name=""/>
      <table:first-column table:style-name="a784" table:paragraph-style-name=""/>
      <table:last-column table:style-name="a785" table:paragraph-style-name=""/>
      <table:body table:style-name="a779" table:paragraph-style-name=""/>
      <table:odd-rows table:style-name="a781" table:paragraph-style-name=""/>
      <table:odd-columns table:style-name="a780" table:paragraph-style-name=""/>
    </table:table-template>
    <table:table-template table:name="{7DF18680-E054-41AD-8BC1-D1AEF772440D}">
      <table:first-row table:style-name="a791" table:paragraph-style-name=""/>
      <table:last-row table:style-name="a792" table:paragraph-style-name=""/>
      <table:first-column table:style-name="a793" table:paragraph-style-name=""/>
      <table:last-column table:style-name="a794" table:paragraph-style-name=""/>
      <table:body table:style-name="a786" table:paragraph-style-name=""/>
      <table:even-rows table:style-name="a789" table:paragraph-style-name=""/>
      <table:odd-rows table:style-name="a790" table:paragraph-style-name=""/>
      <table:even-columns table:style-name="a787" table:paragraph-style-name=""/>
      <table:odd-columns table:style-name="a788" table:paragraph-style-name=""/>
    </table:table-template>
    <table:table-template table:name="{3C2FFA5D-87B4-456A-9821-1D502468CF0F}">
      <table:first-row table:style-name="a800" table:paragraph-style-name=""/>
      <table:last-row table:style-name="a801" table:paragraph-style-name=""/>
      <table:first-column table:style-name="a802" table:paragraph-style-name=""/>
      <table:last-column table:style-name="a803" table:paragraph-style-name=""/>
      <table:body table:style-name="a795" table:paragraph-style-name=""/>
      <table:even-rows table:style-name="a798" table:paragraph-style-name=""/>
      <table:odd-rows table:style-name="a799" table:paragraph-style-name=""/>
      <table:even-columns table:style-name="a796" table:paragraph-style-name=""/>
      <table:odd-columns table:style-name="a797" table:paragraph-style-name=""/>
    </table:table-template>
    <table:table-template table:name="{E269D01E-BC32-4049-B463-5C60D7B0CCD2}">
      <table:first-row table:style-name="a807" table:paragraph-style-name=""/>
      <table:last-row table:style-name="a808" table:paragraph-style-name=""/>
      <table:first-column table:style-name="a809" table:paragraph-style-name=""/>
      <table:last-column table:style-name="a810" table:paragraph-style-name=""/>
      <table:body table:style-name="a804" table:paragraph-style-name=""/>
      <table:odd-rows table:style-name="a806" table:paragraph-style-name=""/>
      <table:odd-columns table:style-name="a805" table:paragraph-style-name=""/>
    </table:table-template>
    <table:table-template table:name="{08FB837D-C827-4EFA-A057-4D05807E0F7C}">
      <table:first-row table:style-name="a816" table:paragraph-style-name=""/>
      <table:last-row table:style-name="a817" table:paragraph-style-name=""/>
      <table:first-column table:style-name="a818" table:paragraph-style-name=""/>
      <table:last-column table:style-name="a819" table:paragraph-style-name=""/>
      <table:body table:style-name="a811" table:paragraph-style-name=""/>
      <table:even-rows table:style-name="a814" table:paragraph-style-name=""/>
      <table:odd-rows table:style-name="a815" table:paragraph-style-name=""/>
      <table:even-columns table:style-name="a812" table:paragraph-style-name=""/>
      <table:odd-columns table:style-name="a81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7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5/07/2024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5/07/2024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5/07/2024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5/07/2024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5/07/2024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15/07/2024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5/07/2024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15/07/2024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15/07/2024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15/07/2024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5/07/2024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hiru Mal</meta:initial-creator>
    <dc:creator>Thiru Mal</dc:creator>
    <meta:creation-date>2024-07-11T16:25:11Z</meta:creation-date>
    <dc:date>2024-07-15T17:03:12Z</dc:date>
    <meta:editing-cycles>57</meta:editing-cycles>
    <meta:editing-duration>PT56808S</meta:editing-duration>
    <meta:document-statistic meta:paragraph-count="427" meta:word-count="2952"/>
  </office:meta>
</office:document-meta>
</file>